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6000001ECC2BB6CEC.png" manifest:media-type="image/png"/>
  <manifest:file-entry manifest:full-path="Pictures/100000000000044600000311CB08B067.jpg" manifest:media-type="image/jpeg"/>
  <manifest:file-entry manifest:full-path="Pictures/10000000000001BF0000013079714926.png" manifest:media-type="image/png"/>
  <manifest:file-entry manifest:full-path="Pictures/10000000000003020000023D186EFE72.png" manifest:media-type="image/png"/>
  <manifest:file-entry manifest:full-path="Pictures/10000000000002CF000001F347CF5A75.png" manifest:media-type="image/png"/>
  <manifest:file-entry manifest:full-path="Pictures/10000000000002D4000001F9588545BE.png" manifest:media-type="image/png"/>
  <manifest:file-entry manifest:full-path="Pictures/10000000000002D4000001F96710B720.png" manifest:media-type="image/png"/>
  <manifest:file-entry manifest:full-path="Pictures/10000000000000C80000005A4B6E8D5E.png" manifest:media-type="image/png"/>
  <manifest:file-entry manifest:full-path="Pictures/10000000000002D4000001F9BF2F454F.png" manifest:media-type="image/png"/>
  <manifest:file-entry manifest:full-path="Pictures/10000000000000C80000005AF9F9CAEE.png" manifest:media-type="image/png"/>
  <manifest:file-entry manifest:full-path="Pictures/10000000000000C8000000AA9BBB160C.png" manifest:media-type="image/png"/>
  <manifest:file-entry manifest:full-path="Pictures/10000000000000C800000058B40348A3.png" manifest:media-type="image/png"/>
  <manifest:file-entry manifest:full-path="Pictures/10000000000000C80000004327717E78.png" manifest:media-type="image/png"/>
  <manifest:file-entry manifest:full-path="Pictures/1000000000000400000002E67142E870.png" manifest:media-type="image/png"/>
  <manifest:file-entry manifest:full-path="Pictures/10000000000000C8000000B45FAE5E54.png" manifest:media-type="image/png"/>
  <manifest:file-entry manifest:full-path="Pictures/10000000000001300000015F211EFE46.png" manifest:media-type="image/png"/>
  <manifest:file-entry manifest:full-path="Pictures/10000000000001BF000001BB84B6D1DE.png" manifest:media-type="image/png"/>
  <manifest:file-entry manifest:full-path="Pictures/10000000000000C80000004CC109BD01.png" manifest:media-type="image/png"/>
  <manifest:file-entry manifest:full-path="Pictures/10000000000002D1000001F3DAE8E5DF.png" manifest:media-type="image/png"/>
  <manifest:file-entry manifest:full-path="Pictures/1000000000000080000000805EF50A5D.png" manifest:media-type="image/png"/>
  <manifest:file-entry manifest:full-path="Pictures/10000000000000C80000004E67AC532C.png" manifest:media-type="image/png"/>
  <manifest:file-entry manifest:full-path="Pictures/10000000000003180000020716F43A81.png" manifest:media-type="image/png"/>
  <manifest:file-entry manifest:full-path="Pictures/10000000000001BF000001BBE9BB18AF.png" manifest:media-type="image/png"/>
  <manifest:file-entry manifest:full-path="Pictures/10000000000000C8000000758801C767.png" manifest:media-type="image/png"/>
  <manifest:file-entry manifest:full-path="Pictures/10000000000000C80000004BFCB2825C.png" manifest:media-type="image/png"/>
  <manifest:file-entry manifest:full-path="Pictures/10000000000000C8000000459EA77110.png" manifest:media-type="image/png"/>
  <manifest:file-entry manifest:full-path="Pictures/10000000000000C8000000409CC41427.png" manifest:media-type="image/png"/>
  <manifest:file-entry manifest:full-path="Pictures/10000000000000C800000050EDFAF99C.png" manifest:media-type="image/png"/>
  <manifest:file-entry manifest:full-path="Pictures/10000000000000C800000042A5EA14B5.png" manifest:media-type="image/png"/>
  <manifest:file-entry manifest:full-path="Pictures/10000000000000C800000025C7F3F538.png" manifest:media-type="image/png"/>
  <manifest:file-entry manifest:full-path="Pictures/10000000000000C80000005242306685.png" manifest:media-type="image/png"/>
  <manifest:file-entry manifest:full-path="Pictures/10000000000000C80000007B46225DB5.png" manifest:media-type="image/png"/>
  <manifest:file-entry manifest:full-path="Pictures/10000000000001F40000013CE0F80035.png" manifest:media-type="image/png"/>
  <manifest:file-entry manifest:full-path="Pictures/10000000000002D4000001F9B2B64838.png" manifest:media-type="image/png"/>
  <manifest:file-entry manifest:full-path="Pictures/10000000000000C800000059B34742E5.png" manifest:media-type="image/png"/>
  <manifest:file-entry manifest:full-path="Pictures/10000000000000C80000008AF7458D1B.png" manifest:media-type="image/png"/>
  <manifest:file-entry manifest:full-path="Pictures/10000000000000C800000072E921275A.png" manifest:media-type="image/png"/>
  <manifest:file-entry manifest:full-path="Pictures/1000000000000130000000B288FB971D.png" manifest:media-type="image/png"/>
  <manifest:file-entry manifest:full-path="Pictures/10000000000002D4000001F9AE1214BE.png" manifest:media-type="image/png"/>
  <manifest:file-entry manifest:full-path="Pictures/10000000000000C80000005A68647D99.png" manifest:media-type="image/png"/>
  <manifest:file-entry manifest:full-path="Pictures/10000000000001BF000001BBE0BF77F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Normale" style:font-family-generic="roman" style:font-pitch="variable"/>
    <style:font-face style:name="Liberation Sans" svg:font-family="'Liberation Sans'" style:font-family-generic="swiss" style:font-pitch="variable"/>
    <style:font-face style:name="Verdana" svg:font-family="Verdana" style:font-adornments="Normale" style:font-family-generic="swiss"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ella1" style:family="table">
      <style:table-properties style:width="15.921cm" table:align="margins"/>
    </style:style>
    <style:style style:name="Tabella1.A" style:family="table-column">
      <style:table-column-properties style:column-width="7.96cm" style:rel-column-width="32767*"/>
    </style:style>
    <style:style style:name="Tabella1.B" style:family="table-column">
      <style:table-column-properties style:column-width="7.96cm" style:rel-column-width="32768*"/>
    </style:style>
    <style:style style:name="Tabella2" style:family="table">
      <style:table-properties style:width="15.921cm" table:align="margins"/>
    </style:style>
    <style:style style:name="Tabella2.A" style:family="table-column">
      <style:table-column-properties style:column-width="9.208cm" style:rel-column-width="37900*"/>
    </style:style>
    <style:style style:name="Tabella2.B" style:family="table-column">
      <style:table-column-properties style:column-width="6.713cm" style:rel-column-width="27635*"/>
    </style:style>
    <style:style style:name="Tabella2.A1" style:family="table-cell">
      <style:table-cell-properties fo:padding="0cm" fo:border="none"/>
    </style:style>
    <style:style style:name="P1" style:family="paragraph" style:parent-style-name="Standard">
      <style:text-properties fo:language="it" fo:country="IT"/>
    </style:style>
    <style:style style:name="P2" style:family="paragraph" style:parent-style-name="Standard">
      <style:text-properties fo:language="it" fo:country="IT" fo:font-weight="bold" style:font-weight-asian="bold" style:font-weight-complex="bold"/>
    </style:style>
    <style:style style:name="P3" style:family="paragraph" style:parent-style-name="newpage">
      <style:text-properties fo:language="it" fo:country="IT"/>
    </style:style>
    <style:style style:name="P4" style:family="paragraph" style:parent-style-name="hline-p-hr">
      <style:text-properties fo:language="it" fo:country="IT"/>
    </style:style>
    <style:style style:name="P5" style:family="paragraph" style:parent-style-name="begin-env-p">
      <style:text-properties fo:language="it" fo:country="IT"/>
    </style:style>
    <style:style style:name="P6" style:family="paragraph" style:parent-style-name="end-env-p">
      <style:text-properties fo:language="it" fo:country="IT"/>
    </style:style>
    <style:style style:name="P7" style:family="paragraph" style:parent-style-name="center">
      <style:text-properties fo:language="it" fo:country="IT"/>
    </style:style>
    <style:style style:name="P8" style:family="paragraph" style:parent-style-name="center">
      <style:text-properties fo:language="it" fo:country="IT" officeooo:paragraph-rsid="00075b36"/>
    </style:style>
    <style:style style:name="P9" style:family="paragraph" style:parent-style-name="center">
      <style:text-properties fo:language="it" fo:country="IT" officeooo:paragraph-rsid="00093935"/>
    </style:style>
    <style:style style:name="P10" style:family="paragraph" style:parent-style-name="Text_20_body">
      <style:paragraph-properties fo:break-before="page"/>
    </style:style>
    <style:style style:name="P11" style:family="paragraph" style:parent-style-name="end-env-p">
      <style:paragraph-properties fo:break-before="page"/>
      <style:text-properties fo:language="it" fo:country="IT"/>
    </style:style>
    <style:style style:name="P12" style:family="paragraph" style:parent-style-name="Text_20_body">
      <style:text-properties officeooo:paragraph-rsid="00093935"/>
    </style:style>
    <style:style style:name="P13" style:family="paragraph" style:parent-style-name="Text_20_body">
      <style:text-properties officeooo:paragraph-rsid="00098b61"/>
    </style:style>
    <style:style style:name="P14" style:family="paragraph" style:parent-style-name="Text_20_body">
      <style:paragraph-properties fo:text-align="center" style:justify-single-word="false"/>
    </style:style>
    <style:style style:name="P15" style:family="paragraph" style:parent-style-name="Text_20_body">
      <style:paragraph-properties fo:text-align="center" style:justify-single-word="false"/>
      <style:text-properties fo:language="it" fo:country="IT"/>
    </style:style>
    <style:style style:name="P16" style:family="paragraph" style:parent-style-name="Text_20_body">
      <style:paragraph-properties fo:text-align="center" style:justify-single-word="false"/>
      <style:text-properties fo:language="it" fo:country="IT" officeooo:paragraph-rsid="000ac567"/>
    </style:style>
    <style:style style:name="P17" style:family="paragraph" style:parent-style-name="Title">
      <style:text-properties officeooo:rsid="000c86ca" officeooo:paragraph-rsid="000c86ca"/>
    </style:style>
    <style:style style:name="P18" style:family="paragraph" style:parent-style-name="Inside-itemize">
      <style:text-properties fo:language="it" fo:country="IT"/>
    </style:style>
    <style:style style:name="P19" style:family="paragraph" style:parent-style-name="Text_20_body" style:list-style-name="L1">
      <style:text-properties officeooo:paragraph-rsid="00093935"/>
    </style:style>
    <style:style style:name="P20" style:family="paragraph" style:parent-style-name="Text_20_body" style:list-style-name="L2">
      <style:text-properties officeooo:paragraph-rsid="00093935"/>
    </style:style>
    <style:style style:name="P21" style:family="paragraph" style:parent-style-name="Text_20_body" style:list-style-name="L3">
      <style:text-properties officeooo:paragraph-rsid="00093935"/>
    </style:style>
    <style:style style:name="P22" style:family="paragraph" style:parent-style-name="Text_20_body" style:list-style-name="L4">
      <style:text-properties officeooo:paragraph-rsid="00098b61"/>
    </style:style>
    <style:style style:name="P23" style:family="paragraph" style:parent-style-name="Text_20_body" style:list-style-name="L5">
      <style:text-properties officeooo:paragraph-rsid="00098b61"/>
    </style:style>
    <style:style style:name="P24" style:family="paragraph" style:parent-style-name="Text_20_body" style:list-style-name="L6">
      <style:text-properties officeooo:paragraph-rsid="00098b61"/>
    </style:style>
    <style:style style:name="P25" style:family="paragraph" style:parent-style-name="Text_20_body" style:list-style-name="L7"/>
    <style:style style:name="P26" style:family="paragraph" style:parent-style-name="Text_20_body" style:list-style-name="L8"/>
    <style:style style:name="P27" style:family="paragraph" style:parent-style-name="Text_20_body" style:list-style-name="L9">
      <style:text-properties officeooo:paragraph-rsid="00098b61"/>
    </style:style>
    <style:style style:name="P28" style:family="paragraph" style:parent-style-name="Text_20_body" style:list-style-name="L10"/>
    <style:style style:name="P29" style:family="paragraph" style:parent-style-name="Text_20_body" style:list-style-name="L11"/>
    <style:style style:name="P30" style:family="paragraph" style:parent-style-name="Text_20_body" style:list-style-name="L12"/>
    <style:style style:name="P31" style:family="paragraph" style:parent-style-name="Text_20_body" style:list-style-name="L13">
      <style:text-properties officeooo:paragraph-rsid="00098b61"/>
    </style:style>
    <style:style style:name="P32" style:family="paragraph" style:parent-style-name="Heading_20_1">
      <style:text-properties fo:language="it" fo:country="IT"/>
    </style:style>
    <style:style style:name="P33" style:family="paragraph" style:parent-style-name="Heading_20_1">
      <style:text-properties officeooo:paragraph-rsid="0007b4af"/>
    </style:style>
    <style:style style:name="P34" style:family="paragraph" style:parent-style-name="Heading_20_1">
      <style:paragraph-properties fo:break-before="page"/>
    </style:style>
    <style:style style:name="P35" style:family="paragraph" style:parent-style-name="Heading_20_1">
      <style:paragraph-properties fo:break-before="page"/>
      <style:text-properties fo:language="it" fo:country="IT"/>
    </style:style>
    <style:style style:name="P36" style:family="paragraph" style:parent-style-name="Heading_20_2">
      <style:text-properties fo:language="it" fo:country="IT"/>
    </style:style>
    <style:style style:name="P37" style:family="paragraph" style:parent-style-name="Preformatted_20_Text" style:list-style-name="list"/>
    <style:style style:name="T1" style:family="text">
      <style:text-properties fo:language="it" fo:country="IT"/>
    </style:style>
    <style:style style:name="T2" style:family="text">
      <style:text-properties fo:language="it" fo:country="IT" officeooo:rsid="0002a8e6"/>
    </style:style>
    <style:style style:name="T3" style:family="text">
      <style:text-properties fo:language="it" fo:country="IT" officeooo:rsid="00075165"/>
    </style:style>
    <style:style style:name="T4" style:family="text">
      <style:text-properties fo:language="it" fo:country="IT" officeooo:rsid="000cd7e3"/>
    </style:style>
    <style:style style:name="T5" style:family="text">
      <style:text-properties fo:language="it" fo:country="IT" fo:font-weight="normal" officeooo:rsid="000cd7e3" style:font-weight-asian="normal" style:font-weight-complex="normal"/>
    </style:style>
    <style:style style:name="T6" style:family="text">
      <style:text-properties fo:language="it" fo:country="IT" officeooo:rsid="00105eb0"/>
    </style:style>
    <style:style style:name="T7" style:family="text">
      <style:text-properties fo:language="it" fo:country="IT" officeooo:rsid="0011f39b"/>
    </style:style>
    <style:style style:name="T8" style:family="text">
      <style:text-properties fo:language="it" fo:country="IT" officeooo:rsid="0013778e"/>
    </style:style>
    <style:style style:name="T9" style:family="text">
      <style:text-properties officeooo:rsid="000dd221"/>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fo:margin-left="0cm" fo:margin-right="0.7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Title"/>
      <text:p text:style-name="Title"/>
      <text:p text:style-name="Title"/>
      <text:p text:style-name="Title"><text:span text:style-name="textbf"><text:span text:style-name="T1">R</text:span></text:span><text:span text:style-name="textbf"><text:span text:style-name="T2">s</text:span></text:span><text:span text:style-name="textbf"><text:span text:style-name="T1">ciTE</text:span></text:span></text:p>
      <text:p text:style-name="Title">Guida alle Caratteristiche</text:p>
      <text:p text:style-name="P16">Roberto Rossi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4"><text:span text:style-name="textbf"><text:span text:style-name="T1">Versione 3.5.</text:span></text:span><text:span text:style-name="textbf"><text:span text:style-name="T8">7</text:span></text:span><text:span text:style-name="textbf"><text:span text:style-name="T1">-5</text:span></text:span><text:span text:style-name="textbf"><text:span text:style-name="T7">7</text:span></text:span></text:p>
      <text:p text:style-name="P15">Un Editor di testo potente, semplice, veloce... </text:p>
      <text:p text:style-name="P15">Un insieme di strumenti per creare un facile ed efficace sistema di sviluppo... </text:p>
      <text:p text:style-name="P14"><text:a xlink:type="simple" xlink:href="http://www.redchar.net/" text:style-name="Internet_20_link" text:visited-style-name="Visited_20_Internet_20_Link"><text:span text:style-name="texttt"><text:span text:style-name="T1">http://www.redchar.net</text:span></text:span></text:a></text:p>
      <text:p text:style-name="P14"/>
      <text:h text:style-name="P35" text:outline-level="1">Chi è SciTE</text:h>
      <text:p text:style-name="Text_20_body">Nel panorama attuale, esistono moltissimi software per l’editazione dei file di testo. In questo caso però, non ci si riferisce a editor come Writer(OpenOffice) o Word, ma a programmi indirizzati alla stesura di file di testo privi di formattazione, solitamente utilizzati da programmatori o da chiunque voglia scrivere senza la necessità di impaginare e presentare quanto fatto. </text:p>
      <text:p text:style-name="Text_20_body">SciTE è un potente editor, studiato per il programmatore, ma che può essere utilizzato da chiunque, indipendentemente dalla sua professione. Creare e modificare un testo con SciTE è semplice e produttivo... Semplice come il ’Blocco Note’, completo e potente come gli editor professionali. </text:p>
      <text:p text:style-name="Text_20_body">SciTE è nato come esempio di utilizzo del componente Scintilla (http://www.scintilla.org), nel corso del tempo si è poi trasformato in un completo e sofisticato editor di testo. Tutto ciò rispettando sempre la filosofia dell’Open Source e del Free Software (Software Libero). </text:p>
      <text:p text:style-name="Text_20_body">Come detto, l’elemento su cui si basa SciTE porta il nome di Scintilla. Quest’ultimo è un componente, a codice libero, per l’editazione del testo, distribuito completo di codice sorgente e di una licenza che ne permette l’utilizzo in qualsiasi progetto, sia commerciale che gratuito. </text:p>
      <text:p text:style-name="Text_20_body">Scintilla e SciTE sono attualmente disponibili per gli ambienti Windows, Linux e osx. E’ possibile utilizzarlo con Windows 2000, Windows XP, Windows 2003, Vista, 7 o successivi, Ubuntu, Linux Red Hat 8, 9 o successivi, Fedora, Mandrake, Mandriva, ed in genere con tutte le piattaforme Linux che supportino l’interfaccia GTK+ (praticamente tutte). </text:p>
      <text:p text:style-name="Text_20_body">L’autore originale di SciTE è Neil Hodgson, coadiuvato da moltissimi altri programmatori, segno del successo che questo software riscuote. </text:p>
      <text:p text:style-name="Text_20_body"/>
      <text:p text:style-name="P10">Ecco un’immagine di SciTE in azione : </text:p>
      <text:p text:style-name="Text_20_body"><draw:frame draw:style-name="fr1" draw:name="0D__down_scite_doc_guida_a_rscite_rscite.png" text:anchor-type="as-char" svg:width="15.998cm" style:rel-width="100%" svg:height="11.58cm" style:rel-height="scale" draw:z-index="0"><draw:image xlink:href="Pictures/1000000000000400000002E67142E870.png" xlink:type="simple" xlink:show="embed" xlink:actuate="onLoad"/></draw:frame> </text:p>
      <text:p text:style-name="Text_20_body"/>
      <text:h text:style-name="P32" text:outline-level="1">Due Parole su SciTE</text:h>
      <text:p text:style-name="Text_20_body">Nonostante SciTE faccia un "mestiere" comune a molti altri software (l’editor di testo), la sua impostazione e le sue caratteristiche lo differenziano radicalmente da qualsiasi altro. </text:p>
      <text:p text:style-name="Text_20_body">Ad un primo approccio, SciTE appare semplice e "scarno", con un’interfaccia essenziale, nella quale trovano posto un menu, poche icone e un’ampia area di lavoro. </text:p>
      <text:p text:style-name="Text_20_body">Dai menu è possibile accedere a gran parte delle funzionalità del programma, molte delle quali accessibili anche attraverso semplici combinazioni di tasti. </text:p>
      <text:p text:style-name="Text_20_body">Una delle peculiarità di SciTE è proprio l’ampio utilizzo delle combinazioni di tasti. Questa caratteristica si pone lo scopo di consentire la modifica del testo senza mai staccare la mani dalla tastiera, migliorando il livello di efficienza e produttività, consentendo così all’operatore di mantenere la concentrazione sul proprio lavoro senza distrarlo con l’utilizzo di mouse, icone, menu ecc... </text:p>
      <text:p text:style-name="Text_20_body">Tale approccio non penalizza, in alcun modo le funzionalità del software, che rimangono ai massimi livelli, certamente paragonabili con quelle di prodotti ben più blasonati e costosi. </text:p>
      <text:p text:style-name="Text_20_body">Un’altra caratteristica distintiva di SciTE è la quasi totale assenza di maschere di configurazione. Questa “mancanza”, di fatto contribuisce a ridurre la complessità delle interfacce, riducendo così, anche i tempi di sviluppo del programma. Al tempo stesso consente di aumentare, in modo significativo, il numero di parametri configurabili, che <text:soft-page-break/>attualmente sono nell’ordine delle centinaia. </text:p>
      <text:p text:style-name="Text_20_body">Tutte le configurazione dell’editor sono memorizzate all’interno di semplici file di testo, modificabili a piacere dall’utente. </text:p>
      <text:p text:style-name="Text_20_body">Anche se a prima vista questo sistema può disorientare, grazie alla dettagliata documentazione, accessibile attraverso l’uso dell’apposito menu di aiuto, è possibile intervenire su questi file in modo rapido ed immediato. </text:p>
      <text:p text:style-name="Text_20_body">A tutto ciò va poi aggiunta la possibilità di utilizzare un vero e proprio linguaggio di programmazione (di nome LUA), per implementare nuove funzioni o estendere quelle già presenti. </text:p>
      <text:p text:style-name="Text_20_body">Infine, non è da sottovalutare la possibilità di usare l’editor direttamente da un dispositivo rimovibile come, ad esempio, un pendrive USB, senza quindi essere costretti ad effettuare alcuna installazione. </text:p>
      <text:p text:style-name="Text_20_body">Grazie alle possibilità offerte, SciTE può essere utilizzato sia dal neofita, sia dall’utente esperto o dal programmatore, traendo comunque vantaggi significativi dalla sua potenza e dalla sua essenzialità. </text:p>
      <text:p text:style-name="Text_20_body">In pratica, SciTE, si candida ad essere il sostituto sia del classico "Blocco Note", sia degli editor professionali utilizzati nello sviluppo delle applicazioni software. </text:p>
      <text:p text:style-name="Text_20_body"/>
      <text:h text:style-name="P32" text:outline-level="1">Le Caratteristiche Base di SciTE</text:h>
      <text:p text:style-name="Text_20_body">Ecco qui riassunte le caratteristiche principali della versione originale di SciTE, tutte presenti anche in RSciTE. </text:p>
      <text:p text:style-name="Text_20_body">Utilizzo Documenti </text:p>
      <text:list xml:id="list2712039302095033004" text:style-name="L1">
        <text:list-item>
          <text:p text:style-name="P19">Interfaccia MDI per lavorare con più documenti contemporaneamente.</text:p>
        </text:list-item>
        <text:list-item>
          <text:p text:style-name="P19">Passaggio tra documenti utilizzando una comoda "selection tab".</text:p>
        </text:list-item>
        <text:list-item>
          <text:p text:style-name="P19">Utilizzo della combinazione Ctrl+Tab per cambiare il documento attivo.</text:p>
        </text:list-item>
        <text:list-item>
          <text:p text:style-name="P19">Possibilità di trascinare i documenti nell’editor per aprirli.</text:p>
        </text:list-item>
        <text:list-item>
          <text:p text:style-name="P19">Riconoscimento automatico modifica documenti aperti. Se un file aperto viene modificato all’esterno dell’editor, viene rilevata la modifica ed è possibile ricaricarlo automaticamente</text:p>
        </text:list-item>
      </text:list>
      <text:p text:style-name="Text_20_body">Sintassi evidenziata </text:p>
      <text:list xml:id="list4728323557817469477" text:style-name="L2">
        <text:list-item>
          <text:p text:style-name="P20">Configurabile tramite appositi file.</text:p>
        </text:list-item>
        <text:list-item>
          <text:p text:style-name="P20">Preimpostato per riconoscere i linguaggi Ada, AutoCAD/IntelliCAD/progeCAD DCL, AutoCAD/IntelliCAD/progeCAD Lisp, Assembler, Ave, Baan, Bullant, File di configurazione di Apache, C/C++, Java, JavaScript, IDL, SilkTest, CSS, Eiffel, E-Script, Forth, Fortran, Html, Xml, DocBook, PHP, LaTeX, Lisp, Scheme, Lot, Lout, Lua, Matlab, MetaPost, MetaFun, MMIXAL, File nnCron, NSIS, Properties Files (ini inf reg url cfg cnf), Batch Files, Text Files (txt log lst doc diz nfo), Difference (diff patch), Pascal/Delphi (dpr dpk pas dfm inc), Perl, POV-Ray SDL, PS (PostScript), Python, Ruby, Scriptol, SQL, Tcl, Itcl, TeX/LaTeX/Lyx, ConTeXt, YAML, Visual Basic/VBA/VB Script/ASP, Verilog, KIX, VHDL, ASN.1, Objective Caml, BlitzBasic, <text:soft-page-break/>PureBasic, TADS3, Smalltalk, Rebol, Flagship, Clipper, XBase, FoxPro/Visual FoxPro, dBase, CSound, FreeBasic, Spice, Inno Setup, Opal, D, Cobol, Euphoria, GAP, PL/M, Progress, APDL, Magik, Abaqus, Ansys APDL, Asymptote, R, PowerShell, Nimrod, PowerPro, SML, Sorcus, Tal, Markdown, MySql, Mako, Txt2Tags, Structured Text language.</text:p>
        </text:list-item>
        <text:list-item>
          <text:p text:style-name="P20">Evidenziazione dinamica parentesi.</text:p>
        </text:list-item>
        <text:list-item>
          <text:p text:style-name="P20">Folding del codice sorgente con possibilità di scegliere la simbologia per la visualizzazione.</text:p>
        </text:list-item>
        <text:list-item>
          <text:p text:style-name="P20">Supporto per la modalità di Codifica documenti a 8 Bit, Metodo UCS-2 Big Endian, Metodo UCS-2 Little Endian, Metodo UTF-8, Metodo UTF-8 Cookie.</text:p>
        </text:list-item>
        <text:list-item>
          <text:p text:style-name="P20">Esportazione file in (mantenendo la colorazione della sintassi) HTML, RTF, PDF, LaTeX, XML.</text:p>
        </text:list-item>
        <text:list-item>
          <text:p text:style-name="P20">Modalità di gestione fine linea con CR+LF, solo CR, solo LF.</text:p>
        </text:list-item>
        <text:list-item>
          <text:p text:style-name="P20">Gestione Conversione tra sistemi differenti.</text:p>
        </text:list-item>
        <text:list-item>
          <text:p text:style-name="P20">Gestione Sessioni di lavoro con salvataggi sessione corrente e caricamento sessione salvata.</text:p>
        </text:list-item>
        <text:list-item>
          <text:p text:style-name="P20">Annulla e Ripristina a più livelli. Tutte le modifiche vengono registrate e possono essere annullate, le operazioni annullate possono essere facilmente ripristinate.</text:p>
        </text:list-item>
        <text:list-item>
          <text:p text:style-name="P20">Ricerca e Sostituzione con ricerca testo specificato ed eventuale sostituzione, ricerca Incrementale testo specificato, ricerca testo con marcatori, supporto delle espressioni regolari, ricerca in più file simultanea, evidensiazione automatica del testo trovato.</text:p>
        </text:list-item>
        <text:list-item>
          <text:p text:style-name="P20">Funzioni avanzate nella gestione del codice sorgente come ricerca e selezione parti di codice utilizzando la definizione della sintassi, gestione completamento automatico parole, gestione completamento automatico con suggerimenti sintassi in base al linguaggio, gestione abbreviazioni personalizzate, gestione Segnalibri (bookmarks), gestione commenti, conversione Maiuscolo/Minuscolo, divisione ed Unione Paragrafi.</text:p>
        </text:list-item>
        <text:list-item>
          <text:p text:style-name="P20">Scripting attraverso l’utilizzo del linguaggio di programmazione LUA.</text:p>
        </text:list-item>
        <text:list-item>
          <text:p text:style-name="P20">Visualizzazione in modalità Schermo Intero, con barra di icone, barra documenti aperti, barra di stato personalizzabile. Gestione blocchi di codice con espansione e compressione, fine riga e spazi, gestione guide di indentazione, numeri di riga, margini e margini di blocco, possibilità di modificare il livello di zoom(per ridurre o ingrandire il testo dinamicamente).</text:p>
        </text:list-item>
        <text:list-item>
          <text:p text:style-name="P20">Supporto strumenti con gestione finestra di Output, gestione compilatori e programmi esterni.</text:p>
        </text:list-item>
        <text:list-item>
          <text:p text:style-name="P20">Editazione e Selezione con ritorno a capo automatico, selezione in modalità colonna, selezione caratteri virtuali (fine linea), selezione Multipla, consente di selezionare contemporaneamente più di testo, consentendone le classiche operazioni di copia/incolla/ecc...</text:p>
        </text:list-item>
        <text:list-item>
          <text:p text:style-name="P20">Altre funzionalità includono la stampa a colori, la modalità sola lettura, modalità finestra in primo piano, configurazione indentazione, possibilità di automatizzare processi tramite l’uso dei parametri della linea di comando, interfaccia di <text:soft-page-break/>programmazione per il collegamento a software esterni, multipiattaforma (Windows / Linux / osx) e molto altro...</text:p>
        </text:list-item>
      </text:list>
      <text:p text:style-name="Text_20_body"/>
      <text:h text:style-name="P32" text:outline-level="1">Le Scorciatoie da Tastiera</text:h>
      <text:p text:style-name="Text_20_body">Come ogni editor che si rispetti, anche SciTE dispone di una vasta schiera di combinazioni di tasti per accedere alla funzionalità più utilizzate. Molte delle combinazioni disponibili sono comuni agli ambienti Windows e Linux. Inoltre, tutte le combinazioni di tasti sono ridefinibili attraverso l’editazione di appositi file di configurazione. Per conoscere i tasti veloci disponibili è possibile consultare le tendine dei menu presenti nel programma, oppure leggere questa tabella riassuntiva : <text:reference-mark text:name="x1-4001r1"/></text:p>
      <table:table table:name="Tabella1" table:style-name="Tabella1">
        <table:table-column table:style-name="Tabella1.A"/>
        <table:table-column table:style-name="Tabella1.B"/>
        <table:table-row>
          <table:table-cell office:value-type="string">
            <text:p text:style-name="P1">Apri file </text:p>
          </table:table-cell>
          <table:table-cell office:value-type="string">
            <text:p text:style-name="P1">Ctrl+O </text:p>
          </table:table-cell>
        </table:table-row>
        <table:table-row>
          <table:table-cell office:value-type="string">
            <text:p text:style-name="P1">Apri il file selezionato </text:p>
          </table:table-cell>
          <table:table-cell office:value-type="string">
            <text:p text:style-name="P1">Ctrl+Maiusc+O </text:p>
          </table:table-cell>
        </table:table-row>
        <table:table-row>
          <table:table-cell office:value-type="string">
            <text:p text:style-name="P1">Ricarica documento corrente </text:p>
          </table:table-cell>
          <table:table-cell office:value-type="string">
            <text:p text:style-name="P1">Ctrl+R </text:p>
          </table:table-cell>
        </table:table-row>
        <table:table-row>
          <table:table-cell office:value-type="string">
            <text:p text:style-name="P1">Chiudi documento corrente </text:p>
          </table:table-cell>
          <table:table-cell office:value-type="string">
            <text:p text:style-name="P1">Ctrl+W (oppure Ctrl+F4) </text:p>
          </table:table-cell>
        </table:table-row>
        <table:table-row>
          <table:table-cell office:value-type="string">
            <text:p text:style-name="P1">Salva </text:p>
          </table:table-cell>
          <table:table-cell office:value-type="string">
            <text:p text:style-name="P1">Ctrl+S </text:p>
          </table:table-cell>
        </table:table-row>
        <table:table-row>
          <table:table-cell office:value-type="string">
            <text:p text:style-name="P1">Salva con nome... </text:p>
          </table:table-cell>
          <table:table-cell office:value-type="string">
            <text:p text:style-name="P1">Ctrl+Maiusc+S </text:p>
          </table:table-cell>
        </table:table-row>
        <table:table-row>
          <table:table-cell office:value-type="string">
            <text:p text:style-name="P1">Salva una copia del documento corrente </text:p>
          </table:table-cell>
          <table:table-cell office:value-type="string">
            <text:p text:style-name="P1">Ctr+Maiusc+P </text:p>
          </table:table-cell>
        </table:table-row>
        <table:table-row>
          <table:table-cell office:value-type="string">
            <text:p text:style-name="P1">Stamp </text:p>
          </table:table-cell>
          <table:table-cell office:value-type="string">
            <text:p text:style-name="P1">Ctrl+P </text:p>
          </table:table-cell>
        </table:table-row>
        <table:table-row>
          <table:table-cell office:value-type="string">
            <text:p text:style-name="P1">Annulla </text:p>
          </table:table-cell>
          <table:table-cell office:value-type="string">
            <text:p text:style-name="P1">Ctrl+Z </text:p>
          </table:table-cell>
        </table:table-row>
        <table:table-row>
          <table:table-cell office:value-type="string">
            <text:p text:style-name="P1">Ripristina </text:p>
          </table:table-cell>
          <table:table-cell office:value-type="string">
            <text:p text:style-name="P1">Ctrl+Y </text:p>
          </table:table-cell>
        </table:table-row>
        <table:table-row>
          <table:table-cell office:value-type="string">
            <text:p text:style-name="P1">Taglia Selezione </text:p>
          </table:table-cell>
          <table:table-cell office:value-type="string">
            <text:p text:style-name="P1">Ctrl+X </text:p>
          </table:table-cell>
        </table:table-row>
        <table:table-row>
          <table:table-cell office:value-type="string">
            <text:p text:style-name="P1">Copia Selezione </text:p>
          </table:table-cell>
          <table:table-cell office:value-type="string">
            <text:p text:style-name="P1">Ctrl+C </text:p>
          </table:table-cell>
        </table:table-row>
        <table:table-row>
          <table:table-cell office:value-type="string">
            <text:p text:style-name="P1">Incolla Selezione </text:p>
          </table:table-cell>
          <table:table-cell office:value-type="string">
            <text:p text:style-name="P1">Ctrl+V </text:p>
          </table:table-cell>
        </table:table-row>
        <table:table-row>
          <table:table-cell office:value-type="string">
            <text:p text:style-name="P1">Cancella </text:p>
          </table:table-cell>
          <table:table-cell office:value-type="string">
            <text:p text:style-name="P1">Canc </text:p>
          </table:table-cell>
        </table:table-row>
        <table:table-row>
          <table:table-cell office:value-type="string">
            <text:p text:style-name="P1">Seleziona tutto </text:p>
          </table:table-cell>
          <table:table-cell office:value-type="string">
            <text:p text:style-name="P1">Ctrl+A </text:p>
          </table:table-cell>
        </table:table-row>
        <table:table-row>
          <table:table-cell office:value-type="string">
            <text:p text:style-name="P1">Cerca parentesi graffa corrispendente </text:p>
          </table:table-cell>
          <table:table-cell office:value-type="string">
            <text:p text:style-name="P1">Ctrl+E </text:p>
          </table:table-cell>
        </table:table-row>
        <table:table-row>
          <table:table-cell office:value-type="string">
            <text:p text:style-name="P1">Seleziona fino alla parentesi graffa </text:p>
          </table:table-cell>
          <table:table-cell office:value-type="string">
            <text:p text:style-name="P1">Ctrl+Maiusc+Spazio </text:p>
          </table:table-cell>
        </table:table-row>
        <table:table-row>
          <table:table-cell office:value-type="string">
            <text:p text:style-name="P1">Completa Simbolo </text:p>
          </table:table-cell>
          <table:table-cell office:value-type="string">
            <text:p text:style-name="P1">Ctrl+I </text:p>
          </table:table-cell>
        </table:table-row>
        <table:table-row>
          <table:table-cell office:value-type="string">
            <text:p text:style-name="P1">Completa Parola corrente </text:p>
          </table:table-cell>
          <table:table-cell office:value-type="string">
            <text:p text:style-name="P1">Ctrl+Invio </text:p>
          </table:table-cell>
        </table:table-row>
        <table:table-row>
          <table:table-cell office:value-type="string">
            <text:p text:style-name="P1">Espandi Abbreviazione </text:p>
          </table:table-cell>
          <table:table-cell office:value-type="string">
            <text:p text:style-name="P1">Ctrl+B </text:p>
          </table:table-cell>
        </table:table-row>
        <table:table-row>
          <table:table-cell office:value-type="string">
            <text:p text:style-name="P1"/>
          </table:table-cell>
          <table:table-cell office:value-type="string">
            <text:p text:style-name="P1"/>
          </table:table-cell>
        </table:table-row>
        <table:table-row>
          <table:table-cell office:value-type="string">
            <text:p text:style-name="P1">Inserisci Abbreviazione </text:p>
          </table:table-cell>
          <table:table-cell office:value-type="string">
            <text:p text:style-name="P1">Ctrl+Maiusc+R </text:p>
          </table:table-cell>
        </table:table-row>
        <table:table-row>
          <table:table-cell office:value-type="string">
            <text:p text:style-name="P1">Aggiungi o elimina il commento ad un blocco di testo </text:p>
          </table:table-cell>
          <table:table-cell office:value-type="string">
            <text:p text:style-name="P1">Ctrl+Q </text:p>
          </table:table-cell>
        </table:table-row>
        <table:table-row>
          <table:table-cell office:value-type="string">
            <text:p text:style-name="P1">Inscatola Commento </text:p>
          </table:table-cell>
          <table:table-cell office:value-type="string">
            <text:p text:style-name="P1">Ctrl+Maiusc+B </text:p>
          </table:table-cell>
        </table:table-row>
        <table:table-row>
          <table:table-cell office:value-type="string">
            <text:p text:style-name="P1">Versa Commento </text:p>
          </table:table-cell>
          <table:table-cell office:value-type="string">
            <text:p text:style-name="P1">Ctrl+Maiusc+Q </text:p>
          </table:table-cell>
        </table:table-row>
        <table:table-row>
          <table:table-cell office:value-type="string">
            <text:p text:style-name="P1">Rendi la selezione MAIUSCOLA </text:p>
          </table:table-cell>
          <table:table-cell office:value-type="string">
            <text:p text:style-name="P1">Ctrl+Maiusc+U </text:p>
          </table:table-cell>
        </table:table-row>
        <table:table-row>
          <table:table-cell office:value-type="string">
            <text:p text:style-name="P1">Rendi la selezione minuscola </text:p>
          </table:table-cell>
          <table:table-cell office:value-type="string">
            <text:p text:style-name="P1">Ctrl+U </text:p>
          </table:table-cell>
        </table:table-row>
        <table:table-row>
          <table:table-cell office:value-type="string">
            <text:p text:style-name="P1">Trova... </text:p>
          </table:table-cell>
          <table:table-cell office:value-type="string">
            <text:p text:style-name="P1">Ctrl+F </text:p>
          </table:table-cell>
        </table:table-row>
        <table:table-row>
          <table:table-cell office:value-type="string">
            <text:p text:style-name="P1">Trova Successivo </text:p>
          </table:table-cell>
          <table:table-cell office:value-type="string">
            <text:p text:style-name="P1">F3 </text:p>
          </table:table-cell>
        </table:table-row>
        <table:table-row>
          <table:table-cell office:value-type="string">
            <text:p text:style-name="P1">Trova Precedente </text:p>
          </table:table-cell>
          <table:table-cell office:value-type="string">
            <text:p text:style-name="P1">Maiusc+F3 </text:p>
          </table:table-cell>
        </table:table-row>
        <table:table-row>
          <table:table-cell office:value-type="string">
            <text:p text:style-name="P1">Cerca nei file... </text:p>
          </table:table-cell>
          <table:table-cell office:value-type="string">
            <text:p text:style-name="P1">Ctrl+Maiusc+F </text:p>
          </table:table-cell>
        </table:table-row>
        <table:table-row>
          <table:table-cell office:value-type="string">
            <text:p text:style-name="P1">Trova e Sostituisci </text:p>
          </table:table-cell>
          <table:table-cell office:value-type="string">
            <text:p text:style-name="P1">Ctrl+H </text:p>
          </table:table-cell>
        </table:table-row>
        <table:table-row>
          <table:table-cell office:value-type="string">
            <text:p text:style-name="P1">Ricerca Incrementale </text:p>
          </table:table-cell>
          <table:table-cell office:value-type="string">
            <text:p text:style-name="P1">Ctrl+Alt+I </text:p>
          </table:table-cell>
        </table:table-row>
        <table:table-row>
          <table:table-cell office:value-type="string">
            <text:p text:style-name="P1">Vai a... </text:p>
          </table:table-cell>
          <table:table-cell office:value-type="string">
            <text:p text:style-name="P1">Ctrl+G </text:p>
          </table:table-cell>
        </table:table-row>
        <table:table-row>
          <table:table-cell office:value-type="string">
            <text:p text:style-name="P1">Vai al segnalibro successivo </text:p>
          </table:table-cell>
          <table:table-cell office:value-type="string">
            <text:p text:style-name="P1">F2 </text:p>
          </table:table-cell>
        </table:table-row>
        <table:table-row>
          <table:table-cell office:value-type="string">
            <text:p text:style-name="P1">Vai al segnalibro precedente </text:p>
          </table:table-cell>
          <table:table-cell office:value-type="string">
            <text:p text:style-name="P1">Maiusc+F2 </text:p>
          </table:table-cell>
        </table:table-row>
        <table:table-row>
          <table:table-cell office:value-type="string">
            <text:p text:style-name="P1">Attiva/Disattiva segnalibro </text:p>
          </table:table-cell>
          <table:table-cell office:value-type="string">
            <text:p text:style-name="P1">Ctrl+F2 </text:p>
          </table:table-cell>
        </table:table-row>
        <text:soft-page-break/>
        <table:table-row>
          <table:table-cell office:value-type="string">
            <text:p text:style-name="P1">Visualizzazione a Schermo Intero </text:p>
          </table:table-cell>
          <table:table-cell office:value-type="string">
            <text:p text:style-name="P1">F11 </text:p>
          </table:table-cell>
        </table:table-row>
        <table:table-row>
          <table:table-cell office:value-type="string">
            <text:p text:style-name="P1">Visualizza/Nascondi Spazi e Tabulazioni </text:p>
          </table:table-cell>
          <table:table-cell office:value-type="string">
            <text:p text:style-name="P1">Ctrl+Maiusc+8 </text:p>
          </table:table-cell>
        </table:table-row>
        <table:table-row>
          <table:table-cell office:value-type="string">
            <text:p text:style-name="P1">Visualizza/Nascondi caratteri di Fine Linea </text:p>
          </table:table-cell>
          <table:table-cell office:value-type="string">
            <text:p text:style-name="P1">Ctrl+Maiusc+9 </text:p>
          </table:table-cell>
        </table:table-row>
        <table:table-row>
          <table:table-cell office:value-type="string">
            <text:p text:style-name="P1">Visualizza/Nascondi finestra di Output </text:p>
          </table:table-cell>
          <table:table-cell office:value-type="string">
            <text:p text:style-name="P1">F8 </text:p>
          </table:table-cell>
        </table:table-row>
        <table:table-row>
          <table:table-cell office:value-type="string">
            <text:p text:style-name="P1"/>
          </table:table-cell>
          <table:table-cell office:value-type="string">
            <text:p text:style-name="P1"/>
          </table:table-cell>
        </table:table-row>
        <table:table-row>
          <table:table-cell office:value-type="string">
            <text:p text:style-name="P1">Parametri </text:p>
          </table:table-cell>
          <table:table-cell office:value-type="string">
            <text:p text:style-name="P1">Maiusc+F8 </text:p>
          </table:table-cell>
        </table:table-row>
        <table:table-row>
          <table:table-cell office:value-type="string">
            <text:p text:style-name="P1">Compila </text:p>
          </table:table-cell>
          <table:table-cell office:value-type="string">
            <text:p text:style-name="P1">Ctrl+F7 </text:p>
          </table:table-cell>
        </table:table-row>
        <table:table-row>
          <table:table-cell office:value-type="string">
            <text:p text:style-name="P1">Genera </text:p>
          </table:table-cell>
          <table:table-cell office:value-type="string">
            <text:p text:style-name="P1">F7 </text:p>
          </table:table-cell>
        </table:table-row>
        <table:table-row>
          <table:table-cell office:value-type="string">
            <text:p text:style-name="P1">Esegui </text:p>
          </table:table-cell>
          <table:table-cell office:value-type="string">
            <text:p text:style-name="P1">F5 </text:p>
          </table:table-cell>
        </table:table-row>
        <table:table-row>
          <table:table-cell office:value-type="string">
            <text:p text:style-name="P1">Messaggio successivo </text:p>
          </table:table-cell>
          <table:table-cell office:value-type="string">
            <text:p text:style-name="P1">F4 </text:p>
          </table:table-cell>
        </table:table-row>
        <table:table-row>
          <table:table-cell office:value-type="string">
            <text:p text:style-name="P1">Messaggio precedente </text:p>
          </table:table-cell>
          <table:table-cell office:value-type="string">
            <text:p text:style-name="P1">Maiusc+F4 </text:p>
          </table:table-cell>
        </table:table-row>
        <table:table-row>
          <table:table-cell office:value-type="string">
            <text:p text:style-name="P1">Cancella contenuto finestra di Output </text:p>
          </table:table-cell>
          <table:table-cell office:value-type="string">
            <text:p text:style-name="P1">Maiusc+F5 </text:p>
          </table:table-cell>
        </table:table-row>
        <table:table-row>
          <table:table-cell office:value-type="string">
            <text:p text:style-name="P1">Cambia pannello attivo </text:p>
          </table:table-cell>
          <table:table-cell office:value-type="string">
            <text:p text:style-name="P1">Ctrl+F6 </text:p>
          </table:table-cell>
        </table:table-row>
        <table:table-row>
          <table:table-cell office:value-type="string">
            <text:p text:style-name="P1">Configurazione Indentazione... </text:p>
          </table:table-cell>
          <table:table-cell office:value-type="string">
            <text:p text:style-name="P1">Ctrl+Maiusc+I </text:p>
          </table:table-cell>
        </table:table-row>
        <table:table-row>
          <table:table-cell office:value-type="string">
            <text:p text:style-name="P1">Usa caratteri a spaziatura fissa </text:p>
          </table:table-cell>
          <table:table-cell office:value-type="string">
            <text:p text:style-name="P1">Ctrl+F11 </text:p>
          </table:table-cell>
        </table:table-row>
        <table:table-row>
          <table:table-cell office:value-type="string">
            <text:p text:style-name="P1">Documento Precedente </text:p>
          </table:table-cell>
          <table:table-cell office:value-type="string">
            <text:p text:style-name="P1">Maiusc+F6 </text:p>
          </table:table-cell>
        </table:table-row>
        <table:table-row>
          <table:table-cell office:value-type="string">
            <text:p text:style-name="P1">Documento Successivo </text:p>
          </table:table-cell>
          <table:table-cell office:value-type="string">
            <text:p text:style-name="P1">F6 </text:p>
          </table:table-cell>
        </table:table-row>
        <table:table-row>
          <table:table-cell office:value-type="string">
            <text:p text:style-name="P1">Aiuto/Manuale(dipendente dal tipo di file aperto) </text:p>
          </table:table-cell>
          <table:table-cell office:value-type="string">
            <text:p text:style-name="P1">F1 </text:p>
          </table:table-cell>
        </table:table-row>
        <table:table-row>
          <table:table-cell office:value-type="string">
            <text:p text:style-name="P1">Ingrandisci dimensione testo </text:p>
          </table:table-cell>
          <table:table-cell office:value-type="string">
            <text:p text:style-name="P1">Ctrl+Keypad+ </text:p>
          </table:table-cell>
        </table:table-row>
        <table:table-row>
          <table:table-cell office:value-type="string">
            <text:p text:style-name="P1">Riduci dimensione testo </text:p>
          </table:table-cell>
          <table:table-cell office:value-type="string">
            <text:p text:style-name="P1">Ctrl+Keypad- </text:p>
          </table:table-cell>
        </table:table-row>
        <table:table-row>
          <table:table-cell office:value-type="string">
            <text:p text:style-name="P1">Ripristina dimensione originale testo </text:p>
          </table:table-cell>
          <table:table-cell office:value-type="string">
            <text:p text:style-name="P1">Ctrl+Keypad/ </text:p>
          </table:table-cell>
        </table:table-row>
        <table:table-row>
          <table:table-cell office:value-type="string">
            <text:p text:style-name="P1">Cambio documento attivo </text:p>
          </table:table-cell>
          <table:table-cell office:value-type="string">
            <text:p text:style-name="P1">Ctrl+Tab </text:p>
          </table:table-cell>
        </table:table-row>
        <table:table-row>
          <table:table-cell office:value-type="string">
            <text:p text:style-name="P1">Indentazione blocco di testo </text:p>
          </table:table-cell>
          <table:table-cell office:value-type="string">
            <text:p text:style-name="P1">Tab </text:p>
          </table:table-cell>
        </table:table-row>
        <table:table-row>
          <table:table-cell office:value-type="string">
            <text:p text:style-name="P1">Elimina indentazione blocco </text:p>
          </table:table-cell>
          <table:table-cell office:value-type="string">
            <text:p text:style-name="P1">Maiusc+Tab </text:p>
          </table:table-cell>
        </table:table-row>
        <table:table-row>
          <table:table-cell office:value-type="string">
            <text:p text:style-name="P1">Eliminazione da inizio parola </text:p>
          </table:table-cell>
          <table:table-cell office:value-type="string">
            <text:p text:style-name="P1">Ctrl+BackSpace </text:p>
          </table:table-cell>
        </table:table-row>
        <table:table-row>
          <table:table-cell office:value-type="string">
            <text:p text:style-name="P1"/>
          </table:table-cell>
          <table:table-cell office:value-type="string">
            <text:p text:style-name="P1"/>
          </table:table-cell>
        </table:table-row>
        <table:table-row>
          <table:table-cell office:value-type="string">
            <text:p text:style-name="P1">Eliminazione fino a fine parola </text:p>
          </table:table-cell>
          <table:table-cell office:value-type="string">
            <text:p text:style-name="P1">Ctrl+Delete </text:p>
          </table:table-cell>
        </table:table-row>
        <table:table-row>
          <table:table-cell office:value-type="string">
            <text:p text:style-name="P1">Eliminazione testo da inizio linea a posizione cursore </text:p>
          </table:table-cell>
          <table:table-cell office:value-type="string">
            <text:p text:style-name="P1">Ctrl+Maiusc+BackSpace </text:p>
          </table:table-cell>
        </table:table-row>
        <table:table-row>
          <table:table-cell office:value-type="string">
            <text:p text:style-name="P1">Eliminazione testo da posizione corrente a fine linea </text:p>
          </table:table-cell>
          <table:table-cell office:value-type="string">
            <text:p text:style-name="P1">Ctrl+Maiusc+Delete </text:p>
          </table:table-cell>
        </table:table-row>
        <table:table-row>
          <table:table-cell office:value-type="string">
            <text:p text:style-name="P1">Vai a inizio documento </text:p>
          </table:table-cell>
          <table:table-cell office:value-type="string">
            <text:p text:style-name="P1">Ctrl+Home </text:p>
          </table:table-cell>
        </table:table-row>
        <table:table-row>
          <table:table-cell office:value-type="string">
            <text:p text:style-name="P1">Estendi selezione fino a inizio documento </text:p>
          </table:table-cell>
          <table:table-cell office:value-type="string">
            <text:p text:style-name="P1">Ctrl+Maiusc+Home </text:p>
          </table:table-cell>
        </table:table-row>
        <table:table-row>
          <table:table-cell office:value-type="string">
            <text:p text:style-name="P1">Vai a inizio linea </text:p>
          </table:table-cell>
          <table:table-cell office:value-type="string">
            <text:p text:style-name="P1">Alt+Home </text:p>
          </table:table-cell>
        </table:table-row>
        <table:table-row>
          <table:table-cell office:value-type="string">
            <text:p text:style-name="P1">Estendi selezione fino a inizio linea </text:p>
          </table:table-cell>
          <table:table-cell office:value-type="string">
            <text:p text:style-name="P1">Alt+Maiusc+Home </text:p>
          </table:table-cell>
        </table:table-row>
        <table:table-row>
          <table:table-cell office:value-type="string">
            <text:p text:style-name="P1">Vai alla fine del documento </text:p>
          </table:table-cell>
          <table:table-cell office:value-type="string">
            <text:p text:style-name="P1">Ctrl+End </text:p>
          </table:table-cell>
        </table:table-row>
        <table:table-row>
          <table:table-cell office:value-type="string">
            <text:p text:style-name="P1">Estendi selezione fino alla fine del documento </text:p>
          </table:table-cell>
          <table:table-cell office:value-type="string">
            <text:p text:style-name="P1">Ctrl+Maiusc+End </text:p>
          </table:table-cell>
        </table:table-row>
        <table:table-row>
          <table:table-cell office:value-type="string">
            <text:p text:style-name="P1">Vai alla fine della linea corrente </text:p>
          </table:table-cell>
          <table:table-cell office:value-type="string">
            <text:p text:style-name="P1">Alt+End </text:p>
          </table:table-cell>
        </table:table-row>
        <table:table-row>
          <table:table-cell office:value-type="string">
            <text:p text:style-name="P1">Estendi selezione fino a fine riga corrente </text:p>
          </table:table-cell>
          <table:table-cell office:value-type="string">
            <text:p text:style-name="P1">Alt+Maiusc+End </text:p>
          </table:table-cell>
        </table:table-row>
        <table:table-row>
          <table:table-cell office:value-type="string">
            <text:p text:style-name="P1">Espandi o contrai punto di ’fold’ </text:p>
          </table:table-cell>
          <table:table-cell office:value-type="string">
            <text:p text:style-name="P1">Ctrl+Keypad* </text:p>
          </table:table-cell>
        </table:table-row>
        <table:table-row>
          <table:table-cell office:value-type="string">
            <text:p text:style-name="P1">Crea o elimina segnalibro (bookmark) </text:p>
          </table:table-cell>
          <table:table-cell office:value-type="string">
            <text:p text:style-name="P1">Ctrl+F2 </text:p>
          </table:table-cell>
        </table:table-row>
        <table:table-row>
          <table:table-cell office:value-type="string">
            <text:p text:style-name="P1">Vai al prossimo segnalibro </text:p>
          </table:table-cell>
          <table:table-cell office:value-type="string">
            <text:p text:style-name="P1">F2 </text:p>
          </table:table-cell>
        </table:table-row>
        <table:table-row>
          <table:table-cell office:value-type="string">
            <text:p text:style-name="P1">Seleziona fino al prossimo segnalibro </text:p>
          </table:table-cell>
          <table:table-cell office:value-type="string">
            <text:p text:style-name="P1">Alt+F2 </text:p>
          </table:table-cell>
        </table:table-row>
        <table:table-row>
          <table:table-cell office:value-type="string">
            <text:p text:style-name="P1">Cerca testo selezionato nel documento corrente </text:p>
          </table:table-cell>
          <table:table-cell office:value-type="string">
            <text:p text:style-name="P1">Ctrl+F3 </text:p>
          </table:table-cell>
        </table:table-row>
        <table:table-row>
          <table:table-cell office:value-type="string">
            <text:p text:style-name="P1">Cerca testo selezionato nel documento corrente (a ritroso) </text:p>
          </table:table-cell>
          <table:table-cell office:value-type="string">
            <text:p text:style-name="P1">Ctrl+Maiusc+F3 </text:p>
          </table:table-cell>
        </table:table-row>
        <table:table-row>
          <table:table-cell office:value-type="string">
            <text:p text:style-name="P1">Scorri documento verso l’alto </text:p>
          </table:table-cell>
          <table:table-cell office:value-type="string">
            <text:p text:style-name="P1">Ctrl+Freccia Su </text:p>
          </table:table-cell>
        </table:table-row>
        <table:table-row>
          <table:table-cell office:value-type="string">
            <text:p text:style-name="P1">Scorri documento verso l’alto </text:p>
          </table:table-cell>
          <table:table-cell office:value-type="string">
            <text:p text:style-name="P1">Ctrl+Freccia Giu </text:p>
          </table:table-cell>
        </table:table-row>
        <table:table-row>
          <table:table-cell office:value-type="string">
            <text:p text:style-name="P1">Taglia linea corrente </text:p>
          </table:table-cell>
          <table:table-cell office:value-type="string">
            <text:p text:style-name="P1">Ctrl+L </text:p>
          </table:table-cell>
        </table:table-row>
        <table:table-row>
          <table:table-cell office:value-type="string">
            <text:p text:style-name="P1"/>
          </table:table-cell>
          <table:table-cell office:value-type="string">
            <text:p text:style-name="P1"/>
          </table:table-cell>
        </table:table-row>
        <text:soft-page-break/>
        <table:table-row>
          <table:table-cell office:value-type="string">
            <text:p text:style-name="P1">Copia linea corrente </text:p>
          </table:table-cell>
          <table:table-cell office:value-type="string">
            <text:p text:style-name="P1">Ctrl+Maiusc+T </text:p>
          </table:table-cell>
        </table:table-row>
        <table:table-row>
          <table:table-cell office:value-type="string">
            <text:p text:style-name="P1">Elimina linea corrente </text:p>
          </table:table-cell>
          <table:table-cell office:value-type="string">
            <text:p text:style-name="P1">Ctrl+Maiusc+L </text:p>
          </table:table-cell>
        </table:table-row>
        <table:table-row>
          <table:table-cell office:value-type="string">
            <text:p text:style-name="P1">Scambia linea corrente con precedente </text:p>
          </table:table-cell>
          <table:table-cell office:value-type="string">
            <text:p text:style-name="P1">Ctrl+T </text:p>
          </table:table-cell>
        </table:table-row>
        <table:table-row>
          <table:table-cell office:value-type="string">
            <text:p text:style-name="P1">Duplica linea corrente </text:p>
          </table:table-cell>
          <table:table-cell office:value-type="string">
            <text:p text:style-name="P1">Ctrl+D </text:p>
          </table:table-cell>
        </table:table-row>
        <table:table-row>
          <table:table-cell office:value-type="string">
            <text:p text:style-name="P1">Cerca corrispondenza su condizione preprocessore </text:p>
          </table:table-cell>
          <table:table-cell office:value-type="string">
            <text:p text:style-name="P1">Ctrl+K </text:p>
          </table:table-cell>
        </table:table-row>
        <table:table-row>
          <table:table-cell office:value-type="string">
            <text:p text:style-name="P1">Seleziona corrispondenza su condizione preprocessore </text:p>
          </table:table-cell>
          <table:table-cell office:value-type="string">
            <text:p text:style-name="P1">Ctrl+Maiusc+K </text:p>
          </table:table-cell>
        </table:table-row>
        <table:table-row>
          <table:table-cell office:value-type="string">
            <text:p text:style-name="P1">Cerca corrispondenza su condizione preprocessore (a ritroso) </text:p>
          </table:table-cell>
          <table:table-cell office:value-type="string">
            <text:p text:style-name="P1">Ctrl+J </text:p>
          </table:table-cell>
        </table:table-row>
        <table:table-row>
          <table:table-cell office:value-type="string">
            <text:p text:style-name="P1">Seleziona corrispondenza su condizione preprocessore (a ritroso) </text:p>
          </table:table-cell>
          <table:table-cell office:value-type="string">
            <text:p text:style-name="P1">Ctrl+Maiusc+J </text:p>
          </table:table-cell>
        </table:table-row>
        <table:table-row>
          <table:table-cell office:value-type="string">
            <text:p text:style-name="P1">Vai al paragrafo precedente </text:p>
          </table:table-cell>
          <table:table-cell office:value-type="string">
            <text:p text:style-name="P1">Ctrl+’ </text:p>
          </table:table-cell>
        </table:table-row>
        <table:table-row>
          <table:table-cell office:value-type="string">
            <text:p text:style-name="P1">Estendi selezione fino al paragrafo precedente </text:p>
          </table:table-cell>
          <table:table-cell office:value-type="string">
            <text:p text:style-name="P1">Ctrl+Maiusc+’ </text:p>
          </table:table-cell>
        </table:table-row>
        <table:table-row>
          <table:table-cell office:value-type="string">
            <text:p text:style-name="P1">Vai al paragrafo successivo </text:p>
          </table:table-cell>
          <table:table-cell office:value-type="string">
            <text:p text:style-name="P1">Ctrl+ì </text:p>
          </table:table-cell>
        </table:table-row>
        <table:table-row>
          <table:table-cell office:value-type="string">
            <text:p text:style-name="P1">Estendi selezione fino al paragrafo successivo </text:p>
          </table:table-cell>
          <table:table-cell office:value-type="string">
            <text:p text:style-name="P1">Ctrl+Maiusc+ì </text:p>
          </table:table-cell>
        </table:table-row>
        <table:table-row>
          <table:table-cell office:value-type="string">
            <text:p text:style-name="P1">Vai a parola precedente </text:p>
          </table:table-cell>
          <table:table-cell office:value-type="string">
            <text:p text:style-name="P1">Ctrl+Freccia Sinistra </text:p>
          </table:table-cell>
        </table:table-row>
        <table:table-row>
          <table:table-cell office:value-type="string">
            <text:p text:style-name="P1">Espandi selezione fino a parola precedente </text:p>
          </table:table-cell>
          <table:table-cell office:value-type="string">
            <text:p text:style-name="P1">Ctrl+Maiusc+Freccia Sinistra </text:p>
          </table:table-cell>
        </table:table-row>
        <table:table-row>
          <table:table-cell office:value-type="string">
            <text:p text:style-name="P1">Vai a parola successiva </text:p>
          </table:table-cell>
          <table:table-cell office:value-type="string">
            <text:p text:style-name="P1">Ctrl+Freccia Destra </text:p>
          </table:table-cell>
        </table:table-row>
        <table:table-row>
          <table:table-cell office:value-type="string">
            <text:p text:style-name="P1">Espandi selezione fino a parola successiva </text:p>
          </table:table-cell>
          <table:table-cell office:value-type="string">
            <text:p text:style-name="P1">Ctrl+Maiusc+Freccia Destra </text:p>
          </table:table-cell>
        </table:table-row>
        <table:table-row>
          <table:table-cell office:value-type="string">
            <text:p text:style-name="P1">Vai alla parte precedente della parola corrente </text:p>
          </table:table-cell>
          <table:table-cell office:value-type="string">
            <text:p text:style-name="P1">Ctrl+ù </text:p>
          </table:table-cell>
        </table:table-row>
        <table:table-row>
          <table:table-cell office:value-type="string">
            <text:p text:style-name="P1">Espandi la selezione fino alla parte precedente della parola corrente </text:p>
          </table:table-cell>
          <table:table-cell office:value-type="string">
            <text:p text:style-name="P1">Ctrl++Maiusc+ù </text:p>
          </table:table-cell>
        </table:table-row>
        <table:table-row>
          <table:table-cell office:value-type="string">
            <text:p text:style-name="P1">Vai alla parte successiva della parola corrente </text:p>
          </table:table-cell>
          <table:table-cell office:value-type="string">
            <text:p text:style-name="P1">Ctrl+ </text:p>
          </table:table-cell>
        </table:table-row>
        <table:table-row>
          <table:table-cell office:value-type="string">
            <text:p text:style-name="P1">Espandi selezione fino alla parte successiva della parola corrente </text:p>
          </table:table-cell>
          <table:table-cell office:value-type="string">
            <text:p text:style-name="P1">Ctrl+Maiusc+ </text:p>
          </table:table-cell>
        </table:table-row>
        <table:table-row>
          <table:table-cell office:value-type="string">
            <text:p text:style-name="P1"/>
          </table:table-cell>
          <table:table-cell office:value-type="string">
            <text:p text:style-name="P1"/>
          </table:table-cell>
        </table:table-row>
        <table:table-row>
          <table:table-cell office:value-type="string">
            <text:p text:style-name="P1">Ingrandimento/Riduzione dimensione caratteri (disponibile solo in ’RSciTE’) </text:p>
          </table:table-cell>
          <table:table-cell office:value-type="string">
            <text:p text:style-name="P1">Ctrl+[tastierino numerico +/-] </text:p>
          </table:table-cell>
        </table:table-row>
        <table:table-row>
          <table:table-cell office:value-type="string">
            <text:p text:style-name="P1">Ricerca contestuale online (disponibile solo in ’RSciTE’) </text:p>
          </table:table-cell>
          <table:table-cell office:value-type="string">
            <text:p text:style-name="P1">Ctrl+F1 </text:p>
          </table:table-cell>
        </table:table-row>
        <table:table-row>
          <table:table-cell office:value-type="string">
            <text:p text:style-name="P1">Lista ultimi file utilizzati (disponibile solo in ’RSciTE’) </text:p>
          </table:table-cell>
          <table:table-cell office:value-type="string">
            <text:p text:style-name="P1">Ctrl+Alt+O </text:p>
          </table:table-cell>
        </table:table-row>
        <table:table-row>
          <table:table-cell office:value-type="string">
            <text:p text:style-name="P1">Funzionalità avanzate(disponibile solo in ’RSciTE’) </text:p>
          </table:table-cell>
          <table:table-cell office:value-type="string">
            <text:p text:style-name="P1">F12 </text:p>
          </table:table-cell>
        </table:table-row>
        <table:table-row>
          <table:table-cell office:value-type="string">
            <text:p text:style-name="P1">Inserimento abbreviazione/modello (disponibile solo in ’RSciTE’) </text:p>
          </table:table-cell>
          <table:table-cell office:value-type="string">
            <text:p text:style-name="P1">Ctrl+&lt; </text:p>
          </table:table-cell>
        </table:table-row>
        <table:table-row>
          <table:table-cell office:value-type="string">
            <text:p text:style-name="P1">Copia testo in Appunti Multipli (disponibile solo in ’RSciTE’) </text:p>
          </table:table-cell>
          <table:table-cell office:value-type="string">
            <text:p text:style-name="P1">Ctrl+Alt+C </text:p>
          </table:table-cell>
        </table:table-row>
        <table:table-row>
          <table:table-cell office:value-type="string">
            <text:p text:style-name="P1">Taglia testo ed inseriscilo in Appunti Multipli (disponibile solo in ’RSciTE’) </text:p>
          </table:table-cell>
          <table:table-cell office:value-type="string">
            <text:p text:style-name="P1">Ctrl+Alt+X </text:p>
          </table:table-cell>
        </table:table-row>
        <table:table-row>
          <table:table-cell office:value-type="string">
            <text:p text:style-name="P1">Incolla testo da Appunti Multipli (disponibile solo in ’RSciTE’) </text:p>
          </table:table-cell>
          <table:table-cell office:value-type="string">
            <text:p text:style-name="P1">Ctrl+Alt+V </text:p>
          </table:table-cell>
        </table:table-row>
        <table:table-row>
          <table:table-cell office:value-type="string">
            <text:p text:style-name="P1">Crea nuovo file con il contenuto del pannello di output (disponibile solo in ’RSciTE’) </text:p>
          </table:table-cell>
          <table:table-cell office:value-type="string">
            <text:p text:style-name="P1">Ctrl+Alt+N </text:p>
          </table:table-cell>
        </table:table-row>
        <table:table-row>
          <table:table-cell office:value-type="string">
            <text:p text:style-name="P1">Permette di visualizzare le informazioni sulla versione di RsciTE che si sta utilizzando, inoltre consente di accedere alla procedura di aggiornamento. (disponibile solo in ’RSciTE’) </text:p>
          </table:table-cell>
          <table:table-cell office:value-type="string">
            <text:p text:style-name="P1">Shift+F1 </text:p>
          </table:table-cell>
        </table:table-row>
      </table:table>
      <text:p text:style-name="Text_20_body"/>
      <text:h text:style-name="P35" text:outline-level="1"><draw:frame draw:style-name="fr2" draw:name="1D__down_scite_doc_guida_a_rscite_lua.png" text:anchor-type="paragraph" svg:x="0cm" svg:y="0.526cm" svg:width="2.928cm" svg:height="2.928cm" draw:z-index="14"><draw:image xlink:href="Pictures/1000000000000080000000805EF50A5D.png" xlink:type="simple" xlink:show="embed" xlink:actuate="onLoad"/></draw:frame>Il Linguaggio di programmazione LUA</text:h>
      <text:p text:style-name="Text_20_body">Un potente linguaggio di scripting, integrato in SciTE! </text:p>
      <text:p text:style-name="Text_20_body">Da tempo, SciTE, include un vero e proprio linguaggio di programmazione che consente di potenziare l’editor in modo flessibile ed immediato. <text:s/></text:p>
      <text:p text:style-name="Text_20_body">LUA è un linguaggio di scripting di utilizzo generico, snello, potente e flessibile. Offre un buon supporto per la programmazione object-oriented, per la programmazione funzionale e per quella orientata ai dati. </text:p>
      <text:p text:style-name="Text_20_body">LUA è disponibile sia come linguaggio interpretato a se stante, sia come libreria ed è scritto utilizzando il linguaggio C, cosa che lo rende adatto all’utilizzo su molti sistemi operativi. </text:p>
      <text:p text:style-name="Text_20_body">LUA è inoltre caratterizzato da una sintassi semplice ed immediata che, per alcuni aspetti, ricorda quella del linguaggio basic. A differenza di quest’ultimo LUA è estremamente rapido ed efficiente nel’esecuzione degli script. </text:p>
      <text:p text:style-name="Text_20_body">Proprio grazie a queste caratteristiche, gli autori di SciTE, hanno deciso di integrarlo nel loro editor, dando agli utenti la possibilità di estendere e di potenziare il programma. </text:p>
      <text:p text:style-name="P12">Per chiarire meglio le potenzialità di LUA all’interno di SciTE, ecco un esempio tratto dalla distribuzione RSciTE che effettua l’ordinamento del file corrente :</text:p>
      <text:p text:style-name="Preformatted_20_Text"><text:span text:style-name="T1"><text:s/><text:line-break/></text:span><text:span text:style-name="T3">−−[[ <text:line-break/>Author <text:s/>: Roberto Rossi <text:line-break/>Web <text:s text:c="4"/>: http://www.redchar.net <text:line-break/>Questa procedura ordina il file corrente]] <text:line-break/>do <text:line-break/> local tbLinee = { } −−tabella file <text:line-break/> <text:line-break/> local function insertLinea( idx, linea ) <text:line-break/> editor:AddText(linea) <text:line-break/> end <text:line-break/> <text:line-break/> local function OrderCurrentBuffer() <text:line-break/> local linea,pos <text:line-break/> local i=0 <text:line-break/> linea = editor:GetLine(i) <text:line-break/> while linea do <text:line-break/> tbLinee[i] = linea <text:line-break/> i = i + 1 <text:line-break/> linea = editor:GetLine(i) <text:line-break/> end <text:line-break/> table.sort(tbLinee) <text:line-break/> editor:ClearAll() <text:line-break/> table.foreach(tbLinee, insertLinea) <text:line-break/> end <text:line-break/> OrderCurrentBuffer() <text:line-break/> print("Ordinamento File Concluso con successo.") <text:line-break/>end</text:span><text:span text:style-name="T1"> </text:span></text:p>
      <text:p text:style-name="Text_20_body"/>
      <text:p text:style-name="Text_20_body">Per approfondire le proprie conoscenze su LUA e sul suo utilizzo, si consulti la sezione Siti Utili. </text:p>
      <text:p text:style-name="Text_20_body"/>
      <text:h text:style-name="P32" text:outline-level="1"><text:soft-page-break/>SciTE al Lavoro</text:h>
      <text:p text:style-name="P5"/>
      <text:p text:style-name="Text_20_body">RSciTE editando un file .lsp (LISP) </text:p>
      <text:p text:style-name="P5"/>
      <text:p text:style-name="P9"><draw:frame draw:style-name="fr3" draw:name="2D__down_scite_doc_guida_a_rscite_rscite3.png" text:anchor-type="as-char" svg:y="-11.195cm" svg:width="10.301cm" svg:height="10.195cm" draw:z-index="15"><draw:image xlink:href="Pictures/10000000000001BF000001BB84B6D1DE.png" xlink:type="simple" xlink:show="embed" xlink:actuate="onLoad"/></draw:frame></text:p>
      <text:p text:style-name="P12">RSciTE editando un file .php, con l’autocompletamento attivo </text:p>
      <text:p text:style-name="P9"><draw:frame draw:style-name="fr4" draw:name="3D__down_scite_doc_guida_a_rscite_rscite2.png" text:anchor-type="as-char" svg:width="10.301cm" svg:height="10.195cm" draw:z-index="16"><draw:image xlink:href="Pictures/10000000000001BF000001BBE0BF77F7.png" xlink:type="simple" xlink:show="embed" xlink:actuate="onLoad"/></draw:frame> </text:p>
      <text:p text:style-name="P6"/>
      <text:p text:style-name="P5"><text:soft-page-break/></text:p>
      <text:p text:style-name="P12">RSciTE editando un file .php, con l’aiuto sulla sintassi </text:p>
      <text:p text:style-name="P9"><draw:frame draw:style-name="fr4" draw:name="4D__down_scite_doc_guida_a_rscite_rscite1.png" text:anchor-type="as-char" svg:width="10.301cm" svg:height="10.195cm" draw:z-index="17"><draw:image xlink:href="Pictures/10000000000001BF000001BBE9BB18AF.png" xlink:type="simple" xlink:show="embed" xlink:actuate="onLoad"/></draw:frame> </text:p>
      <text:p text:style-name="P6"/>
      <text:p text:style-name="Text_20_body"/>
      <text:h text:style-name="P32" text:outline-level="1">RSciTE</text:h>
      <text:p text:style-name="Text_20_body">SciTE viene distribuito sia in formato sorgente sia in forma compilata, per Windows e per Linux. Purtroppo, chi si accosta per la prima volta a SciTE può rimanere deluso in quanto, l’editor non prevede un’installatore, nè in lingua inglese, nè in italiano, non viene prevista alcuna forma di integrazione con il sistema, infine, le impostazioni di default risultano, alle volte, insufficienti per gli utilizzi avanzati. Insomma, il primo approccio non è dei migliori. </text:p>
      <text:p text:style-name="Text_20_body">Per sopperire a queste piccole carenze, l’utente può personalizzare l’editor manualmente, oppure può affidarsi a una delle distribuzioni alternative di SciTE. </text:p>
      <text:p text:style-name="Text_20_body"><text:span text:style-name="textbf"><text:span text:style-name="T1">RSciTE</text:span></text:span><text:span text:style-name="T1"> è una di queste distribuzioni alternative. </text:span><text:span text:style-name="textbf"><text:span text:style-name="T1">La sua caratteristica principale è quella di essere indirizzata all’utente italiano che opera in ambiente Windows</text:span></text:span><text:span text:style-name="T1">. Realizzata da </text:span><text:span text:style-name="textbf"><text:span text:style-name="T1">Roberto Rossi</text:span></text:span><text:span text:style-name="T1"> (</text:span><text:a xlink:type="simple" xlink:href="http://www.redchar.net/" text:style-name="Internet_20_link" text:visited-style-name="Visited_20_Internet_20_Link"><text:span text:style-name="T1">http://www.redchar.net</text:span></text:a><text:span text:style-name="T1">) si pone come obbiettivo quello di promuovere SciTE come editor di testo per tutti gli usi. </text:span></text:p>
      <text:p text:style-name="Text_20_body"><text:span text:style-name="T1">Alle volte modificando semplicemente le configurazione, in altri casi, sfruttando il suo linguaggio di programmazione interno (</text:span><text:span text:style-name="textbf"><text:span text:style-name="T1">LUA</text:span></text:span><text:span text:style-name="T1">), </text:span><text:span text:style-name="textbf"><text:span text:style-name="T1">RSciTE</text:span></text:span><text:span text:style-name="T1"> include una serie di Funzionalità aggiuntive per aumentare (dove necessario) la produttività dell’editor. </text:span></text:p>
      <text:p text:style-name="Text_20_body"><text:span text:style-name="T1">Inoltre, nella distribuzione </text:span><text:span text:style-name="textbf"><text:span text:style-name="T1">RSciTE</text:span></text:span><text:span text:style-name="T1"> sono inseriti altri software che, uniti all’editor di testo, permettono di ottenere un formidabile strumento di editazione. </text:span></text:p>
      <text:p text:style-name="Text_20_body"/>
      <text:p text:style-name="P3"/>
      <text:p text:style-name="Text_20_body"/>
      <text:h text:style-name="P32" text:outline-level="1">Funzionalità Avanzate in RSciTE</text:h>
      <text:p text:style-name="Text_20_body"><text:span text:style-name="T1">Ecco l’elenco delle modifiche e dei miglioramenti inseriti in </text:span><text:span text:style-name="textbf"><text:span text:style-name="T1">RsciTE :</text:span></text:span></text:p>
      <table:table table:name="Tabella2" table:style-name="Tabella2">
        <table:table-column table:style-name="Tabella2.A"/>
        <table:table-column table:style-name="Tabella2.B"/>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P2">Funzionalità Aggiuntiva </text:p>
          </table:table-cell>
          <table:table-cell table:style-name="Tabella2.A1" office:value-type="string">
            <text:p text:style-name="P2">Esempio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F12</text:span></text:span><text:span text:style-name="T1">, gruppo di funzioni generiche per l’editazione del testo, raggiungibili mediante il tasto </text:span><text:span text:style-name="textbf"><text:span text:style-name="T1">F12</text:span></text:span><text:span text:style-name="T1">. Per maggiori dettagli si consulti la sezione </text:span><text:span text:style-name="textbf"><text:span text:style-name="T1">F12</text:span></text:span><text:span text:style-name="T1">. </text:span></text:p>
          </table:table-cell>
          <table:table-cell table:style-name="Tabella2.A1" office:value-type="string">
            <text:p text:style-name="P1"><draw:frame draw:style-name="fr4" draw:name="5D__down_scite_doc_guida_a_rscite_sample-f12.png" text:anchor-type="as-char" svg:width="4.586cm" svg:height="2.611cm" draw:z-index="18"><draw:image xlink:href="Pictures/10000000000000C800000072E921275A.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1">Sistema per inserimento abbreviazioni avanzate, tramite la combinazione di tasti </text:span><text:span text:style-name="textbf"><text:span text:style-name="T1">Ctrl+&lt;</text:span></text:span><text:span text:style-name="T1">. </text:span></text:p>
          </table:table-cell>
          <table:table-cell table:style-name="Tabella2.A1" office:value-type="string">
            <text:p text:style-name="P1"><draw:frame draw:style-name="fr4" draw:name="6D__down_scite_doc_guida_a_rscite_sample-html.png" text:anchor-type="as-char" svg:width="4.586cm" svg:height="2.046cm" draw:z-index="19"><draw:image xlink:href="Pictures/10000000000000C800000059B34742E5.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Inserimento assistito proprietà dei TAG HTML</text:span></text:span><text:span text:style-name="T1">. Attraverso l’utilizzo della combinazione di tasti </text:span><text:span text:style-name="textbf"><text:span text:style-name="T1">Ctrl+-</text:span></text:span><text:span text:style-name="T1">, all’interno dei file HTML/XML ecc..., si accede ad una tendina di suggerimento che permette la scelta dell’attributo da inserire. </text:span></text:p>
          </table:table-cell>
          <table:table-cell table:style-name="Tabella2.A1" office:value-type="string">
            <text:p text:style-name="P1"><draw:frame draw:style-name="fr4" draw:name="7D__down_scite_doc_guida_a_rscite_sample-tag.png" text:anchor-type="as-char" svg:width="4.586cm" svg:height="4.128cm" draw:z-index="20"><draw:image xlink:href="Pictures/10000000000000C8000000B45FAE5E54.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1">Integrato </text:span><text:span text:style-name="textbf"><text:span text:style-name="T1">HTML TIDY</text:span></text:span><text:span text:style-name="T1"> per la formattazione automatica dei file HTML/XML. Per maggiori dettagli si consulti la sezione </text:span><text:span text:style-name="textbf"><text:span text:style-name="T1">HTML Tidy.</text:span></text:span><text:span text:style-name="T1"> </text:span></text:p>
          </table:table-cell>
          <table:table-cell table:style-name="Tabella2.A1" office:value-type="string">
            <text:p text:style-name="P1"><draw:frame draw:style-name="fr4" draw:name="8D__down_scite_doc_guida_a_rscite_sample-tidy.png" text:anchor-type="as-char" svg:width="4.586cm" svg:height="0.847cm" draw:z-index="21"><draw:image xlink:href="Pictures/10000000000000C800000025C7F3F538.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1">Aggiunto </text:span><text:span text:style-name="textbf"><text:span text:style-name="T1">riconoscimento e colorazione sintassi</text:span></text:span><text:span text:style-name="T1"> per il linguaggio </text:span><text:span text:style-name="textbf"><text:span text:style-name="T1">LISP</text:span></text:span><text:span text:style-name="T1"> utilizzato in questi software : <text:s text:c="2"/></text:span></text:p>
          </table:table-cell>
          <table:table-cell table:style-name="Tabella2.A1" office:value-type="string">
            <text:p text:style-name="P1"><draw:frame draw:style-name="fr4" draw:name="9D__down_scite_doc_guida_a_rscite_sample-lisp.png" text:anchor-type="as-char" svg:width="4.586cm" svg:height="2.046cm" draw:z-index="22"><draw:image xlink:href="Pictures/10000000000000C80000005A68647D99.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1">Integrato sistema di </text:span><text:span text:style-name="textbf"><text:span text:style-name="T1">suggerimenti</text:span></text:span><text:span text:style-name="T1"> per il linguaggio </text:span><text:span text:style-name="textbf"><text:span text:style-name="T1">LISP</text:span></text:span><text:span text:style-name="T1"> utilizzato in questi software : <text:s text:c="2"/></text:span></text:p>
          </table:table-cell>
          <table:table-cell table:style-name="Tabella2.A1" office:value-type="string">
            <text:p text:style-name="P1"><draw:frame draw:style-name="fr4" draw:name="10D__down_scite_doc_guida_a_rscite_sample-lisp2.png" text:anchor-type="as-char" svg:width="4.586cm" svg:height="1.517cm" draw:z-index="23"><draw:image xlink:href="Pictures/10000000000000C800000042A5EA14B5.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1">Aggiunta </text:span><text:span text:style-name="textbf"><text:span text:style-name="T1">sintassi</text:span></text:span><text:span text:style-name="T1"> per il linguaggio </text:span><text:span text:style-name="textbf"><text:span text:style-name="T1">DCL</text:span></text:span><text:span text:style-name="T1"> utilizzato in questi software : <text:s text:c="2"/></text:span></text:p>
          </table:table-cell>
          <table:table-cell table:style-name="Tabella2.A1" office:value-type="string">
            <text:p text:style-name="P1"><draw:frame draw:style-name="fr4" draw:name="11D__down_scite_doc_guida_a_rscite_sample-dcl.png" text:anchor-type="as-char" svg:width="4.586cm" svg:height="1.834cm" draw:z-index="24"><draw:image xlink:href="Pictures/10000000000000C800000050EDFAF99C.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1">Integrato il sistema di </text:span><text:span text:style-name="textbf"><text:span text:style-name="T1">suggerimenti</text:span></text:span><text:span text:style-name="T1"> per il linguaggio </text:span><text:span text:style-name="textbf"><text:span text:style-name="T1">DCL</text:span></text:span><text:span text:style-name="T1"> utilizzato in questi software : <text:s text:c="2"/></text:span></text:p>
          </table:table-cell>
          <table:table-cell table:style-name="Tabella2.A1" office:value-type="string">
            <text:p text:style-name="P1"><draw:frame draw:style-name="fr4" draw:name="12D__down_scite_doc_guida_a_rscite_sample-dcl2.png" text:anchor-type="as-char" svg:width="4.586cm" svg:height="1.729cm" draw:z-index="25"><draw:image xlink:href="Pictures/10000000000000C80000004BFCB2825C.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1">Integrato </text:span><text:span text:style-name="textbf"><text:span text:style-name="T1">completamento automatico per HTML</text:span></text:span><text:span text:style-name="T1"> </text:span></text:p>
          </table:table-cell>
          <table:table-cell table:style-name="Tabella2.A1" office:value-type="string">
            <text:p text:style-name="P1"><draw:frame draw:style-name="fr4" draw:name="13D__down_scite_doc_guida_a_rscite_sample-html2.png" text:anchor-type="as-char" svg:width="4.586cm" svg:height="1.799cm" draw:z-index="26"><draw:image xlink:href="Pictures/10000000000000C80000004E67AC532C.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1">Integrato sistema di </text:span><text:span text:style-name="textbf"><text:span text:style-name="T1">suggerimenti per PHP</text:span></text:span><text:span text:style-name="T1"> </text:span></text:p>
          </table:table-cell>
          <table:table-cell table:style-name="Tabella2.A1" office:value-type="string">
            <text:p text:style-name="P1"><draw:frame draw:style-name="fr4" draw:name="14D__down_scite_doc_guida_a_rscite_sample-php.png" text:anchor-type="as-char" svg:width="4.586cm" svg:height="1.446cm" draw:z-index="27"><draw:image xlink:href="Pictures/10000000000000C8000000409CC41427.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ext:soft-page-break/>
        <table:table-row>
          <table:table-cell table:style-name="Tabella2.A1" office:value-type="string">
            <text:p text:style-name="Standard"><text:span text:style-name="T1">Integrato </text:span><text:span text:style-name="textbf"><text:span text:style-name="T1">completamento automatico per PHP</text:span></text:span><text:span text:style-name="T1"> </text:span></text:p>
          </table:table-cell>
          <table:table-cell table:style-name="Tabella2.A1" office:value-type="string">
            <text:p text:style-name="P1"><draw:frame draw:style-name="fr4" draw:name="15D__down_scite_doc_guida_a_rscite_sample-php2.png" text:anchor-type="as-char" svg:width="4.586cm" svg:height="1.729cm" draw:z-index="28"><draw:image xlink:href="Pictures/10000000000000C80000004CC109BD01.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1">Aggiunto </text:span><text:span text:style-name="textbf"><text:span text:style-name="T1">riconoscimento file di PHP-GTK</text:span></text:span><text:span text:style-name="T1"> </text:span></text:p>
          </table:table-cell>
          <table:table-cell table:style-name="Tabella2.A1" office:value-type="string">
            <text:p text:style-name="P1"/>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Personalizzazione e aggiornamento</text:span></text:span><text:span text:style-name="T1"> file di supporto per il riconoscimento del linguaggio </text:span><text:span text:style-name="textbf"><text:span text:style-name="T1">Visual Basic.NET/VB/VBA/VBS</text:span></text:span><text:span text:style-name="T1"> </text:span></text:p>
          </table:table-cell>
          <table:table-cell table:style-name="Tabella2.A1" office:value-type="string">
            <text:p text:style-name="P1"><draw:frame draw:style-name="fr4" draw:name="16D__down_scite_doc_guida_a_rscite_sample-vb.png" text:anchor-type="as-char" svg:width="4.586cm" svg:height="1.87cm" draw:z-index="29"><draw:image xlink:href="Pictures/10000000000000C80000005242306685.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1">Supporto </text:span><text:span text:style-name="textbf"><text:span text:style-name="T1">completamento automatico per Visual Basic.NET/VB/VBA/VBS</text:span></text:span><text:span text:style-name="T1"> </text:span></text:p>
          </table:table-cell>
          <table:table-cell table:style-name="Tabella2.A1" office:value-type="string">
            <text:p text:style-name="P1"><draw:frame draw:style-name="fr4" draw:name="17D__down_scite_doc_guida_a_rscite_sample-vb2.png" text:anchor-type="as-char" svg:width="4.586cm" svg:height="2.011cm" draw:z-index="30"><draw:image xlink:href="Pictures/10000000000000C800000058B40348A3.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1">Supporto sistema di </text:span><text:span text:style-name="textbf"><text:span text:style-name="T1">suggerimenti per Visual Basic.NET/VB/VBA/VBS</text:span></text:span><text:span text:style-name="T1"> </text:span></text:p>
          </table:table-cell>
          <table:table-cell table:style-name="Tabella2.A1" office:value-type="string">
            <text:p text:style-name="P1"><draw:frame draw:style-name="fr4" draw:name="18D__down_scite_doc_guida_a_rscite_sample-vb3.png" text:anchor-type="as-char" svg:width="4.586cm" svg:height="1.588cm" draw:z-index="31"><draw:image xlink:href="Pictures/10000000000000C8000000459EA77110.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Tabella ASCII</text:span></text:span><text:span text:style-name="T1">. Nei momenti di necessità è possibile consultare una comoda tabella con i 255 caratteri standard. </text:span></text:p>
          </table:table-cell>
          <table:table-cell table:style-name="Tabella2.A1" office:value-type="string">
            <text:p text:style-name="P1"><draw:frame draw:style-name="fr4" draw:name="19D__down_scite_doc_guida_a_rscite_sample-ascii.png" text:anchor-type="as-char" svg:width="4.586cm" svg:height="3.916cm" draw:z-index="32"><draw:image xlink:href="Pictures/10000000000000C8000000AA9BBB160C.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P1">Supporto abbreviazioni per i seguenti linguaggi : <text:s text:c="2"/></text:p>
          </table:table-cell>
          <table:table-cell table:style-name="Tabella2.A1" office:value-type="string">
            <text:p text:style-name="P1"><draw:frame draw:style-name="fr4" draw:name="20D__down_scite_doc_guida_a_rscite_sample-abbrev.png" text:anchor-type="as-char" svg:width="4.586cm" svg:height="2.046cm" draw:z-index="33"><draw:image xlink:href="Pictures/10000000000000C80000005AF9F9CAEE.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1">Supporto sistema di </text:span><text:span text:style-name="textbf"><text:span text:style-name="T1">suggerimenti per linguaggio LUA</text:span></text:span><text:span text:style-name="T1"> </text:span></text:p>
          </table:table-cell>
          <table:table-cell table:style-name="Tabella2.A1" office:value-type="string">
            <text:p text:style-name="P1"><draw:frame draw:style-name="fr4" draw:name="21D__down_scite_doc_guida_a_rscite_sample-lua.png" text:anchor-type="as-char" svg:width="4.586cm" svg:height="1.446cm" draw:z-index="34"><draw:image xlink:href="Pictures/10000000000000C8000000409CC41427.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1">Integrato </text:span><text:span text:style-name="textbf"><text:span text:style-name="T1">manuale per linguaggio LUA</text:span></text:span><text:span text:style-name="T1"> </text:span></text:p>
          </table:table-cell>
          <table:table-cell table:style-name="Tabella2.A1" office:value-type="string">
            <text:p text:style-name="P1"><draw:frame draw:style-name="fr4" draw:name="22D__down_scite_doc_guida_a_rscite_sample-luaman.png" text:anchor-type="as-char" svg:width="4.586cm" svg:height="2.046cm" draw:z-index="35"><draw:image xlink:href="Pictures/10000000000000C80000005A4B6E8D5E.png" xlink:type="simple" xlink:show="embed" xlink:actuate="onLoad"/></draw:frame> </text:p>
          </table:table-cell>
        </table:table-row>
        <table:table-row>
          <table:table-cell table:style-name="Tabella2.A1" office:value-type="string">
            <text:p text:style-name="P1"/>
          </table:table-cell>
          <table:table-cell table:style-name="Tabella2.A1" office:value-type="string">
            <text:p text:style-name="P1"/>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Editor Esadecimale FRhed</text:span></text:span><text:span text:style-name="T1"> (versione per Windows). Accessibile da </text:span><text:span text:style-name="textbf"><text:span text:style-name="T1">F12</text:span></text:span><text:span text:style-name="T1">, permette l’editazione del file corrente in formato Esadecimale. <text:s text:c="2"/></text:span></text:p>
          </table:table-cell>
          <table:table-cell table:style-name="Tabella2.A1" office:value-type="string">
            <text:p text:style-name="P1"><draw:frame draw:style-name="fr4" draw:name="23D__down_scite_doc_guida_a_rscite_sample-frhed.png" text:anchor-type="as-char" svg:width="4.586cm" svg:height="2.822cm" draw:z-index="36"><draw:image xlink:href="Pictures/10000000000000C80000007B46225DB5.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Software per il confronto e per l’unione di file, KDiff</text:span></text:span><text:span text:style-name="T1">. Accessibile da </text:span><text:span text:style-name="textbf"><text:span text:style-name="T1">F12</text:span></text:span><text:span text:style-name="T1">, permette il confronto di file e cartelle. <text:s text:c="3"/></text:span></text:p>
          </table:table-cell>
          <table:table-cell table:style-name="Tabella2.A1" office:value-type="string">
            <text:p text:style-name="P1"><draw:frame draw:style-name="fr4" draw:name="24D__down_scite_doc_guida_a_rscite_sample-kdiff.png" text:anchor-type="as-char" svg:width="4.586cm" svg:height="2.681cm" draw:z-index="37"><draw:image xlink:href="Pictures/10000000000000C8000000758801C767.png" xlink:type="simple" xlink:show="embed" xlink:actuate="onLoad"/></draw:frame> </text:p>
          </table:table-cell>
        </table:table-row>
        <table:table-row>
          <table:table-cell table:style-name="Tabella2.A1" office:value-type="string">
            <text:p text:style-name="P4"><draw:frame draw:style-name="fr4" draw:name="Immagine1" text:anchor-type="as-char" svg:width="18.274cm" svg:height="11.959cm" draw:z-index="38"><draw:image xlink:href="Pictures/10000000000003180000020716F43A81.png" xlink:type="simple" xlink:show="embed" xlink:actuate="onLoad"/></draw:frame></text:p>
          </table:table-cell>
          <table:table-cell table:style-name="Tabella2.A1" office:value-type="string">
            <text:p text:style-name="P4"/>
          </table:table-cell>
        </table:table-row>
        <text:soft-page-break/>
        <table:table-row>
          <table:table-cell table:style-name="Tabella2.A1" office:value-type="string">
            <text:p text:style-name="Standard"><text:span text:style-name="T1">Software per il confronto e per l’unione di file, </text:span><text:span text:style-name="textbf"><text:span text:style-name="T1">WinMerge</text:span></text:span><text:span text:style-name="T1">. Accessibile da </text:span><text:span text:style-name="textbf"><text:span text:style-name="T1">F12</text:span></text:span><text:span text:style-name="T1">, permette il confronto di file e cartelle. <text:s text:c="3"/></text:span></text:p>
          </table:table-cell>
          <table:table-cell table:style-name="Tabella2.A1" office:value-type="string">
            <text:p text:style-name="P1"><draw:frame draw:style-name="fr5" draw:name="25D__down_scite_doc_guida_a_rscite_sample-winmerge.png" text:anchor-type="as-char" svg:width="7.962cm" svg:height="5.211cm" draw:z-index="39"><draw:image xlink:href="Pictures/10000000000003180000020716F43A81.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1">Integrazione con il </text:span><text:span text:style-name="textbf"><text:span text:style-name="T1">menu contestuale di Windows</text:span></text:span><text:span text:style-name="T1">. <text:s/></text:span></text:p>
          </table:table-cell>
          <table:table-cell table:style-name="Tabella2.A1" office:value-type="string">
            <text:p text:style-name="P1"><draw:frame draw:style-name="fr4" draw:name="26D__down_scite_doc_guida_a_rscite_sample-context.png" text:anchor-type="as-char" svg:width="4.586cm" svg:height="1.517cm" draw:z-index="40"><draw:image xlink:href="Pictures/10000000000000C80000004327717E78.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Procedura di installazione</text:span></text:span><text:span text:style-name="T1">, in lingua italiana, per i sistemi Windows (XP / Vista / 7 / 8 o successivi), con possibilità di personalizzazione delle funzionalità da attivare. </text:span></text:p>
          </table:table-cell>
          <table:table-cell table:style-name="Tabella2.A1" office:value-type="string">
            <text:p text:style-name="P1"><draw:frame draw:style-name="fr4" draw:name="27D__down_scite_doc_guida_a_rscite_sample-setup.png" text:anchor-type="as-char" svg:width="4.586cm" svg:height="3.175cm" draw:z-index="41"><draw:image xlink:href="Pictures/10000000000000C80000008AF7458D1B.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4">File LISP : Esegui in CAD. </text:span></text:span><text:span text:style-name="textbf"><text:span text:style-name="T5">Nei file LSP (Lisp) è possibile utilizzare il tasto F5 per caricare il file corrente nel CAD </text:span></text:span><text:span text:style-name="T1"><text:s/></text:span><text:span text:style-name="T4">aperto al momento.</text:span></text:p>
          </table:table-cell>
          <table:table-cell table:style-name="Tabella2.A1" office:value-type="string">
            <text:p text:style-name="P1"/>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Menu Contestuale</text:span></text:span><text:span text:style-name="T1"> <text:s/></text:span></text:p>
          </table:table-cell>
          <table:table-cell table:style-name="Tabella2.A1" office:value-type="string">
            <text:p text:style-name="P1"/>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Interprete Diretto Espressioni Lua</text:span></text:span><text:span text:style-name="T1"> <text:s/></text:span></text:p>
          </table:table-cell>
          <table:table-cell table:style-name="Tabella2.A1" office:value-type="string">
            <text:p text:style-name="P1"/>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Convertitore Testo-&gt;Abbreviazione/Template</text:span></text:span><text:span text:style-name="T1"> <text:s/></text:span></text:p>
          </table:table-cell>
          <table:table-cell table:style-name="Tabella2.A1" office:value-type="string">
            <text:p text:style-name="P1"/>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Elenco TODO</text:span></text:span><text:span text:style-name="T1"> <text:s/></text:span></text:p>
          </table:table-cell>
          <table:table-cell table:style-name="Tabella2.A1" office:value-type="string">
            <text:p text:style-name="P1"/>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Gestore Finestre Multiple</text:span></text:span><text:span text:style-name="T1"> <text:s/></text:span></text:p>
          </table:table-cell>
          <table:table-cell table:style-name="Tabella2.A1" office:value-type="string">
            <text:p text:style-name="P1"/>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Apertura Gestione Risorse</text:span></text:span><text:span text:style-name="T1"> <text:s/></text:span></text:p>
          </table:table-cell>
          <table:table-cell table:style-name="Tabella2.A1" office:value-type="string">
            <text:p text:style-name="P1"/>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Gestore Trasparenza finestra di SciTE</text:span></text:span><text:span text:style-name="T1"> <text:s/></text:span></text:p>
          </table:table-cell>
          <table:table-cell table:style-name="Tabella2.A1" office:value-type="string">
            <text:p text:style-name="P1"/>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Gestore Appunti Multipli</text:span></text:span><text:span text:style-name="T1"> <text:s/></text:span></text:p>
          </table:table-cell>
          <table:table-cell table:style-name="Tabella2.A1" office:value-type="string">
            <text:p text:style-name="P1"/>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Gestore Avanzato Segnalibri/Bookmarks</text:span></text:span><text:span text:style-name="T1"> <text:s/></text:span></text:p>
          </table:table-cell>
          <table:table-cell table:style-name="Tabella2.A1" office:value-type="string">
            <text:p text:style-name="P1"/>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Ricerca Contestuale Online (CTRL+F1)</text:span></text:span><text:span text:style-name="T1"> <text:s text:c="3"/></text:span></text:p>
          </table:table-cell>
          <table:table-cell table:style-name="Tabella2.A1" office:value-type="string">
            <text:p text:style-name="P1"/>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Trova/Sostituisci su file multipli</text:span></text:span><text:span text:style-name="T1"> <text:s/></text:span></text:p>
          </table:table-cell>
          <table:table-cell table:style-name="Tabella2.A1" office:value-type="string">
            <text:p text:style-name="P1"/>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Inserimento BOM per file con codifica Unicode</text:span></text:span><text:span text:style-name="T1"> <text:s/></text:span></text:p>
          </table:table-cell>
          <table:table-cell table:style-name="Tabella2.A1" office:value-type="string">
            <text:p text:style-name="P1"/>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Conversione valori decimali-esadecimali-binari</text:span></text:span><text:span text:style-name="T1"> <text:s/></text:span></text:p>
          </table:table-cell>
          <table:table-cell table:style-name="Tabella2.A1" office:value-type="string">
            <text:p text:style-name="P1"/>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Non siamo mica qui... </text:span></text:span><text:span text:style-name="T1"><text:s/></text:span></text:p>
          </table:table-cell>
          <table:table-cell table:style-name="Tabella2.A1" office:value-type="string">
            <text:p text:style-name="P1"/>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Disegna/Calcola espressione matematica</text:span></text:span><text:span text:style-name="T1"> <text:s/></text:span></text:p>
          </table:table-cell>
          <table:table-cell table:style-name="Tabella2.A1" office:value-type="string">
            <text:p text:style-name="P1"/>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P1">Oltre a quanto riportato in questo elenco, sono presenti molte modifiche, secondarie, alle impostazioni di base (es.: margini, numeri linea ecc..). </text:p>
          </table:table-cell>
          <table:table-cell table:style-name="Tabella2.A1" office:value-type="string">
            <text:p text:style-name="P1"/>
          </table:table-cell>
        </table:table-row>
      </table:table>
      <text:p text:style-name="Text_20_body"/>
      <text:h text:style-name="P32" text:outline-level="1">== F12 ==</text:h>
      <text:h text:style-name="Heading_20_2" text:outline-level="2">Funzionalità Avanzate per la modifica dei file di testo... </text:h>
      <text:p text:style-name="Text_20_body">Alle volte, durante il lavoro quotidiano, si sente la mancanza di alcune funzionalità previste da altri editor e che SciTE ancora non supporta. </text:p>
      <text:p text:style-name="Text_20_body"><text:soft-page-break/>Per sopperire a tale mancanza, sfruttando il potente linguaggio interno a SciTE (LUA), RSciTE prova ad includere ciò che manca. </text:p>
      <text:p text:style-name="Text_20_body"/>
      <text:h text:style-name="Heading_20_2" text:outline-level="2">E’ nato F12! </text:h>
      <text:p text:style-name="Text_20_body"><text:span text:style-name="textbf"><text:span text:style-name="T1">F12</text:span></text:span><text:span text:style-name="T1"> prende il suo nome dal tasto che lo richiama, e più che di una singola funzione, </text:span><text:span text:style-name="textbf"><text:span text:style-name="T1">F12</text:span></text:span><text:span text:style-name="T1"> può essere visto come insieme di utilità per la manipolazione del testo. Alla pressione dell’omonimo tasto (</text:span><text:span text:style-name="textbf"><text:span text:style-name="T1">F12</text:span></text:span><text:span text:style-name="T1">), apparirà l’apposita dialog per la scelta del comando da eseguire: </text:span></text:p>
      <text:p text:style-name="P5"/>
      <text:p text:style-name="P7"><draw:frame draw:style-name="fr4" draw:name="28D__down_scite_doc_guida_a_rscite_f12-1.png" text:anchor-type="as-char" svg:width="6.985cm" svg:height="8.079cm" draw:z-index="42"><draw:image xlink:href="Pictures/10000000000001300000015F211EFE46.png" xlink:type="simple" xlink:show="embed" xlink:actuate="onLoad"/></draw:frame> </text:p>
      <text:p text:style-name="P6"/>
      <text:p text:style-name="Text_20_body">Attenzione : solo una piccola parte dei comandi disponibili è presente in questa schermata! </text:p>
      <text:p text:style-name="Text_20_body"><text:span text:style-name="T1">Data la mole di funzioni presenti in </text:span><text:span text:style-name="textbf"><text:span text:style-name="T1">F12</text:span></text:span><text:span text:style-name="T1"> la maschera di selezione è dotata di una comoda casella nella quale l’utente può inserire un testo, che servirà ad RSciTE per mostrare solo le funzioni che lo riportano. Ad esempio, se volessimo vedere tutte le funzioni riguardanti i l’eliminazione di testo ci basterebbe inserire la parola “elimina”, in questo modo : </text:span></text:p>
      <text:p text:style-name="P5"/>
      <text:p text:style-name="P7"><draw:frame draw:style-name="fr4" draw:name="29D__down_scite_doc_guida_a_rscite_f12-2.png" text:anchor-type="as-char" svg:width="6.985cm" svg:height="4.092cm" draw:z-index="43"><draw:image xlink:href="Pictures/1000000000000130000000B288FB971D.png" xlink:type="simple" xlink:show="embed" xlink:actuate="onLoad"/></draw:frame> </text:p>
      <text:p text:style-name="P6"/>
      <text:p text:style-name="P11"/>
      <text:h text:style-name="Heading_20_2" text:outline-level="2">Cosa contiene F12 </text:h>
      <text:list xml:id="list8032028896717577172" text:style-name="L3">
        <text:list-item>
          <text:p text:style-name="P21"><text:span text:style-name="textbf"><text:span text:style-name="T1">Gestione Data/Ora</text:span></text:span><text:span text:style-name="T1"> <text:line-break/>Questa funzione permette l’inserimento della data e dell’ora corrente, con la possibilità di scegliere il formato che la rappresenta, compreso lo speciale formato TIMESTAMP. Per consentire la massima flessibilità l’utente può personalizzare la modalità di inserimento aumentando il numero di formati disponibili. In aggiunta, la procedura prevede modalità particolari per la conversione di date generiche in formato TIMESTAMP e viceversa. </text:span></text:p>
        </text:list-item>
        <text:list-item>
          <text:p text:style-name="P21"><text:span text:style-name="textbf"><text:span text:style-name="T1">Formattazione selezione </text:span></text:span><text:span text:style-name="T1"><text:line-break/>Selezionando un testo è possibile chiedere al software l’inserimento automatico dei ritorni a capo ad una determinata colonna. Questa funzionalità di formattazione consente di scegliere la colonna oppure di utilizzare il delimitatore destro (solitamente visibile). </text:span></text:p>
        </text:list-item>
        <text:list-item>
          <text:p text:style-name="P21"><text:span text:style-name="textbf"><text:span text:style-name="T1">Inserimento caratteri ESCAPE in selezione </text:span></text:span><text:span text:style-name="T1"><text:line-break/>Alcuni linguaggi prevedono, all’interno delle stringhe, l’uso di caratteri speciali (chiamati di Escape). Con questo comando è possibile convertire i normali caratteri in caratteri di Escape. Ad esempio : Ritorno a capo = \n, Tabulazione = \t ecc... </text:span></text:p>
        </text:list-item>
        <text:list-item>
          <text:p text:style-name="P21"><text:span text:style-name="textbf"><text:span text:style-name="T1">Allineamento Selezione </text:span></text:span><text:span text:style-name="T1"><text:line-break/>L’allineamento della selezione consente di posizionare le linee a destra/sinistra/centro, come nei normali elaboratori di testo, operazione utili quando si desidera dare un aspetto migliore ai propri scritti. Questa funzione permette anche l’utilizzo di riempimenti per la riga formattata. </text:span></text:p>
        </text:list-item>
        <text:list-item>
          <text:p text:style-name="P21"><text:span text:style-name="textbf"><text:span text:style-name="T1">Numerazione Linee in Selezione </text:span></text:span><text:span text:style-name="T1"><text:line-break/>Alle volte, risulta utile inserire il numero di linea prima del testo della stessa. Questo comando permette di finserire questo dato, consentendo all’operatore di stabilire come, lo stesso numero, debba essere formattato. </text:span></text:p>
        </text:list-item>
        <text:list-item>
          <text:p text:style-name="P21"><text:span text:style-name="textbf"><text:span text:style-name="T1">Inserimento File</text:span></text:span><text:span text:style-name="T1"> <text:line-break/>Questa funzione consente l’inserimento, nella posizione corrente del cursore, di un intero file scelto da un’apposita maschera. </text:span></text:p>
        </text:list-item>
        <text:list-item>
          <text:p text:style-name="P21"><text:span text:style-name="textbf"><text:span text:style-name="T1">Inserimento Lista File </text:span></text:span><text:span text:style-name="T1"><text:line-break/>Con questa procedura è possibile inserire l’elenco dei file presenti in una determinata cartella. E’ possibile scegliere quali file elencare attraverso l’uso dei normali caratteri speciali (* ? ecc...), inoltre è consentito stabilire come rappresentare il nome dei file inseriti. </text:span></text:p>
        </text:list-item>
        <text:list-item>
          <text:p text:style-name="P21"><text:span text:style-name="textbf"><text:span text:style-name="T1">Inserimento Codice Colore </text:span></text:span><text:span text:style-name="T1"><text:line-break/>Scegliendo il colore dalla maschera standard di selezione è possibile inserire il suo codice all’interno del documento corrente, nella posizione del cursore. Una volta scelto il colore sarà possibile indicare il formato per l’inserimento (RGB decimale o RGB Esadecimale). </text:span></text:p>
        </text:list-item>
        <text:list-item>
          <text:p text:style-name="P21"><text:span text:style-name="textbf"><text:span text:style-name="T1">Inserimento Stringa Casuale </text:span></text:span><text:span text:style-name="T1"><text:line-break/>Con questa funzione è possibile inserire una stringa casuale, scegliendone la composizione, lunghezza e la rappresentazione (solo numeri, numeri + lettere, formato esadecimale, ecc...). </text:span></text:p>
        </text:list-item>
        <text:list-item>
          <text:p text:style-name="P21"><text:soft-page-break/><text:span text:style-name="textbf"><text:span text:style-name="T1">Inserimento Rientri su linee selezionate </text:span></text:span><text:span text:style-name="T1"><text:line-break/>Con questo comando è possibile inserire dei rientri a sinistra della selezione corrente, così da poter allineare, in modo semplice, diversi blocchi di testo tra loro. </text:span></text:p>
        </text:list-item>
        <text:list-item>
          <text:p text:style-name="P21"><text:span text:style-name="textbf"><text:span text:style-name="T1">Inserisci Testo alla colonna N/Inizio/Fine </text:span></text:span><text:span text:style-name="T1"><text:line-break/>Questa funzione consente l’inserimento di testo nelle linee selezionate. E’ possibile decidere di specificare una colonna nella quale verrà posizionato il testo indicato oppure, quest’ultimo potrà essere inserito all’inizio o alla fine delle linee. </text:span></text:p>
        </text:list-item>
        <text:list-item>
          <text:p text:style-name="P21"><text:span text:style-name="textbf"><text:span text:style-name="T1">Conversione Lettere speciali in codici HTML </text:span></text:span><text:span text:style-name="T1"><text:line-break/>Questa funzione permette di scrivere normalmente il testo nelle pagine HTML senza preoccuparsi delle lettere accentate, infatti il suo utilizzo converte questi caratteri nei corrispondenti codici HTML. </text:span></text:p>
        </text:list-item>
        <text:list-item>
          <text:p text:style-name="P21"><text:span text:style-name="textbf"><text:span text:style-name="T1">Eliminazione Rientri dalle linee selezionate </text:span></text:span><text:span text:style-name="T1"><text:line-break/>Con questo comando è possibile eliminare i rientri, eventualmente presenti alla sinistra del testo selezionato. </text:span></text:p>
        </text:list-item>
        <text:list-item>
          <text:p text:style-name="P21"><text:span text:style-name="textbf"><text:span text:style-name="T1">Eliminazione Righe Vuote </text:span></text:span><text:span text:style-name="T1"><text:line-break/>Questa funzione non fa altro che eliminare le linee Vuote dal file corrente. </text:span></text:p>
        </text:list-item>
        <text:list-item>
          <text:p text:style-name="P21"><text:span text:style-name="textbf"><text:span text:style-name="T1">Eliminazione Righe Doppie </text:span></text:span><text:span text:style-name="T1"><text:line-break/>Alle volte, può capitare di dover eliminare eventuali righe doppie da un file di testo. Questa funzione esegue la scansione del documento corrente eliminando eventuali doppioni. </text:span></text:p>
        </text:list-item>
        <text:list-item>
          <text:p text:style-name="P21"><text:span text:style-name="textbf"><text:span text:style-name="T1">Eliminazione Righe Contenenti Testo... </text:span></text:span><text:span text:style-name="T1"><text:line-break/>In modo simile al precedente, questo comando elimina delle linee dal file corrente, richiedendo all’utente di specificare un testo da ricercare, in corrispondenza del quale, verranno fatte le cancellazioni. </text:span></text:p>
        </text:list-item>
        <text:list-item>
          <text:p text:style-name="P21"><text:span text:style-name="textbf"><text:span text:style-name="T1">Eliminazione Righe NON Contenenti Testo... </text:span></text:span><text:span text:style-name="T1"><text:line-break/>In modo simile al precedente, questo comando elimina delle linee dal file corrente, richiedendo all’utente di specificare un testo da ricercare, tutte le linee che NON contengono il testo specificato verranno eliminate. </text:span></text:p>
        </text:list-item>
        <text:list-item>
          <text:p text:style-name="P21"><text:span text:style-name="textbf"><text:span text:style-name="T1">Eliminazione spazi a fine riga </text:span></text:span><text:span text:style-name="T1"><text:line-break/>Spesso capita di trovare file contenenti spazi o tabulazioni alla fine delle linee. Ciò provoca uno spreco di spazio e rende più difficoltosa l’editazione. Questa funzione risolve il problema eliminando ciò che è superfluo. Eliminazione spazi a fine riga Spesso capita di trovare file contenenti spazi o tabulazioni alla fine delle linee. Ciò provoca uno spreco di spazio e rende più difficoltosa l’editazione. Questa funzione risolve il problema eliminando ciò che è superfluo. </text:span></text:p>
        </text:list-item>
        <text:list-item>
          <text:p text:style-name="P21"><text:span text:style-name="textbf"><text:span text:style-name="T1">Ordinamento file corrente/selezione </text:span></text:span><text:span text:style-name="T1"><text:line-break/>Nella mia ’vita da programmatore’, mi è capitato più di una volta, di dover ordinare un file. Questo comando ordina il file corrente con il classico metodo ASCII, consentendo di scegliere se l’ordine debba essere crescente o decrescente. </text:span></text:p>
        </text:list-item>
        <text:list-item>
          <text:p text:style-name="P21"><text:span text:style-name="textbf"><text:span text:style-name="T1">Ridenominazione File Corrente </text:span></text:span><text:span text:style-name="T1"><text:line-break/>Per rinominare il file corrente, senza dover passare ad un file manager o al gestione risorse. </text:span></text:p>
        </text:list-item>
        <text:list-item>
          <text:p text:style-name="P21"><text:span text:style-name="textbf"><text:span text:style-name="T1">Elimina File Corrente </text:span></text:span><text:span text:style-name="T1"><text:line-break/></text:span><text:soft-page-break/><text:span text:style-name="T1">Anche in questo caso, un’utilità che ci consente di non utilizzare un gestore di file apposito, ma che elimina definitivamente il file corrente. </text:span></text:p>
        </text:list-item>
        <text:list-item>
          <text:p text:style-name="P21"><text:span text:style-name="textbf"><text:span text:style-name="T1">Copia nome file corrente negli appunti</text:span></text:span><text:span text:style-name="T1"> <text:line-break/>In alcune circostanze, risulta utile poter disporre del nome del file in editazione, in modo da poterlo utilizzare nel testo o in altri software. </text:span></text:p>
        </text:list-item>
        <text:list-item>
          <text:p text:style-name="P21"><text:span text:style-name="textbf"><text:span text:style-name="T1">Inserimento Nome File</text:span></text:span><text:span text:style-name="T1"> <text:line-break/>E’ possibile utilizzare questa funzione per inserire il nome del file corrente, comprensivo di percorso, nella posizione del cursore. </text:span></text:p>
        </text:list-item>
        <text:list-item>
          <text:p text:style-name="P21"><text:span text:style-name="textbf"><text:span text:style-name="T1">Lista TODO</text:span></text:span><text:span text:style-name="T1"> <text:line-break/>Molte volte, all’interno dei file sorgente, vengono utilizzato degli identificatori per annotare le cose da fare, gli errori da correggere o le funzionalità da implementare. Questa funzione fornisce l’elenco di questo note, eventualmente presenti nel file corrente. Sono supportati i seguenti identificativi : "TODO :", "HACK :" e "UNDONE :" </text:span></text:p>
        </text:list-item>
        <text:list-item>
          <text:p text:style-name="P21"><text:span text:style-name="textbf"><text:span text:style-name="T1">Info carattere corrente</text:span></text:span><text:span text:style-name="T1"> <text:line-break/>Particolare funzione che consente di ottenere informazioni specifiche sul carattere presente nella posizione del cursore. I dati visualizzati si riferiscono al codice ASCII, al codice esadecimale e all’offset del carattere analizzato. </text:span></text:p>
        </text:list-item>
        <text:list-item>
          <text:p text:style-name="P21"><text:span text:style-name="textbf"><text:span text:style-name="T1">Statistiche su file corrente</text:span></text:span><text:span text:style-name="T1"> <text:line-break/>Fornisce informazioni dettagliate sulla selezione e sul file corrente. I dati visualizzati si riferiscono al conteggio di Parole, Righe, Caratteri comprensivi di spazi e senza spazi, inoltre gli stessi dati sono riportati per la selezione corrente. </text:span></text:p>
        </text:list-item>
        <text:list-item>
          <text:p text:style-name="P21"><text:span text:style-name="textbf"><text:span text:style-name="T1">Statistiche su testo</text:span></text:span><text:span text:style-name="T1"> <text:line-break/>Consente il conteggio di un parziale all’interno del testo corrente. Permette sia il semplice conteggio di occorrenze e linee, sia l’identificazione di queste ultime con segnalibri. Può lavorare sia considerando, sia non considerando le differenze tra maiuscole e minuscole. </text:span></text:p>
        </text:list-item>
        <text:list-item>
          <text:p text:style-name="P21"><text:span text:style-name="textbf"><text:span text:style-name="T1">Gestore Finestre</text:span></text:span><text:span text:style-name="T1"> <text:line-break/>Consente l’allineamento e la gestione delle finestre multiple di SciTE. </text:span></text:p>
        </text:list-item>
        <text:list-item>
          <text:p text:style-name="P21"><text:span text:style-name="textbf"><text:span text:style-name="T1">Imposta trasparenza finestra di SciTE</text:span></text:span><text:span text:style-name="T1"> <text:line-break/>Con questa funzionalità è possibile rendere trasparente la finestra di SciTE, in modo che diventi, in alcune circostanze, meno evidente. Questa funzione risulta utile soprattutto quando SciTE viene posizionato sempre in primo piano, utilizzando l’apposita opzione. </text:span></text:p>
        </text:list-item>
        <text:list-item>
          <text:p text:style-name="P21"><text:span text:style-name="textbf"><text:span text:style-name="T1">Analizza file corrente con CTAGS</text:span></text:span><text:span text:style-name="T1"> <text:line-break/>Attraverso l’utilizzo di CTAGS, il file corrente viene analizzato e vengono mostrate le funzioni, le classi e le variabile definite al suo interno. In questo modo è possibile identificare immediatamente ogni elemento del sorgente editato. </text:span></text:p>
        </text:list-item>
        <text:list-item>
          <text:p text:style-name="P21"><text:span text:style-name="textbf"><text:span text:style-name="T1">Comprimi file CSS/JavaScript (YuiCompressor)</text:span></text:span><text:span text:style-name="T1"> <text:line-break/>YuiCompressor è un’utilità scritta in linguaggio Java (e che necessita del relativo runtime) che consente di ridurre le dimensioni di un qualsiasi file CSS e/o JavaScript. La riduzione delle dimensioni avviene attraverso l’utilizzo di alcune tecniche che, senza intaccarne il funzionamento, ne eliminano le parti superflue riuscendo a diminuirne drasticamente le dimensioni. Di conseguenza è possibile ridurre la dimensione delle nostre, care, pagine web, velocizzandone la </text:span><text:soft-page-break/><text:span text:style-name="T1">consultazione e rendendo la navigazione un’esperienza migliore. Inoltre, YuiCompressor effettua anche l’offuscamento del sorgente, in modo che questo sia di difficile comprensione e riutilizzo. Cosi facendo è possibile limitare il rischio di uso non autorizzato del proprio lavoro. </text:span></text:p>
        </text:list-item>
        <text:list-item>
          <text:p text:style-name="P21"><text:span text:style-name="textbf"><text:span text:style-name="T1">Generatore GUID</text:span></text:span><text:span text:style-name="T1"> <text:line-break/>Questa funzione permette l’inserimento di una GUID all’interno del testo corrente, consentendone la formattazione per adattarsi a diverse situazioni di utilizzo. </text:span></text:p>
        </text:list-item>
        <text:list-item>
          <text:p text:style-name="P21"><text:span text:style-name="textbf"><text:span text:style-name="T1">Invertitore barre</text:span></text:span><text:span text:style-name="T1"> <text:line-break/>Questa piccola utilità consente l’inversione delle barre presenti nel testo selezionato. Nella pratica, il carattere ’\’ sarà trasformato in ’/’ e viceversa. </text:span></text:p>
        </text:list-item>
        <text:list-item>
          <text:p text:style-name="P21"><text:span text:style-name="textbf"><text:span text:style-name="T1">Apertura prompt dei comandi</text:span></text:span><text:span text:style-name="T1"> <text:line-break/>E’ possibile aprire la finestra del prompt dei comandi direttamente nella cartella del file corrente. Operazione banale ma, alle volte, comoda per evitare di scomodare il menu dei programmi del sistema operativo. </text:span></text:p>
        </text:list-item>
        <text:list-item>
          <text:p text:style-name="P21"><text:span text:style-name="textbf"><text:span text:style-name="T1">Sposta linea margine destro</text:span></text:span><text:span text:style-name="T1"> <text:line-break/>Questa funzionalità consente di posizionare liberamente la linea relativa al margine destro del testo, questo consente una migliore gestione delle funzioni di riformattazione e aiuta a stabilire l’incolonnamento esatto di eventuali file formattati. </text:span></text:p>
        </text:list-item>
        <text:list-item>
          <text:p text:style-name="P21"><text:span text:style-name="textbf"><text:span text:style-name="T1">Controllo Ortografico</text:span></text:span><text:span text:style-name="T1"> <text:line-break/>Il controllo ortografico in RSciTE è finalizzato alla correzione di semplici errori di digitazione. Con il programma sono forniti due dizionari, uno per la lingua italiana e uno per la lingua inglese. Le funzionalità implementate permettono l’individuazione delle parole errate e la creazione di un proprio dizionario personalizzato. La procedura è di tipo interattivo e segue l’utente passo passo nella selezione e nella correzione dei termini errati. </text:span></text:p>
        </text:list-item>
        <text:list-item>
          <text:p text:style-name="P21"><text:span text:style-name="textbf"><text:span text:style-name="T1">Informazioni sulle Versioni...</text:span></text:span><text:span text:style-name="T1"> <text:line-break/>Questo comando, fornisce i numeri di versione per la distribuzione utilizzata di RSciTE, in questo modo è possibile controllare lo stato di aggiornamento del software. </text:span></text:p>
        </text:list-item>
        <text:list-item>
          <text:p text:style-name="P21"><text:span text:style-name="textbf"><text:span text:style-name="T1">Controlla aggiornamenti di RSciTE</text:span></text:span><text:span text:style-name="T1"> <text:line-break/>Questa funzione si occupa di controllare la presenza, su internet, di una nuova versione di RSciTE, permette quindi di scaricare ed installare la nuova release. </text:span></text:p>
        </text:list-item>
        <text:list-item>
          <text:p text:style-name="P21"><text:span text:style-name="textbf"><text:span text:style-name="T1">Codifica/decodifica in Base64</text:span></text:span><text:span text:style-name="T1"> <text:line-break/>Consente di codificare a decodificare una stringa usando l’algoritmo BASE64. </text:span></text:p>
        </text:list-item>
        <text:list-item>
          <text:p text:style-name="P21"><text:span text:style-name="textbf"><text:span text:style-name="T1">Traduci testo selezionato in...</text:span></text:span><text:span text:style-name="T1"> <text:line-break/>Utile per tradurre piccole frasi in qualsiasi altra lingua supportata da Google Translator. Richiede una connessione a internet attiva. </text:span></text:p>
        </text:list-item>
        <text:list-item>
          <text:p text:style-name="P21"><text:span text:style-name="textbf"><text:span text:style-name="T1">Confronta / Fondi / Unisci File</text:span></text:span><text:span text:style-name="T1"> <text:line-break/>Consente l’utilizzo di Kdiff o WinMerge per il confronto e la fusione di file e cartelle. </text:span></text:p>
        </text:list-item>
        <text:list-item>
          <text:p text:style-name="P21"><text:span text:style-name="textbf"><text:span text:style-name="T1">Apri Tester Espressioni Regolari</text:span></text:span><text:span text:style-name="T1"> <text:line-break/>Apre una piccola, ma preziosa, utilità in grado di testare le espressioni regolari. </text:span></text:p>
        </text:list-item>
        <text:list-item>
          <text:p text:style-name="P21"><text:span text:style-name="textbf"><text:span text:style-name="T1">Apri editor esadecimale</text:span></text:span><text:span text:style-name="T1"> <text:line-break/></text:span><text:soft-page-break/><text:span text:style-name="T1">Apre l’editor esadecimale con il file corrente caricato. </text:span></text:p>
        </text:list-item>
        <text:list-item>
          <text:p text:style-name="P21"><text:span text:style-name="textbf"><text:span text:style-name="T1">Apri Gestione Risorse in cartella file</text:span></text:span><text:span text:style-name="T1"> <text:line-break/>Come “dice” la voce stessa, apre il gestore file del sistema operativo nella cartella del file corrente. </text:span></text:p>
        </text:list-item>
        <text:list-item>
          <text:p text:style-name="P21"><text:span text:style-name="textbf"><text:span text:style-name="T1">Converti codifica file corrente (ICONV)</text:span></text:span><text:span text:style-name="T1"> <text:line-break/>Attraverso l’utilizzo dell’utilità ICONV, RSciTE è in grado di convertire un file da una codifica ad un’altra. Supporta piu di 100 codifiche diverse sia come sorgente, sia come destinazione. </text:span></text:p>
        </text:list-item>
        <text:list-item>
          <text:p text:style-name="P21"><text:span text:style-name="textbf"><text:span text:style-name="T1">Crea immagine QRCode da testo</text:span></text:span><text:span text:style-name="T1"> <text:line-break/>Funzione in grado di convertire un testo nel relativo codice QRCode. Questa funzionalità può sfruttare servizi online oppure può funzionare in modo completamente indipendente. </text:span></text:p>
        </text:list-item>
        <text:list-item>
          <text:p text:style-name="P21"><text:span text:style-name="textbf"><text:span text:style-name="T1">Verifica IP in blacklists</text:span></text:span><text:span text:style-name="T1"><text:line-break/>Verifica se l’IP specificato/selezionato è presente in qualche blacklist internet„ sfruttando un apposito servizio online. </text:span></text:p>
        </text:list-item>
        <text:list-item>
          <text:p text:style-name="P21"><text:span text:style-name="textbf"><text:span text:style-name="T1">Verifica prestazioni pagina Web</text:span></text:span><text:span text:style-name="T1"><text:line-break/>Verifica le prestazioni della pagina web spacificata/selezionata, sfruttando un apposito servizio online. </text:span></text:p>
        </text:list-item>
        <text:list-item>
          <text:p text:style-name="P21"><text:span text:style-name="textbf"><text:span text:style-name="T1">Converti testo in Ascii Art</text:span></text:span><text:span text:style-name="T1"><text:line-break/>Utilizzando un apposito servizio web, questa funzione permette di convertire un testo nella relativa forma di Ascii Art. </text:span></text:p>
        </text:list-item>
        <text:list-item>
          <text:p text:style-name="P21"><text:span text:style-name="textbf"><text:span text:style-name="T1">Calcolatrice</text:span></text:span><text:span text:style-name="T1"><text:line-break/>Questa funzionalità permette di risolvere espressioni matematiche ottenendo il risultato numerico. Sono supportate sia le normali funzioni matematiche di base, sia quelle avanzate, inoltre è consentito l’utilizzo delle variabili modificabili in modo dinamico. Per interpretare le espressioni è stata utilizzata la liberia MathParserKit (</text:span><text:a xlink:type="simple" xlink:href="http://www.bernaschina.com/it/progetti/mathparsekit/" text:style-name="Internet_20_link" text:visited-style-name="Visited_20_Internet_20_Link"><text:span text:style-name="T1">http://www.bernaschina.com/it/progetti/mathparsekit/</text:span></text:a><text:span text:style-name="T1">). </text:span></text:p>
        </text:list-item>
        <text:list-item>
          <text:p text:style-name="P21"><text:span text:style-name="textbf"><text:span text:style-name="T1">Trova Sinonimi e Contrari</text:span></text:span><text:span text:style-name="T1"><text:line-break/>Questa funzione, utilizzando un servizio internet, fornisce l’elenco dei sinonimi e contrari della parola selezionata/indicata. </text:span></text:p>
        </text:list-item>
        <text:list-item>
          <text:p text:style-name="P21"><text:span text:style-name="textbf"><text:span text:style-name="T1">Procedura di conteggio linee</text:span></text:span><text:span text:style-name="T1"><text:line-break/>Questa funzione conta le linee che corrispondono ai parametri di ricerca. E’ possibile contare le linee che contengono o menu un testo, quelle che iniziano o terminano con un determinato parziale ed è possibile inserire dei segnalibri sulle linee trovate.</text:span></text:p>
        </text:list-item>
      </text:list>
      <text:p text:style-name="Text_20_body"><text:span text:style-name="T1">In aggiunta a queste funzionalità, </text:span><text:span text:style-name="textbf"><text:span text:style-name="T1">F12</text:span></text:span><text:span text:style-name="T1"> consente all’utente la realizzazione dei propri script e la loro integrazione direttamente all’interno del pannello principale, senza alcuno sforzo, attraverso l’utilizzo dell’apposita funzione posta al termine dell’elenco di </text:span><text:span text:style-name="textbf"><text:span text:style-name="T1">F12</text:span></text:span><text:span text:style-name="T1">. </text:span></text:p>
      <text:p text:style-name="Text_20_body"/>
      <text:h text:style-name="P34" text:outline-level="1">Ricerca Contestuale alternativa in RSciTE</text:h>
      <text:p text:style-name="Text_20_body"><text:span text:style-name="textbf"><text:span text:style-name="T1">RSciTE</text:span></text:span><text:span text:style-name="T1"> incorpora una particolare funzione che gli consente di cercare un testo su vari siti web in base alla selezione fatta nell’editor. </text:span></text:p>
      <text:p text:style-name="Text_20_body">In questo modo potremo utilizzare tutti quei servizi web informativi, utili per il Nostro lavoro. Il software aprirà automaticamente il browser web, effettuando la ricerca direttamente sul sito desiderato. </text:p>
      <text:p text:style-name="Text_20_body">Questa funzione riesce, molte volte, ad essere più utile e flessibile del normale aiuto contestuale eseguito attraverso i normali canali off-line (es.: documentazione .chm). </text:p>
      <text:p text:style-name="Text_20_body"><text:span text:style-name="T1">Prima di osservare alcuni esempi, bisogna sapere che la funzionalità di ricerca contestuale può essere richiamata attraverso la combinazione di tasti </text:span><text:span text:style-name="textbf"><text:span text:style-name="T1">CTRL+F1</text:span></text:span><text:span text:style-name="T1">, oppure dal menu Strumenti alla voce </text:span><text:span text:style-name="textbf"><text:span text:style-name="T1">Ricerca Web</text:span></text:span><text:span text:style-name="T1">. </text:span></text:p>
      <text:p text:style-name="Text_20_body">Richiamando la funzione di ricerca web apparirà una semplice maschera nella quale sarà possibile selezionare il sito/servizio sul quale effettuare l’operazione : </text:p>
      <text:p text:style-name="P5"/>
      <text:p text:style-name="P7"><draw:frame draw:style-name="fr4" draw:name="30D__down_scite_doc_guida_a_rscite_search1.png" text:anchor-type="as-char" svg:width="16.686cm" svg:height="11.642cm" draw:z-index="1"><draw:image xlink:href="Pictures/10000000000002D4000001F96710B720.png" xlink:type="simple" xlink:show="embed" xlink:actuate="onLoad"/></draw:frame> </text:p>
      <text:p text:style-name="P6"/>
      <text:p text:style-name="P13">Facciamo ora alcuni esempi, iniziando da un file .PHP. Basta selezionare parte del testo, in questo caso la funzione ‘file_exist’, quindi premere CTRL+F1 e selezionare Php : </text:p>
      <text:p text:style-name="P5"/>
      <text:p text:style-name="P7"><text:soft-page-break/><draw:frame draw:style-name="fr4" draw:name="31D__down_scite_doc_guida_a_rscite_search2.png" text:anchor-type="as-char" svg:width="16.686cm" svg:height="11.642cm" draw:z-index="2"><draw:image xlink:href="Pictures/10000000000002D4000001F9BF2F454F.png" xlink:type="simple" xlink:show="embed" xlink:actuate="onLoad"/></draw:frame> </text:p>
      <text:p text:style-name="P6"/>
      <text:p text:style-name="Text_20_body">Una volta premuto su Ok, oppure con un doppio clic sulla voce desiderata, verrà aperto il browser alla pagina voluta : </text:p>
      <text:p text:style-name="P5"/>
      <text:p text:style-name="P7"><draw:frame draw:style-name="fr4" draw:name="32D__down_scite_doc_guida_a_rscite_search3.png" text:anchor-type="as-char" svg:width="16.616cm" svg:height="11.501cm" draw:z-index="3"><draw:image xlink:href="Pictures/10000000000002D1000001F3DAE8E5DF.png" xlink:type="simple" xlink:show="embed" xlink:actuate="onLoad"/></draw:frame> </text:p>
      <text:p text:style-name="P6"><text:soft-page-break/></text:p>
      <text:p text:style-name="Text_20_body">Proviamo ora con una funzione C standard, ’sprintf”, utilizzando il sito web ‘www.cplusplus.com’ : </text:p>
      <text:p text:style-name="P5"/>
      <text:p text:style-name="P7"><draw:frame draw:style-name="fr4" draw:name="33D__down_scite_doc_guida_a_rscite_search4.png" text:anchor-type="as-char" svg:width="16.686cm" svg:height="11.642cm" draw:z-index="4"><draw:image xlink:href="Pictures/10000000000002D4000001F9B2B64838.png" xlink:type="simple" xlink:show="embed" xlink:actuate="onLoad"/></draw:frame> </text:p>
      <text:p text:style-name="P6"/>
      <text:p text:style-name="Text_20_body"/>
      <text:p text:style-name="P10">Oppure, possiamo provare con una funzione di Windows e il servizio fornito da microsoft (MSDN) : </text:p>
      <text:p text:style-name="P5"/>
      <text:p text:style-name="P7"><draw:frame draw:style-name="fr4" draw:name="34D__down_scite_doc_guida_a_rscite_search5.png" text:anchor-type="as-char" svg:width="16.686cm" svg:height="11.642cm" draw:z-index="5"><draw:image xlink:href="Pictures/10000000000002D4000001F9588545BE.png" xlink:type="simple" xlink:show="embed" xlink:actuate="onLoad"/></draw:frame> </text:p>
      <text:p text:style-name="P6"/>
      <text:p text:style-name="P5"/>
      <text:p text:style-name="P7"><text:soft-page-break/><draw:frame draw:style-name="fr4" draw:name="35D__down_scite_doc_guida_a_rscite_search6.png" text:anchor-type="as-char" svg:width="16.581cm" svg:height="11.501cm" draw:z-index="6"><draw:image xlink:href="Pictures/10000000000002CF000001F347CF5A75.png" xlink:type="simple" xlink:show="embed" xlink:actuate="onLoad"/></draw:frame> </text:p>
      <text:p text:style-name="P6"/>
      <text:p text:style-name="Text_20_body">La funzione di ricerca web opera anche su normali file di testo, ad esempio, proviamo a cercare il termine ‘CTAGS’, utilizzando Google : </text:p>
      <text:p text:style-name="P5"/>
      <text:p text:style-name="P7"><draw:frame draw:style-name="fr4" draw:name="36D__down_scite_doc_guida_a_rscite_search7.png" text:anchor-type="as-char" svg:width="16.686cm" svg:height="11.642cm" draw:z-index="7"><draw:image xlink:href="Pictures/10000000000002D4000001F9AE1214BE.png" xlink:type="simple" xlink:show="embed" xlink:actuate="onLoad"/></draw:frame> </text:p>
      <text:h text:style-name="P33" text:outline-level="1"><text:soft-page-break/>Tools Aggiuntivi presenti in ’RSciTE’</text:h>
      <text:p text:style-name="Text_20_body"><text:span text:style-name="T1">Nella distribuzione </text:span><text:span text:style-name="textbf"><text:span text:style-name="T1">RSciTE</text:span></text:span><text:span text:style-name="T1"> sono stati introdotti una serie di software aggiuntivi, al fine di potenziare gli strumenti di modifica del testo. </text:span></text:p>
      <text:p text:style-name="Text_20_body">Tali software, sono disponibili, sia in forma indipendente, sia richiamabili direttamente dall’interno di SciTE, questo consente un più rapido utilizzo. </text:p>
      <text:p text:style-name="Text_20_body">In tutti i casi, tali strumenti seguono le filosofie dell’"Open Source", rimanendo gratuiti, esattamente come l’editor, SciTE. </text:p>
      <text:p text:style-name="Text_20_body">I programmi inclusi in RSciTE, oltre SciTE, sono : </text:p>
      <text:list xml:id="list8802462367425653961" text:style-name="Itemize">
        <text:list-item>
          <text:p text:style-name="Inside-itemize"><text:span text:style-name="textbf"><text:span text:style-name="T1">KDiff</text:span></text:span><text:span text:style-name="T1">, per i confronto e la fusione di differenti versioni dello stesso file o cartella. Per maggiori dettagli si consulti la sezione </text:span><text:span text:style-name="textbf"><text:span text:style-name="T1">KDiff</text:span></text:span><text:span text:style-name="T1">; </text:span></text:p>
        </text:list-item>
        <text:list-item>
          <text:p text:style-name="Inside-itemize"><text:span text:style-name="textbf"><text:span text:style-name="T1">FRhed</text:span></text:span><text:span text:style-name="T1">, per l’editazione e la visualizzazione di file binari. Per maggiori dettagli si consulti la sezione </text:span><text:span text:style-name="textbf"><text:span text:style-name="T1">Frhed</text:span></text:span><text:span text:style-name="T1">; </text:span></text:p>
        </text:list-item>
        <text:list-item>
          <text:p text:style-name="Inside-itemize"><text:span text:style-name="textbf"><text:span text:style-name="T1">HTML Tidy</text:span></text:span><text:span text:style-name="T1">, per la formattazione automatica di file HTML e XML. Per maggiori dettagli si consulti la sezione </text:span><text:span text:style-name="textbf"><text:span text:style-name="T1">HTML Tidy</text:span></text:span><text:span text:style-name="T1">; </text:span></text:p>
        </text:list-item>
        <text:list-item>
          <text:p text:style-name="Inside-itemize"><text:span text:style-name="textbf"><text:span text:style-name="T1">Regexerator</text:span></text:span><text:span text:style-name="T1">, indispensabile a tutti quelli che fanno uso delle espressioni regolari per la ricerca e la sostituzione del testo; </text:span></text:p>
        </text:list-item>
        <text:list-item>
          <text:p text:style-name="Inside-itemize"><text:span text:style-name="textbf"><text:span text:style-name="T1">dnGREP,</text:span></text:span><text:span text:style-name="T1"> software multi piattaforma per semplificare la ricerca e la sostituzione del testo.</text:span></text:p>
        </text:list-item>
      </text:list>
      <text:h text:style-name="Heading_20_2" text:outline-level="2"><text:span text:style-name="T1">Kdiff, </text:span><text:span text:style-name="textbf"><text:span text:style-name="T1">Confrontare e Unire</text:span></text:span><text:span text:style-name="T1"> </text:span></text:h>
      <text:p text:style-name="Text_20_body"><text:span text:style-name="textbf"><text:span text:style-name="T1">KDiff</text:span></text:span><text:span text:style-name="T1"> è un software Open Source multipiattaforma utile per confrontare e unire file di testo e cartelle. E’ estremamente utile nel caso si vogliano visualizzare le differenze tra diverse versioni dello stesso progetto, inoltre consente l’inserimento delle modifiche di una versione nell’altra. </text:span></text:p>
      <text:p text:style-name="Text_20_body">Le sue funzionalità di base possono essere così riassunte : </text:p>
      <text:list xml:id="list174814642164793" text:style-name="Itemize">
        <text:list-item>
          <text:p text:style-name="P18">Confronta e permette la fusione fra due o tre sorgenti di testo come file o intere cartelle; </text:p>
        </text:list-item>
        <text:list-item>
          <text:p text:style-name="P18">Consente la visualizzazione delle differenze in modalità linea o carattere; </text:p>
        </text:list-item>
        <text:list-item>
          <text:p text:style-name="P18">Permette la fusione semplificata dei file attraverso l’uso di funzioni automatiche; </text:p>
        </text:list-item>
        <text:list-item>
          <text:p text:style-name="P18">Dispone di un facile editore per la l’unione dei file e la risoluzione dei conflitti che possono insorgere; </text:p>
        </text:list-item>
        <text:list-item>
          <text:p text:style-name="P18">Consente l’utilizzo delle connessioni di rete attraverso l’uso di KIO; </text:p>
        </text:list-item>
        <text:list-item>
          <text:p text:style-name="P18">Consente di evidenziare o nascondere le modifiche apportate da spazi bianchi o commenti; </text:p>
        </text:list-item>
        <text:list-item>
          <text:p text:style-name="P18">Supporto per codifica Unicode, UTF-8 e altre...; </text:p>
        </text:list-item>
        <text:list-item>
          <text:p text:style-name="P18">Consente la stampa delle differenze; </text:p>
        </text:list-item>
        <text:list-item>
          <text:p text:style-name="P18">Supporto per "version control keyword and history"; </text:p>
        </text:list-item>
        <text:list-item>
          <text:p text:style-name="P18"><text:soft-page-break/>Manuale in formato HTML.</text:p>
        </text:list-item>
      </text:list>
      <text:p text:style-name="P5"/>
      <text:p text:style-name="P7"><draw:frame draw:style-name="fr4" draw:name="37D__down_scite_doc_guida_a_rscite_kdiff3.png" text:anchor-type="as-char" svg:width="17.78cm" svg:height="13.229cm" draw:z-index="8"><draw:image xlink:href="Pictures/10000000000003020000023D186EFE72.png" xlink:type="simple" xlink:show="embed" xlink:actuate="onLoad"/></draw:frame> </text:p>
      <text:p text:style-name="P6"/>
      <text:p text:style-name="Text_20_body"/>
      <text:h text:style-name="Heading_20_2" text:outline-level="2">WinMerge, <text:span text:style-name="textbf"><text:span text:style-name="T1">Confrontare e Unire File</text:span></text:span><text:span text:style-name="T1"> </text:span></text:h>
      <text:p text:style-name="Text_20_body">WinMerge è un software Open Source dedicato al mondo Windows, in grado di confrontare e unire file di testo e cartelle. E’ estremamente utile nel caso si vogliano visualizzare le differenze tra diverse versioni dello stesso progetto, inoltre consente l’inserimento delle modifiche di una versione nell’altra. </text:p>
      <text:p text:style-name="Text_20_body">Rispetto a KDiff, WinMerge si contraddustingue per un’interfaccia più semplice e per modlità operative più intuitive. </text:p>
      <text:p text:style-name="Text_20_body">Dal punto di vista delle caratteristiche, WinMerge dispone della maggior parte delle funzione presenti in KDiff con l’aggiunta di alcune esclusività : </text:p>
      <text:list xml:id="list6178624786054630820" text:style-name="L4">
        <text:list-item>
          <text:p text:style-name="P22">Supporto per Microsoft Windows 98/ME/2000/XP/2003/Vista/2008/7.</text:p>
        </text:list-item>
        <text:list-item>
          <text:p text:style-name="P22">Supporto per file in formato Windows, Unix e Mac.</text:p>
        </text:list-item>
        <text:list-item>
          <text:p text:style-name="P22">Supporto per codifica Unicode, UTF-8 e altre...</text:p>
        </text:list-item>
        <text:list-item>
          <text:p text:style-name="P22">Interfaccia a sezioni (Tab).</text:p>
        </text:list-item>
        <text:list-item>
          <text:p text:style-name="P22">Modalità visuale per confronto e unione.</text:p>
        </text:list-item>
        <text:list-item>
          <text:p text:style-name="P22"><text:soft-page-break/>Editor flessibile con evidenziazione della sintassi, numeri di linea e ritorno a capo.</text:p>
        </text:list-item>
        <text:list-item>
          <text:p text:style-name="P22">Visualizzazione delle differenze in due pannelli verticali con modalità di unione subito attiva.</text:p>
        </text:list-item>
        <text:list-item>
          <text:p text:style-name="P22">Riconoscimento linee spostate.</text:p>
        </text:list-item>
        <text:list-item>
          <text:p text:style-name="P22">Confronto cartelle con supporto per espressioni regolari.</text:p>
        </text:list-item>
        <text:list-item>
          <text:p text:style-name="P22">Confronto cartelle con dimensioni e date.</text:p>
        </text:list-item>
        <text:list-item>
          <text:p text:style-name="P22">Supporto per il confronto di sottocartelle.</text:p>
        </text:list-item>
        <text:list-item>
          <text:p text:style-name="P22">Supporto per il controllo delle versioni con modalità di risoluzione conflitti e applicazione patch.</text:p>
        </text:list-item>
        <text:list-item>
          <text:p text:style-name="P22">Supporto per gli archivi in formato 7-Zip.</text:p>
        </text:list-item>
        <text:list-item>
          <text:p text:style-name="P22">Supporto per Plugin aggiuntivi.</text:p>
        </text:list-item>
        <text:list-item>
          <text:p text:style-name="P22">Manuale online ed offline in formato HTML.</text:p>
        </text:list-item>
      </text:list>
      <text:p text:style-name="center"><text:span text:style-name="T1"><draw:frame draw:style-name="fr4" draw:name="38D__down_scite_doc_guida_a_rscite_winmerge.png" text:anchor-type="as-char" svg:width="18.274cm" svg:height="11.959cm" draw:z-index="9"><draw:image xlink:href="Pictures/10000000000003180000020716F43A81.png" xlink:type="simple" xlink:show="embed" xlink:actuate="onLoad"/></draw:frame></text:span><text:span text:style-name="T1"> </text:span></text:p>
      <text:p text:style-name="P6"/>
      <text:p text:style-name="Text_20_body"/>
      <text:h text:style-name="Heading_20_2" text:outline-level="2">FRhed</text:h>
      <text:p text:style-name="Text_20_body"><text:span text:style-name="textbf"><text:span text:style-name="T1">FRhed</text:span></text:span><text:span text:style-name="T1"> è un potente editor esadecimale, adatto alla visualizzazione e alla modifica di file binari e di testo. L’autore di questo software è Marcin Dudek, e nonostante FRhed sia stato scritto nel tempo libero e per hobby, risulta essere uno dei migliori editor esadecimali in circolazione. FRhed è gratuito, ed è licenziato secondo la famosa </text:span><text:span text:style-name="textbf"><text:span text:style-name="T1">GNU </text:span></text:span><text:soft-page-break/><text:span text:style-name="textbf"><text:span text:style-name="T1">GPL</text:span></text:span><text:span text:style-name="T1">, ciò ne garantisce l’assoluta libertà di utilizzo e modifica. </text:span></text:p>
      <text:p text:style-name="Text_20_body"><text:span text:style-name="textbf"><text:span text:style-name="T1">FRhed</text:span></text:span><text:span text:style-name="T1"> viene installato con </text:span><text:span text:style-name="textbf"><text:span text:style-name="T1">RSciTE</text:span></text:span><text:span text:style-name="T1"> ed è presente sia nel menu dei programma di Windows, sia nel menu ’Strumenti’ interno a SciTE. </text:span></text:p>
      <text:p text:style-name="P5"/>
      <text:p text:style-name="P7"><draw:frame draw:style-name="fr4" draw:name="39D__down_scite_doc_guida_a_rscite_frhed.png" text:anchor-type="as-char" svg:width="10.301cm" svg:height="6.985cm" draw:z-index="10"><draw:image xlink:href="Pictures/10000000000001BF0000013079714926.png" xlink:type="simple" xlink:show="embed" xlink:actuate="onLoad"/></draw:frame> </text:p>
      <text:p text:style-name="P6"/>
      <text:p text:style-name="Text_20_body">Per comprendere meglio la potenza di FRhed, ecco in sintesi, le sue funzionalità salienti : </text:p>
      <text:list xml:id="list6939132937005827057" text:style-name="L5">
        <text:list-item>
          <text:p text:style-name="P23">Applicazione nativa 32 bit Windows con supporto ai file con nomi lunghi e dimensione file editabili limitata solo dalla quantità di memoria presente nel sistema.</text:p>
        </text:list-item>
        <text:list-item>
          <text:p text:style-name="P23">Dimensione programma ridotta (circa 100k) con caricamento istantaneo.</text:p>
        </text:list-item>
        <text:list-item>
          <text:p text:style-name="P23">Taglia, copia e incolla di valori binari.</text:p>
        </text:list-item>
        <text:list-item>
          <text:p text:style-name="P23">Sintassi per descrivere valori di tipo byte, word, longword, float and double binary.</text:p>
        </text:list-item>
        <text:list-item>
          <text:p text:style-name="P23">Inserimento diretto di valori esadecimali o di testo.</text:p>
        </text:list-item>
        <text:list-item>
          <text:p text:style-name="P23">Possibilità di confrontare due file.</text:p>
        </text:list-item>
        <text:list-item>
          <text:p text:style-name="P23">Trova/Sostituisci di qualsiasi combinazione di valori testuali o esadecimali.</text:p>
        </text:list-item>
        <text:list-item>
          <text:p text:style-name="P23">Manipolazione diretta dei bit.</text:p>
        </text:list-item>
        <text:list-item>
          <text:p text:style-name="P23">Esportazione hexdump.</text:p>
        </text:list-item>
        <text:list-item>
          <text:p text:style-name="P23">Impostazione automatica/manuale dei byte visualizzati.</text:p>
        </text:list-item>
        <text:list-item>
          <text:p text:style-name="P23">Possibilità di personalizzare la dimensione dei font, il set dei caratteri, i colori e lo sfondo.</text:p>
        </text:list-item>
        <text:list-item>
          <text:p text:style-name="P23">Supporto per formati binari Intel e Motorola.</text:p>
        </text:list-item>
        <text:list-item>
          <text:p text:style-name="P23">Comando per "Inviare a...".</text:p>
        </text:list-item>
        <text:list-item>
          <text:p text:style-name="P23">Supporto per segnalibri personalizzabili.</text:p>
        </text:list-item>
        <text:list-item>
          <text:p text:style-name="P23">Supporto per il caricamento parziale dei file.</text:p>
        </text:list-item>
        <text:list-item>
          <text:p text:style-name="P23">Drag &amp; Drop.</text:p>
        </text:list-item>
        <text:list-item>
          <text:p text:style-name="P23">Possibilità di applicare modelli a informazioni strutturate.</text:p>
        </text:list-item>
        <text:list-item>
          <text:p text:style-name="P23"><text:soft-page-break/>Accesso diretto ai settori dei dischi.</text:p>
        </text:list-item>
        <text:list-item>
          <text:p text:style-name="P23">Supporto alla Crittografia.</text:p>
        </text:list-item>
        <text:list-item>
          <text:p text:style-name="P23">Sorgenti disponibili e liberamente modificabili secondo la licenza GPL.</text:p>
        </text:list-item>
        <text:list-item>
          <text:p text:style-name="P23">Software Libero.</text:p>
        </text:list-item>
      </text:list>
      <text:p text:style-name="Text_20_body"/>
      <text:h text:style-name="Heading_20_2" text:outline-level="2">HTML Tidy, <text:span text:style-name="textbf"><text:span text:style-name="T1">Formattare HTML e XML</text:span></text:span><text:span text:style-name="T1"> </text:span></text:h>
      <text:p text:style-name="Text_20_body">Quando si editano file HTML o WML è sempre molto facile incorrere in errori, inoltre la formattazione del codice scritto non sempre risulta ottimale e ben allineata. </text:p>
      <text:p text:style-name="Text_20_body">Proprio per risolvere questo tipo di problemi è nato HTML Tidy. Scritto da ’Dave Raggett’, HTML Tidy è un’utilità gratuita che permette di rilevare un’ampia serie di errori, consentendo la formattazione automatica del codice corretto. </text:p>
      <text:p text:style-name="Text_20_body">Ogni errore individuato verrà segnalato e corretto, inoltre verranno rilevate anche eventuali incongruenze o segnalati avvertimenti non ritenuti errori veri e propri. </text:p>
      <text:p text:style-name="Text_20_body">Per comprendere meglio il funzionamento di HTML Tidy, ecco alcuni esempi di come il software interviene sul codice HTML. </text:p>
      <text:p text:style-name="Text_20_body"><text:span text:style-name="textbf"><text:span text:style-name="T1">Rilevamento e correzione TAG mancanti</text:span></text:span><text:span text:style-name="T1"> : </text:span></text:p>
      <text:list xml:id="list2454483182529481593" text:style-name="list">
        <text:list-header>
          <text:p text:style-name="P37">&lt;h1&gt;Titolo <text:s/></text:p>
          <text:p text:style-name="P37">&lt;h2&gt;Sottotitolo&lt;/h2&gt; </text:p>
        </text:list-header>
        <text:list-item>
          <text:p text:style-name="P37"/>
        </text:list-item>
      </text:list>
      <text:p text:style-name="Text_20_body">viene corretto in : </text:p>
      <text:list xml:id="list174814673160355" text:style-name="list">
        <text:list-header>
          <text:p text:style-name="P37">&lt;h1&gt;Titolo&lt;h1&gt; <text:s/></text:p>
          <text:p text:style-name="P37">&lt;h2&gt;Sottotitolo&lt;/h2&gt; </text:p>
        </text:list-header>
        <text:list-item>
          <text:p text:style-name="P37"/>
        </text:list-item>
      </text:list>
      <text:p text:style-name="Text_20_body"><text:span text:style-name="textbf"><text:span text:style-name="T1">Correzione ordinamento TAG</text:span></text:span><text:span text:style-name="T1"> : </text:span></text:p>
      <text:list xml:id="list174814673170350" text:style-name="list">
        <text:list-header>
          <text:p text:style-name="P37">&lt;p&gt;Questo è un paragrafo &lt;b&gt;grassetto &lt;i&gt; <text:s/></text:p>
          <text:p text:style-name="P37">grassetto italico&lt;/b&gt; grassetto?&lt;/i&gt; normale? </text:p>
        </text:list-header>
        <text:list-item>
          <text:p text:style-name="P37"/>
        </text:list-item>
      </text:list>
      <text:p text:style-name="Text_20_body">viene corretto in : </text:p>
      <text:list xml:id="list174814673150258" text:style-name="list">
        <text:list-header>
          <text:p text:style-name="P37">&lt;p&gt;Questo è un paragrafo &lt;b&gt;grassetto &lt;i&gt; <text:s/></text:p>
          <text:p text:style-name="P37">grassetto italico&lt;/i&gt; grassetto?&lt;/b&gt; normale? </text:p>
        </text:list-header>
        <text:list-item>
          <text:p text:style-name="P37"/>
        </text:list-item>
      </text:list>
      <text:p text:style-name="Text_20_body"><text:span text:style-name="textbf"><text:span text:style-name="T1">Formattazione automatica codice HTML</text:span></text:span><text:span text:style-name="T1"> : </text:span></text:p>
      <text:list xml:id="list174814673158888" text:style-name="list">
        <text:list-header>
          <text:p text:style-name="P37">&lt;td&gt;&lt;img src="prova.gif"&gt;&lt;/td&gt; </text:p>
          <text:p text:style-name="P37">&lt;td&gt;&lt;img src="prova.gif"&gt;&lt;/td&gt; </text:p>
        </text:list-header>
        <text:list-item>
          <text:p text:style-name="P37"/>
        </text:list-item>
      </text:list>
      <text:p text:style-name="Text_20_body">viene trasformato in : </text:p>
      <text:list xml:id="list174814673173619" text:style-name="list">
        <text:list-header>
          <text:p text:style-name="P37">&lt;td&gt; &lt;img src="prova.gif"&gt; &lt;/td&gt; <text:s/></text:p>
          <text:p text:style-name="P37">&lt;td&gt; &lt;img src="prova.gif"&gt; &lt;/td&gt; </text:p>
        </text:list-header>
        <text:list-item>
          <text:p text:style-name="P37"/>
        </text:list-item>
      </text:list>
      <text:p text:style-name="Text_20_body">e molto altro ancora... </text:p>
      <text:p text:style-name="Text_20_body">HTML Tidy non solo lavora sui file HTML ma, con alcune limitazioni, anche su file XML, ASP, PHP, JSTE. </text:p>
      <text:p text:style-name="Text_20_body"><text:span text:style-name="T1">HTML Tidy è distribuito come programma a linea di comando, è comunque possibile semplificare il suo utilizzo tramite l’uso di una delle interfacce grafiche realizzate da </text:span><text:soft-page-break/><text:span text:style-name="T1">programmatori indipendenti. Per maggiori dettagli si consulti la sezione </text:span><text:span text:style-name="textbf"><text:span text:style-name="T1">Siti Utili</text:span></text:span><text:span text:style-name="T1">. </text:span></text:p>
      <text:h text:style-name="Heading_20_2" text:outline-level="2">Regexerator</text:h>
      <text:p text:style-name="Text_20_body"><text:span text:style-name="T1">Questo software risulta quasi indispensabile a tutti quelli che fanno uso delle </text:span><text:span text:style-name="textbf"><text:span text:style-name="T1">espressioni regolari per la ricerca e la sostituzione del testo</text:span></text:span><text:span text:style-name="T1">. Una espressione regolare è un’espressione costruita secondo una sintassi predefinita che permette di descrivere un insieme di stringhe. In questo modo sarà impossibile, all’interno di un testo, individuare ed eventualmente sostituire in modo semplice parti grandi o piccole. </text:span></text:p>
      <text:p text:style-name="Text_20_body"><text:span text:style-name="textbf"><text:span text:style-name="T1">Regexerator</text:span></text:span><text:span text:style-name="T1"> permette, in modo visivo, di verificare l’efficacia di un’espressione regolare applicata ad un determinato testo, mostrandone in modo chiaro la struttura di individuazione. Vediamolo all’opera : </text:span></text:p>
      <text:p text:style-name="P8"><draw:frame draw:style-name="fr4" draw:name="40D__down_scite_doc_guida_a_rscite_Regexerator.png" text:anchor-type="as-char" svg:width="13.794cm" svg:height="11.359cm" draw:z-index="11"><draw:image xlink:href="Pictures/1000000000000256000001ECC2BB6CEC.png" xlink:type="simple" xlink:show="embed" xlink:actuate="onLoad"/></draw:frame> </text:p>
      <text:p text:style-name="P6"/>
      <text:p text:style-name="Text_20_body">In questo esempio è stata valutata l’espressione “(\d*+\.\d*+\.\d*+\.\d*)|(\d*+,\d*+,\d*+,\d*+)” per individuare i numeri di versione presenti nel testo esaminato. Come è possibile constatare, l’albero posto sulla destra rappresenta in modo immediati i dati individuati nel testo. </text:p>
      <text:h text:style-name="Heading_20_2" text:outline-level="2">dnGREP</text:h>
      <text:p text:style-name="Text_20_body"><text:span text:style-name="textbf"><text:span text:style-name="T1">dnGREP</text:span></text:span><text:span text:style-name="T1"> è un software, multi piattaforma, studiato per semplificare la ricerca e la sostituzione del testo. </text:span></text:p>
      <text:p text:style-name="Text_20_body"><text:span text:style-name="T1">Questo importante software, disponibile i </text:span><text:span text:style-name="textbf"><text:span text:style-name="T1">F12</text:span></text:span><text:span text:style-name="T1"> alla voce </text:span><text:span text:style-name="textbf"><text:span text:style-name="T1">Trova/Sostituisci su file multipli</text:span></text:span><text:span text:style-name="T1"> semplifica le operazione di ricerca e sostituzione del testo consentendo di operare in modo automatico su più file. </text:span></text:p>
      <text:p text:style-name="P5"/>
      <text:p text:style-name="P7"><text:soft-page-break/><draw:frame draw:style-name="fr1" draw:name="41D__down_scite_doc_guida_a_rscite_dngrep.jpg" text:anchor-type="as-char" svg:width="15.998cm" style:rel-width="100%" svg:height="11.471cm" style:rel-height="scale" draw:z-index="12"><draw:image xlink:href="Pictures/100000000000044600000311CB08B067.jpg" xlink:type="simple" xlink:show="embed" xlink:actuate="onLoad"/></draw:frame> </text:p>
      <text:p text:style-name="P6"/>
      <text:p text:style-name="Text_20_body"><text:span text:style-name="textbf"><text:span text:style-name="T1">dnGREP</text:span></text:span><text:span text:style-name="T1"> risulta essere un programma estremamente potente e flessibile, adatto sia al neofita, sia all’esperto programmatore, consentendo un utilizzo esteso delle espressioni regolari. </text:span></text:p>
      <text:p text:style-name="Text_20_body"><text:span text:style-name="T1">Nell’immagine riportata sopra, si può osservare </text:span><text:span text:style-name="textbf"><text:span text:style-name="T1">dnGREP</text:span></text:span><text:span text:style-name="T1"> durante l’operazione di ricerca del testo </text:span><text:span text:style-name="textbf"><text:span text:style-name="T1">local function</text:span></text:span><text:span text:style-name="T1"> all’interno di tutti i file .lua presenti nella cartella di </text:span><text:span text:style-name="textbf"><text:span text:style-name="T1">RSciTE</text:span></text:span><text:span text:style-name="T1">. </text:span></text:p>
      <text:p text:style-name="Text_20_body"/>
      <text:h text:style-name="Heading_20_1" text:outline-level="1">Personalizzare e Configurare RSciTE</text:h>
      <text:p text:style-name="Text_20_body">RSciTE è estremamente flessibile, consentendo la modifica di una sterminata serie di parametri, vediamo come configurare e personalizzare l’editor, per renderlo più consono alle nostre abitudini. </text:p>
      <text:p text:style-name="Text_20_body">In questa sezione sono raccolte diverse procedure per il settaggio dei parametri più comuni di RSciTE, cosi da poter diventare, nel più breve tempo possibile, operativi al 100%. </text:p>
      <text:h text:style-name="P36" text:outline-level="2">Come eseguire applicazioni PHP-GTK</text:h>
      <text:p text:style-name="Text_20_body"><text:span text:style-name="T1">In SciTE, durante la modifica di un programma PHP-GTK, è molto utile poter eseguire il file in editazione, attraverso la voce di menu </text:span><text:span text:style-name="textbf"><text:span text:style-name="T1">Strumenti-&gt;Esegui</text:span></text:span><text:span text:style-name="T1">. </text:span></text:p>
      <text:p text:style-name="Text_20_body"><text:span text:style-name="T1">Per abilitare questa importante funzione è necessario specificare il percorso dell’interprete PHP.EXE. Questa informazione va specificata all’interno del file </text:span><text:span text:style-name="textbf"><text:span text:style-name="T1">html.properties</text:span></text:span><text:span text:style-name="T1">, presente nella cartella di SciTE. </text:span></text:p>
      <text:p text:style-name="Text_20_body">Una volta aperto il file, si dovrà modificare la riga contenente : </text:p>
      <text:list xml:id="list174814689170305" text:style-name="list">
        <text:list-header>
          <text:p text:style-name="P37"><text:soft-page-break/>command.go.$(file.patterns.php)= </text:p>
        </text:list-header>
        <text:list-item>
          <text:p text:style-name="P37"/>
        </text:list-item>
      </text:list>
      <text:p text:style-name="Text_20_body">Se, ad esempio, avessimo installato PHP-GTK (file php.exe) in c:\php-gtk2, dovremo scrivere : </text:p>
      <text:list xml:id="list174814689142843" text:style-name="list">
        <text:list-header>
          <text:p text:style-name="P37">command.go.$(file.patterns.php)=”C:/PHP-Gtk2/php.exe” -f “$(FilePath)” </text:p>
        </text:list-header>
        <text:list-item>
          <text:p text:style-name="P37"/>
        </text:list-item>
      </text:list>
      <text:p text:style-name="Text_20_body">A questo punto, durante l’editazione dei nostri programmi, basterà premere F5 per eseguire il file in editazione. </text:p>
      <text:h text:style-name="Heading_20_2" text:outline-level="2">Aiuto sensibile al contesto, per i file PHP, in RSciTE!</text:h>
      <text:p text:style-name="Text_20_body"><text:span text:style-name="textbf"><text:span text:style-name="T1">F1</text:span></text:span><text:span text:style-name="T1">, il tasto di aiuto più utilizzato dai programmatori. </text:span></text:p>
      <text:p text:style-name="Text_20_body">Durante l’editazione dei file scritti in linguaggio PHP, cosa c’è di meglio che premere il tasto F1 e visualizzare la guida della funzione che si trova in corrispondenza del cursore? </text:p>
      <text:p text:style-name="Text_20_body">Esattamente come gli editor più blasonati, anche RSciTE (a partire dalla V.2), implementa l’aiuto sensibile al contesto, per utilizzarlo è sufficiente copiare un file! </text:p>
      <text:p text:style-name="Text_20_body">Prima di tutto procuriamoci il file ufficiale di aiuto per il linguaggio PHP. Avendo l’accortezza di scaricare la versione in formato CHM : </text:p>
      <text:p text:style-name="Text_20_body"><text:a xlink:type="simple" xlink:href="http://www.php.net/download-docs.php" text:style-name="Internet_20_link" text:visited-style-name="Visited_20_Internet_20_Link"><text:span text:style-name="T1">Clicca qui per scaricare il manuale ufficiale di PHP in formato CHM.</text:span></text:a><text:span text:style-name="T1"> </text:span></text:p>
      <text:p text:style-name="Text_20_body">Attenzione : Utilizzando XP SP2 o successivo, dopo aver scaricato il file, occorre cliccare su di esso con il tasto destro del mouse, quindi premere ‘Proprietà‘. Fatto ciò occorre cliccare sul tasto ‘Annulla Blocco’. Questa operazione consente di utilizzarlo correttamente, senza che il sistema dia un antipatico ‘avviso di protezione’. </text:p>
      <text:p text:style-name="Text_20_body">Una volta scaricato il nostro file (php_manual_en.chm) : </text:p>
      <text:list xml:id="list3506092968893941942" text:style-name="L6">
        <text:list-item>
          <text:p text:style-name="P24">Posizionarsi nella cartella in cui è installato RSciTE (solitamente C:\Programmi\RScite).</text:p>
        </text:list-item>
        <text:list-item>
          <text:p text:style-name="P24">Copiare all’interno della cartella di RSciTE il file scaricato (php_manual_en.chm).</text:p>
        </text:list-item>
      </text:list>
      <text:p text:style-name="Text_20_body"><text:span text:style-name="T1">Compiute queste operazione, aprite un file PHP, con RSciTE, posizionate il cursore in prossimità del nome di una funzione e premete il tasto </text:span><text:span text:style-name="textbf"><text:span text:style-name="T1">F1</text:span></text:span><text:span text:style-name="T1"> : </text:span></text:p>
      <text:p text:style-name="P5"/>
      <text:p text:style-name="P7"><draw:frame draw:style-name="fr4" draw:name="42D__down_scite_doc_guida_a_rscite_php-help.png" text:anchor-type="as-char" svg:width="11.536cm" svg:height="7.267cm" draw:z-index="13"><draw:image xlink:href="Pictures/10000000000001F40000013CE0F80035.png" xlink:type="simple" xlink:show="embed" xlink:actuate="onLoad"/></draw:frame> </text:p>
      <text:p text:style-name="P6"/>
      <text:p text:style-name="Text_20_body"><text:soft-page-break/>Ecco comparire l’aiuto relativo! </text:p>
      <text:h text:style-name="P36" text:outline-level="2">Colori di PHP come ‘Dreamweaver’</text:h>
      <text:p text:style-name="Text_20_body"><text:span text:style-name="T1">Ecco come configurare RSciTE in modo che la colorazione del linguaggio PHP sia simile a quella presente nell’editor </text:span><text:span text:style-name="textbf"><text:span text:style-name="T1">Macromedia Dreamweaver MX</text:span></text:span><text:span text:style-name="T1">. </text:span></text:p>
      <text:p text:style-name="Text_20_body"><text:span text:style-name="T1">La colorazione per il linguaggio PHP, in </text:span><text:span text:style-name="textbf"><text:span text:style-name="T1">Macromedia Dreamweaver</text:span></text:span><text:span text:style-name="T1"> prevede, come valori predefiniti, i seguenti : </text:span></text:p>
      <text:list xml:id="list174814704168250" text:style-name="list">
        <text:list-header>
          <text:p text:style-name="P37">BRACKET: #000099 <text:s/></text:p>
          <text:p text:style-name="P37">COMMENT: #FF9900 <text:s/></text:p>
          <text:p text:style-name="P37">CONSTANT: #552200 <text:s/></text:p>
          <text:p text:style-name="P37">FUNCTION KEYWORDS: #0000FF <text:s/></text:p>
          <text:p text:style-name="P37">FUNCTIONS: #0000FF <text:s/></text:p>
          <text:p text:style-name="P37">IDENTIFIER: #000000 <text:s/></text:p>
          <text:p text:style-name="P37">NUMBER: #FF0000 <text:s/></text:p>
          <text:p text:style-name="P37">OPERATOR: #0000FF <text:s/></text:p>
          <text:p text:style-name="P37">RESERVED: #006600 <text:s/></text:p>
          <text:p text:style-name="P37">STRING: #CC0000 <text:s/></text:p>
          <text:p text:style-name="P37">TYPES: #009999 <text:s/></text:p>
          <text:p text:style-name="P37">VARIABLES: #0066FF <text:s/></text:p>
          <text:p text:style-name="P37">TAGS: #000099</text:p>
        </text:list-header>
        <text:list-item>
          <text:p text:style-name="P37"/>
        </text:list-item>
      </text:list>
      <text:p text:style-name="Text_20_body"><text:span text:style-name="T1">Per fare in modo che SciTE utilizzi le medesime impostazioni, occorrerà modificare il file </text:span><text:span text:style-name="textbf"><text:span text:style-name="T1">html.properties</text:span></text:span><text:span text:style-name="T1"> (presente nella cartella del programma) oppure, più semplicemente, cliccare sul menu </text:span><text:span text:style-name="textbf"><text:span text:style-name="T1">Opzioni</text:span></text:span><text:span text:style-name="T1"> e selezionare il comando </text:span><text:span text:style-name="textbf"><text:span text:style-name="T1">Apri impostazioni del profilo utente</text:span></text:span><text:span text:style-name="T1">. </text:span></text:p>
      <text:p text:style-name="Text_20_body">Una volta aperto il file, occorre aggiungere e/o modificare le linee che iniziano come segue : </text:p>
      <text:list xml:id="list174814704158831" text:style-name="list">
        <text:list-header>
          <text:p text:style-name="P37">style.hypertext.1 (Tags) <text:s/></text:p>
          <text:p text:style-name="P37">style.hypertext.34 (Testo Predefinito) <text:s/></text:p>
          <text:p text:style-name="P37">style.hypertext.35 (Testo Predefinito) <text:s/></text:p>
          <text:p text:style-name="P37">style.hypertext.118 (Identificatori) <text:s/></text:p>
          <text:p text:style-name="P37">style.hypertext.119 (Stringhe racchiuse tra doppi apici) <text:s/></text:p>
          <text:p text:style-name="P37">style.hypertext.120 (Stringhe racchiuse tra apici singoli) <text:s/></text:p>
          <text:p text:style-name="P37">style.hypertext.121 (Parole chiave) <text:s/></text:p>
          <text:p text:style-name="P37">style.hypertext.122 (Numeri) <text:s/></text:p>
          <text:p text:style-name="P37">style.hypertext.123 (Variabili) <text:s/></text:p>
          <text:p text:style-name="P37">style.hypertext.124 (Commenti) <text:s/></text:p>
          <text:p text:style-name="P37">style.hypertext.125 (Commenti a linea singola) <text:s/></text:p>
          <text:p text:style-name="P37">style.hypertext.126 (Variabili PHP presenti nelle stringhe) <text:s/></text:p>
          <text:p text:style-name="P37">style.hypertext.127 (Operatori)</text:p>
        </text:list-header>
        <text:list-item>
          <text:p text:style-name="P37"/>
        </text:list-item>
      </text:list>
      <text:p text:style-name="Text_20_body">Come si vede, ogni voce imposta una diversa opzione di colorazione, semplicemente reimpostando questi valori e salvando il file si otterrà, in SciTE, una sintassi stile Dreamweaver. </text:p>
      <text:p text:style-name="Text_20_body">Per rendere più chiara la modifica da effettuare, ecco le linee di configurazione complete, una volta applicati i corretti valori (presi da Dreamweaver): </text:p>
      <text:list xml:id="list174814720163809" text:style-name="list">
        <text:list-header>
          <text:p text:style-name="P37">style.hypertext.1=fore:#000099 <text:s/></text:p>
          <text:p text:style-name="P37">style.hypertext.34=fore:#FF0000 <text:s/></text:p>
          <text:p text:style-name="P37">style.hypertext.35=fore:#FF0000 <text:s/></text:p>
          <text:p text:style-name="P37">style.hypertext.118=fore:#000000 <text:s/></text:p>
          <text:p text:style-name="P37">style.hypertext.119=fore:#CC0000 <text:s/></text:p>
          <text:p text:style-name="P37">style.hypertext.120=fore:#CC0000 <text:s/></text:p>
          <text:p text:style-name="P37">style.hypertext.121=fore:#0000FF <text:s/></text:p>
          <text:p text:style-name="P37">style.hypertext.122=fore:#FF0000 <text:s/></text:p>
          <text:p text:style-name="P37"><text:soft-page-break/>style.hypertext.123=fore:#0066FF <text:s/></text:p>
          <text:p text:style-name="P37">style.hypertext.124=fore:#FF9900 <text:s/></text:p>
          <text:p text:style-name="P37">style.hypertext.125=fore:#FF9900 <text:s/></text:p>
          <text:p text:style-name="P37">style.hypertext.126=fore:#0066FF <text:s/></text:p>
          <text:p text:style-name="P37">style.hypertext.127=fore:#000099 </text:p>
        </text:list-header>
        <text:list-item>
          <text:p text:style-name="P37"/>
        </text:list-item>
      </text:list>
      <text:h text:style-name="Heading_20_2" text:outline-level="2">Lavorare con fondo Nero e testo Bianco</text:h>
      <text:p text:style-name="Text_20_body">Una delle modalità che, personalmente, trovo più riposanti per la vista è quella che prevede l’utilizzo di testo chiaro su fondo scuro. </text:p>
      <text:p text:style-name="Text_20_body">Per ottenere questo effetto occorre modificare le varie configurazioni di colori usate nei vari linguaggi, intervenendo sui settaggi presenti nei vari file .properties. </text:p>
      <text:p text:style-name="Text_20_body"><text:span text:style-name="T1">Per evitare di modificare i file originali, presenti nella cartella di RSciTE, si può cliccare sul menu </text:span><text:span text:style-name="textbf"><text:span text:style-name="T1">Opzioni</text:span></text:span><text:span text:style-name="T1"> e selezionare il comando </text:span><text:span text:style-name="textbf"><text:span text:style-name="T1">Apri impostazioni del profilo utente</text:span></text:span><text:span text:style-name="T1">. </text:span></text:p>
      <text:p text:style-name="Text_20_body">Una volta aperto il file, inseriamo quanto segue : </text:p>
      <text:list xml:id="list174814720167561" text:style-name="list">
        <text:list-header>
          <text:p text:style-name="P37">#########Definizione Colori per fondo nero########### </text:p>
          <text:p text:style-name="P37">#impostazioni generali <text:s/></text:p>
          <text:p text:style-name="P37">style.*.32=$(font.base),back:#000000,fore:#ffffff <text:s/></text:p>
          <text:p text:style-name="P37">style.*.33=back:000000,$(font.base) <text:s/></text:p>
          <text:p text:style-name="P37">style.*.37=fore:#939393 <text:s/></text:p>
          <text:p text:style-name="P37">caret.fore=#FFFFFF <text:s/></text:p>
          <text:p text:style-name="P37">selection.alpha=75 <text:s/></text:p>
          <text:p text:style-name="P37">selection.back=#FFFFFF <text:s/></text:p>
          <text:p text:style-name="P37">colour.keyword=fore:#649bff <text:s/></text:p>
          <text:p text:style-name="P37">colour.operator=fore:#727272 </text:p>
          <text:p text:style-name="P37">style.errorlist.32=$(font.small),back:#ffffff </text:p>
          <text:p text:style-name="P37">###Impostazioni linguaggio Lua### </text:p>
          <text:p text:style-name="P37">style.lua.32=$(font.code.base) <text:s/></text:p>
          <text:p text:style-name="P37">style.lua.13=$(style.lua.5) <text:s/></text:p>
          <text:p text:style-name="P37">style.lua.14=$(style.lua.5) <text:s/></text:p>
          <text:p text:style-name="P37">style.lua.15=$(style.lua.5) <text:s/></text:p>
          <text:p text:style-name="P37">style.lua.16=$(style.lua.5) <text:s/></text:p>
          <text:p text:style-name="P37">style.lua.17=$(style.lua.5) <text:s/></text:p>
          <text:p text:style-name="P37">style.lua.18=$(style.lua.5) <text:s/></text:p>
          <text:p text:style-name="P37">style.lua.19=$(style.lua.5) </text:p>
          <text:p text:style-name="P37"># Literal string <text:s/></text:p>
          <text:p text:style-name="P37">style.lua.8=$(colour.string),$(font.code.comment.box) <text:s/></text:p>
          <text:p text:style-name="P37"># Block comment (Lua 5.0) <text:s/></text:p>
          <text:p text:style-name="P37">style.lua.1=$(colour.code.comment.box),$(font.code.comment.box),eolfilled <text:s/></text:p>
          <text:p text:style-name="P37"># End of line where string is not closed <text:s/></text:p>
          <text:p text:style-name="P37">style.lua.12=eolfilled </text:p>
          <text:p text:style-name="P37">###Impostazioni linguaggio HTML### </text:p>
          <text:p text:style-name="P37">#HTML <text:s/></text:p>
          <text:p text:style-name="P37">style.hypertext.0=$(font.text) <text:s/></text:p>
          <text:p text:style-name="P37">#HTML TAG <text:s/></text:p>
          <text:p text:style-name="P37">style.hypertext.1=fore:#0000ff </text:p>
          <text:p text:style-name="P37">### Embedded Javascript ### <text:s/></text:p>
          <text:p text:style-name="P37">colour.embedded.js=back:#000000 <text:s/></text:p>
          <text:p text:style-name="P37"># JS Default <text:s/></text:p>
          <text:p text:style-name="P37">style.hypertext.41=bold,$(fontcolour.js),eolfilled <text:s/></text:p>
          <text:p text:style-name="P37"># JS Word <text:s/></text:p>
          <text:p text:style-name="P37">style.hypertext.46=$(fontcolour.js) </text:p>
          <text:p text:style-name="P37">###Impostazioni linguaggio PHP### <text:s/></text:p>
          <text:p text:style-name="P37"># Default <text:s/></text:p>
          <text:p text:style-name="P37">style.hypertext.118=eolfilled <text:s/></text:p>
          <text:p text:style-name="P37"># Double quoted String <text:s/></text:p>
          <text:p text:style-name="P37">style.hypertext.119=fore:#007F00 <text:s/></text:p>
          <text:p text:style-name="P37"># Single quoted string <text:s/></text:p>
          <text:p text:style-name="P37"><text:soft-page-break/>style.hypertext.120=fore:#009F00 <text:s/></text:p>
          <text:p text:style-name="P37"># Keyword <text:s/></text:p>
          <text:p text:style-name="P37">style.hypertext.121=$(colour.keyword) <text:s/></text:p>
          <text:p text:style-name="P37"># Number <text:s/></text:p>
          <text:p text:style-name="P37">style.hypertext.122=fore:#CC9900 <text:s/></text:p>
          <text:p text:style-name="P37"># Variable <text:s/></text:p>
          <text:p text:style-name="P37">style.hypertext.123=bold <text:s/></text:p>
          <text:p text:style-name="P37"># Comment <text:s/></text:p>
          <text:p text:style-name="P37">style.hypertext.124=fore:#999999,$(font.comment) <text:s/></text:p>
          <text:p text:style-name="P37"># One line comment <text:s/></text:p>
          <text:p text:style-name="P37">style.hypertext.125=fore:#666666,italics,$(font.comment) <text:s/></text:p>
          <text:p text:style-name="P37"># PHP variable in double quoted string <text:s/></text:p>
          <text:p text:style-name="P37">style.hypertext.126=fore:#00007F,italics <text:s/></text:p>
          <text:p text:style-name="P37"># PHP operator <text:s/></text:p>
          <text:p text:style-name="P37">style.hypertext.127= </text:p>
          <text:p text:style-name="P37">###Impostazioni linguaggio XML### </text:p>
          <text:p text:style-name="P37"># XML: eXtensible Markup Language <text:s/></text:p>
          <text:p text:style-name="P37"># Default <text:s/></text:p>
          <text:p text:style-name="P37">style.xml.0=$(font.text) <text:s/></text:p>
          <text:p text:style-name="P37"># Tags <text:s/></text:p>
          <text:p text:style-name="P37">style.xml.1=fore:#aaaa00 </text:p>
          <text:p text:style-name="P37">###Impostazioni linguaggio Batch### </text:p>
          <text:p text:style-name="P37"># Default Batch files <text:s/></text:p>
          <text:p text:style-name="P37">style.batch.0=$(font.text) <text:s/></text:p>
          <text:p text:style-name="P37"># operators <text:s/></text:p>
          <text:p text:style-name="P37">style.batch.7=$(font.text) </text:p>
          <text:p text:style-name="P37">###Impostazioni linguaggio InnoSetup### </text:p>
          <text:p text:style-name="P37"># Keyword <text:s/></text:p>
          <text:p text:style-name="P37">style.inno.2=$(colour.keyword) <text:s/></text:p>
          <text:p text:style-name="P37"># Parameter <text:s/></text:p>
          <text:p text:style-name="P37">style.inno.3=$(colour.keyword) </text:p>
          <text:p text:style-name="P37">#impostazioni per stampa corretta con fondo nero </text:p>
          <text:p text:style-name="P37">#colori invertiti </text:p>
          <text:p text:style-name="P37">print.colour.mode=1 <text:s/></text:p>
        </text:list-header>
        <text:list-item>
          <text:p text:style-name="P37"/>
        </text:list-item>
      </text:list>
      <text:p text:style-name="Text_20_body">Queste impostazioni permettono di utilizzare i normali file di testo e i file scritti in PHP/HTML/XML/Javascript/Lua/InnoSetup con fondo nero e testo chiaro. </text:p>
      <text:h text:style-name="Heading_20_1" text:outline-level="1">Siti Utili</text:h>
      <text:p text:style-name="Text_20_body"><text:span text:style-name="textbf"><text:span text:style-name="T1">Siti relativi ai software inclusi in ’RSciTE’ </text:span></text:span></text:p>
      <text:p text:style-name="Text_20_body">Per poter approfondire la conoscenza delle applicazioni incluse in ’RSciTE’ ecco l’elenco dei collegamenti ai siti più utili. </text:p>
      <text:p text:style-name="Text_20_body"><text:span text:style-name="textbf"><text:span text:style-name="T1">SciTE e Scintilla</text:span></text:span><text:span text:style-name="T1"> </text:span></text:p>
      <text:list xml:id="list1443756366906861807" text:style-name="L7">
        <text:list-item>
          <text:p text:style-name="P25"><text:span text:style-name="T1">Scintilla/SciTE Home Page Ufficiale (</text:span><text:a xlink:type="simple" xlink:href="http://www.scintilla.org/" text:style-name="Internet_20_link" text:visited-style-name="Visited_20_Internet_20_Link"><text:span text:style-name="T1">http://www.scintilla.org</text:span></text:a><text:span text:style-name="T1">)</text:span></text:p>
        </text:list-item>
      </text:list>
      <text:p text:style-name="Text_20_body"><text:span text:style-name="textbf"><text:span text:style-name="T1">Roberto Rossi, autore di ’RsciTE’</text:span></text:span><text:span text:style-name="T1"> </text:span></text:p>
      <text:list xml:id="list3831039940220637923" text:style-name="L8">
        <text:list-item>
          <text:p text:style-name="P26"><text:span text:style-name="T1">Roberto Rossi, i suoi Progetti (</text:span><text:a xlink:type="simple" xlink:href="http://www.redchar.net/" text:style-name="Internet_20_link" text:visited-style-name="Visited_20_Internet_20_Link"><text:span text:style-name="T1">http://www.redchar.net</text:span></text:a><text:span text:style-name="T1">)</text:span></text:p>
        </text:list-item>
      </text:list>
      <text:p text:style-name="Text_20_body"><text:span text:style-name="textbf"><text:span text:style-name="T1">LUA</text:span></text:span><text:span text:style-name="T1"> </text:span></text:p>
      <text:list xml:id="list5076515646506822351" text:style-name="L9">
        <text:list-item>
          <text:p text:style-name="P27"><text:span text:style-name="T1">Linguaggio di programmazione LUA, Home Page Ufficiale (</text:span><text:a xlink:type="simple" xlink:href="http://www.lua.org/" text:style-name="Internet_20_link" text:visited-style-name="Visited_20_Internet_20_Link"><text:span text:style-name="T1">http://www.lua.org</text:span></text:a><text:span text:style-name="T1">).</text:span></text:p>
        </text:list-item>
        <text:list-item>
          <text:p text:style-name="P27"><text:span text:style-name="T1">Portale della comunità di LUA (</text:span><text:a xlink:type="simple" xlink:href="http://lua-users.org/" text:style-name="Internet_20_link" text:visited-style-name="Visited_20_Internet_20_Link"><text:span text:style-name="T1">http://lua-users.org/</text:span></text:a><text:span text:style-name="T1">).</text:span></text:p>
        </text:list-item>
        <text:list-item>
          <text:p text:style-name="P27"><text:span text:style-name="T1">LuaForge (</text:span><text:a xlink:type="simple" xlink:href="http://luaforge.net/" text:style-name="Internet_20_link" text:visited-style-name="Visited_20_Internet_20_Link"><text:span text:style-name="T1">http://luaforge.net/</text:span></text:a><text:span text:style-name="T1">).</text:span></text:p>
        </text:list-item>
        <text:list-item>
          <text:p text:style-name="P27"><text:span text:style-name="T1">Script LUA in SciTE (</text:span><text:a xlink:type="simple" xlink:href="http://lua-users.org/wiki/SciteScripts" text:style-name="Internet_20_link" text:visited-style-name="Visited_20_Internet_20_Link"><text:span text:style-name="T1">http://lua-users.org/wiki/SciteScripts</text:span></text:a><text:span text:style-name="T1">).</text:span></text:p>
        </text:list-item>
      </text:list>
      <text:p text:style-name="P13"><text:soft-page-break/><text:span text:style-name="textbf"><text:span text:style-name="T1">KDiff</text:span></text:span><text:span text:style-name="T1"> </text:span></text:p>
      <text:list xml:id="list5553162439209591505" text:style-name="L10">
        <text:list-item>
          <text:p text:style-name="P28"><text:span text:style-name="T1">KDiff Home Page (</text:span><text:a xlink:type="simple" xlink:href="http://kdiff3.sourceforge.net/" text:style-name="Internet_20_link" text:visited-style-name="Visited_20_Internet_20_Link"><text:span text:style-name="T1">http://kdiff3.sourceforge.net/</text:span></text:a><text:span text:style-name="T1">).</text:span></text:p>
        </text:list-item>
      </text:list>
      <text:p text:style-name="Text_20_body"><text:span text:style-name="textbf"><text:span text:style-name="T1">WinMerge</text:span></text:span><text:span text:style-name="T1"> </text:span></text:p>
      <text:list xml:id="list3327654476739563242" text:style-name="L11">
        <text:list-item>
          <text:p text:style-name="P29"><text:span text:style-name="T1">WinMerge Home Page (</text:span><text:a xlink:type="simple" xlink:href="http://www.winmerge.org/" text:style-name="Internet_20_link" text:visited-style-name="Visited_20_Internet_20_Link"><text:span text:style-name="T1">http://www.winmerge.org/</text:span></text:a><text:span text:style-name="T1">).</text:span></text:p>
        </text:list-item>
      </text:list>
      <text:p text:style-name="Text_20_body"><text:span text:style-name="textbf"><text:span text:style-name="T1">Frhed</text:span></text:span><text:span text:style-name="T1"> </text:span></text:p>
      <text:list xml:id="list5003332315350468475" text:style-name="L12">
        <text:list-item>
          <text:p text:style-name="P30"><text:span text:style-name="T1">FRhed Home Page Ufficiale (</text:span><text:a xlink:type="simple" xlink:href="http://frhed.sourceforge.net/" text:style-name="Internet_20_link" text:visited-style-name="Visited_20_Internet_20_Link"><text:span text:style-name="T1">http://frhed.sourceforge.net/</text:span></text:a><text:span text:style-name="T1">).</text:span></text:p>
        </text:list-item>
      </text:list>
      <text:p text:style-name="Text_20_body"><text:span text:style-name="textbf"><text:span text:style-name="T1">HTML Tidy</text:span></text:span><text:span text:style-name="T1"> </text:span></text:p>
      <text:list xml:id="list6170554439727343957" text:style-name="L13">
        <text:list-item>
          <text:p text:style-name="P31"><text:span text:style-name="T1">Home Page Ufficiale di HTML Tidy (</text:span><text:a xlink:type="simple" xlink:href="http://tidy.sourceforge.net/" text:style-name="Internet_20_link" text:visited-style-name="Visited_20_Internet_20_Link"><text:span text:style-name="T1">http://tidy.sourceforge.net/</text:span></text:a><text:span text:style-name="T1">).</text:span></text:p>
        </text:list-item>
        <text:list-item>
          <text:p text:style-name="P31"><text:span text:style-name="T1">Sito di Dave Raggett su HTML Tidy (</text:span><text:a xlink:type="simple" xlink:href="http://www.w3.org/People/Raggett/tidy/" text:style-name="Internet_20_link" text:visited-style-name="Visited_20_Internet_20_Link"><text:span text:style-name="T1">http://www.w3.org/People/Raggett/tidy/</text:span></text:a><text:span text:style-name="T1">).</text:span></text:p>
        </text:list-item>
        <text:list-item>
          <text:p text:style-name="P31"><text:span text:style-name="T1">Tidy UI. GUI per Windows di HTML Tidy (</text:span><text:a xlink:type="simple" xlink:href="http://users.rcn.com/creitzel/tidy.html#tidyui" text:style-name="Internet_20_link" text:visited-style-name="Visited_20_Internet_20_Link"><text:span text:style-name="T1">http://users.rcn.com/creitzel/tidy.html#tidyui</text:span></text:a><text:span text:style-name="T1">).</text:span></text:p>
        </text:list-item>
        <text:list-item>
          <text:p text:style-name="P31"><text:span text:style-name="T1">TidyGUI. Interfaccia alternativa, per HTML Tidy (</text:span><text:a xlink:type="simple" xlink:href="http://perso.wanadoo.fr/ablavier/TidyGUI/" text:style-name="Internet_20_link" text:visited-style-name="Visited_20_Internet_20_Link"><text:span text:style-name="T1">http://perso.wanadoo.fr/ablavier/TidyGUI/</text:span></text:a><text:span text:style-name="T1">).</text:span></text:p>
        </text:list-item>
        <text:list-item>
          <text:p text:style-name="P31"><text:span text:style-name="T1">HTML Validator che sfrutta HTML Tidy (</text:span><text:a xlink:type="simple" xlink:href="http://www.thedumbterminal.co.uk/services/tidy.shtml" text:style-name="Internet_20_link" text:visited-style-name="Visited_20_Internet_20_Link"><text:span text:style-name="T1">http://www.thedumbterminal.co.uk/services/tidy.shtml</text:span></text:a><text:span text:style-name="T1">)</text:span></text:p>
        </text:list-item>
      </text:list>
      <text:h text:style-name="Heading_20_1" text:outline-level="1">Nota di Copyright</text:h>
      <text:p text:style-name="Text_20_body">Copyright (c) 2005-201<text:span text:style-name="T9">5</text:span> Roberto Rossi.</text:p>
      <text:p text:style-name="Text_20_body"><text:span text:style-name="T1">Permission is granted to copy, distribute and/or modify this document under the terms of the GNU Free Documentation License, Version 1.2 or any later version published by the Free Software Foundation, with no Invariant Sections, with the Front-Cover Texts being </text:span><text:span text:style-name="textbf"><text:span text:style-name="T1">RSciTE - Guida alle Caratteristiche</text:span></text:span><text:span text:style-name="T1">, and with no Back-Cover Text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Normale" style:font-family-generic="roman" style:font-pitch="variable"/>
    <style:font-face style:name="Liberation Sans" svg:font-family="'Liberation Sans'" style:font-family-generic="swiss" style:font-pitch="variable"/>
    <style:font-face style:name="Verdana" svg:font-family="Verdana" style:font-adornments="Normale" style:font-family-generic="swiss"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it" fo:country="IT" style:font-name-asian="Segoe UI"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it" fo:country="IT" style:font-name-asian="Segoe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style:page-number="auto" fo:padding="0cm" fo:border="none" style:shadow="none"/>
    </style:style>
    <style:style style:name="bigskip" style:family="paragraph" style:parent-style-name="Text-body">
      <style:paragraph-properties fo:margin-top="0.199cm" fo:margin-bottom="0cm" loext:contextual-spacing="false"/>
    </style:style>
    <style:style style:name="clearpage" style:family="paragraph" style:parent-style-name="Text-body">
      <style:paragraph-properties fo:break-before="page"/>
    </style:style>
    <style:style style:name="hline-p-hr" style:family="paragraph">
      <style:paragraph-properties fo:margin-top="0cm" fo:margin-bottom="0cm" loext:contextual-spacing="false" fo:line-height="0.011cm" fo:padding="0cm" fo:border-left="none" fo:border-right="none" fo:border-top="none" fo:border-bottom="0.31pt solid #000000"/>
    </style:style>
    <style:style style:name="cline-p-hr" style:family="paragraph">
      <style:paragraph-properties fo:margin-top="0cm" fo:margin-bottom="0cm" loext:contextual-spacing="false" fo:line-height="0.011cm" fo:padding="0cm" fo:border-left="none" fo:border-right="none" fo:border-top="none" fo:border-bottom="0.31pt solid #000000"/>
    </style:style>
    <style:style style:name="cline-p" style:family="paragraph">
      <style:paragraph-properties fo:margin-left="0cm" fo:margin-right="0cm" fo:margin-top="0cm" fo:margin-bottom="0cm" loext:contextual-spacing="false" fo:line-height="0.002cm" fo:text-indent="0cm" style:auto-text-indent="false" fo:padding="0cm" fo:border="none"/>
    </style:style>
    <style:style style:name="newpage" style:family="paragraph">
      <style:paragraph-properties fo:break-after="page"/>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First-line-indent" style:family="paragraph" style:parent-style-name="Text-body" style:class="text">
      <style:paragraph-properties fo:margin-left="0cm" fo:margin-right="0cm" fo:text-indent="0.499cm" style:auto-text-indent="false"/>
    </style:style>
    <style:style style:name="First-line-indent-rtl" style:family="paragraph" style:parent-style-name="Text-body" style:class="text">
      <style:paragraph-properties fo:margin-left="0cm" fo:margin-right="0cm" fo:text-align="end" style:justify-single-word="false" fo:text-indent="0.499cm" style:auto-text-indent="false" style:writing-mode="rl-tb"/>
    </style:style>
    <style:style style:name="Text-body" style:family="paragraph" style:parent-style-name="Standard" style:next-style-name="First-line-indent" style:class="text" style:master-page-name="">
      <style:paragraph-properties fo:margin-top="0cm" fo:margin-bottom="0cm" loext:contextual-spacing="false" fo:line-height="120%" fo:text-align="justify" style:justify-single-word="false" fo:hyphenation-ladder-count="no-limit" style:page-number="auto"/>
      <style:text-properties fo:hyphenate="false"/>
    </style:style>
    <style:style style:name="Like-Text-body" style:family="paragraph" style:parent-style-name="Standard" style:next-style-name="First-line-indent" style:class="text" style:master-page-name="">
      <style:paragraph-properties fo:margin-top="0cm" fo:margin-bottom="0cm" loext:contextual-spacing="false" fo:line-height="120%" fo:text-align="justify" style:justify-single-word="false" fo:hyphenation-ladder-count="no-limit" style:page-number="auto"/>
      <style:text-properties fo:hyphenate="false"/>
    </style:style>
    <style:style style:name="Text-body-rtl" style:family="paragraph" style:parent-style-name="Standard" style:next-style-name="First-line-indent" style:class="text" style:master-page-name="">
      <style:paragraph-properties fo:margin-top="0cm" fo:margin-bottom="0cm" loext:contextual-spacing="false" fo:line-height="120%" fo:text-align="end" style:justify-single-word="false" fo:hyphenation-ladder-count="no-limit" style:page-number="auto" style:writing-mode="rl-tb"/>
      <style:text-properties fo:hyphenate="false"/>
    </style:style>
    <style:style style:name="Like-Text-body-rtl" style:family="paragraph" style:parent-style-name="Standard" style:next-style-name="First-line-indent" style:class="text" style:master-page-name="">
      <style:paragraph-properties fo:margin-top="0cm" fo:margin-bottom="0cm" loext:contextual-spacing="false" fo:line-height="120%" fo:text-align="end" style:justify-single-word="false" fo:hyphenation-ladder-count="no-limit" style:page-number="auto" style:writing-mode="rl-tb"/>
      <style:text-properties fo:hyphenate="false"/>
    </style:style>
    <style:style style:name="p-nopar" style:family="paragraph" style:parent-style-name="Text-body">
      <style:paragraph-properties fo:margin-left="0cm" fo:margin-right="0cm" fo:margin-top="0.3cm" fo:margin-bottom="0.3cm" loext:contextual-spacing="false" fo:text-align="justify" style:justify-single-word="false" fo:text-indent="0cm" style:auto-text-indent="false"/>
    </style:style>
    <style:style style:name="p-nopar-rtl" style:family="paragraph" style:parent-style-name="Text-body">
      <style:paragraph-properties fo:margin-left="0cm" fo:margin-right="0cm" fo:margin-top="0.3cm" fo:margin-bottom="0.3cm" loext:contextual-spacing="false" fo:text-align="end" style:justify-single-word="false" fo:text-indent="0cm" style:auto-text-indent="false" style:writing-mode="rl-tb"/>
    </style:style>
    <style:style style:name="display-math" style:family="paragraph" style:parent-style-name="Text-body">
      <style:paragraph-properties fo:margin-left="0cm" fo:margin-right="0cm" fo:text-align="center" style:justify-single-word="false" fo:text-indent="0cm" style:auto-text-indent="false"/>
    </style:style>
    <style:style style:name="Inside-itemize" style:family="paragraph" style:parent-style-name="Standard" style:list-style-name="Itemize">
      <style:paragraph-properties fo:margin-left="0cm" fo:margin-right="0cm" fo:margin-top="0cm" fo:margin-bottom="0.381cm" loext:contextual-spacing="false" fo:text-indent="0cm" style:auto-text-indent="false"/>
    </style:style>
    <style:style style:name="Inside-enumerate" style:family="paragraph" style:parent-style-name="Text-body" style:list-style-name="Enumerate">
      <style:paragraph-properties fo:margin-left="0cm" fo:margin-right="0cm" fo:margin-top="0cm" fo:margin-bottom="0.381cm" loext:contextual-spacing="false" fo:text-indent="0cm" style:auto-text-indent="false"/>
    </style:style>
    <style:style style:name="Inside-enumerate-rtl" style:family="paragraph" style:list-style-name="Enumerate-rtl">
      <style:paragraph-properties fo:text-align="end" style:justify-single-word="false" style:writing-mode="rl-tb"/>
    </style:style>
    <style:style style:name="dd" style:family="paragraph" style:parent-style-name="Standard">
      <style:paragraph-properties fo:margin-left="0.889cm" fo:margin-right="0cm" fo:margin-top="0cm" fo:margin-bottom="0.199cm" loext:contextual-spacing="false" fo:text-indent="0cm" style:auto-text-indent="false"/>
    </style:style>
    <style:style style:name="dt" style:family="paragraph">
      <style:paragraph-properties fo:margin-left="0.254cm" fo:margin-right="0cm" fo:text-indent="0cm" style:auto-text-indent="false"/>
      <style:text-properties fo:font-weight="bold"/>
    </style:style>
    <style:style style:name="printshorthands-dd" style:family="paragraph" style:parent-style-name="Standard">
      <style:paragraph-properties fo:margin-left="0.889cm" fo:margin-right="0cm" fo:margin-top="0cm" fo:margin-bottom="0.199cm" loext:contextual-spacing="false" fo:text-indent="0cm" style:auto-text-indent="false"/>
    </style:style>
    <style:style style:name="printshorthands-dt" style:family="paragraph">
      <style:paragraph-properties fo:margin-left="0.254cm" fo:margin-right="0cm" fo:text-indent="0cm" style:auto-text-indent="false"/>
    </style:style>
    <style:style style:name="printthebibliography-dd" style:family="paragraph" style:parent-style-name="Standard">
      <style:paragraph-properties fo:margin-left="0.889cm" fo:margin-right="0cm" fo:margin-top="0cm" fo:margin-bottom="0.199cm" loext:contextual-spacing="false" fo:text-indent="-0.889cm" style:auto-text-indent="false"/>
    </style:style>
    <style:style style:name="printthebibliography-dt" style:family="paragraph">
      <style:paragraph-properties fo:margin-left="0cm" fo:margin-right="0cm" fo:margin-top="0cm" fo:margin-bottom="0cm" loext:contextual-spacing="false" fo:text-indent="0cm" style:auto-text-indent="false"/>
    </style:style>
    <style:style style:name="quote" style:family="paragraph" style:parent-style-name="Text-body" style:next-style-name="Text-body">
      <style:paragraph-properties fo:margin-left="1cm" fo:margin-right="1cm" fo:margin-top="0.199cm" fo:margin-bottom="0.199cm" loext:contextual-spacing="false" fo:text-indent="0cm" style:auto-text-indent="false"/>
    </style:style>
    <style:style style:name="quote-trl" style:family="paragraph">
      <style:paragraph-properties fo:margin-left="1cm" fo:margin-right="1cm" fo:margin-top="0.199cm" fo:margin-bottom="0.199cm" loext:contextual-spacing="false" fo:text-align="end" style:justify-single-word="false" fo:text-indent="0cm" style:auto-text-indent="false" style:writing-mode="rl-tb"/>
    </style:style>
    <style:style style:name="begin-env-p" style:family="paragraph">
      <style:paragraph-properties fo:margin-top="0.199cm" fo:margin-bottom="0cm" loext:contextual-spacing="false" fo:line-height="0.011cm"/>
    </style:style>
    <style:style style:name="end-env-p" style:family="paragraph">
      <style:paragraph-properties fo:margin-top="0cm" fo:margin-bottom="0.199cm" loext:contextual-spacing="false" fo:line-height="0.011cm"/>
    </style:style>
    <style:style style:name="Contents-Heading" style:family="paragraph" style:parent-style-name="Heading" style:class="index">
      <style:paragraph-properties fo:margin-left="0cm" fo:margin-right="0cm" fo:margin-top="0.499cm" fo:margin-bottom="0.199cm" loext:contextual-spacing="false" fo:text-indent="0cm" style:auto-text-indent="false" text:number-lines="false" text:line-number="0"/>
    </style:style>
    <style:style style:name="Index-Heading" style:family="paragraph" style:parent-style-name="Heading" style:class="index">
      <style:paragraph-properties fo:margin-left="0cm" fo:margin-right="0cm" fo:text-indent="0cm" style:auto-text-indent="false" text:number-lines="false" text:line-number="0"/>
    </style:style>
    <style:style style:name="verse" style:family="paragraph" style:parent-style-name="Text-body" style:next-style-name="Text-body">
      <style:paragraph-properties fo:margin-left="1.499cm" fo:margin-right="1cm" fo:margin-top="0.199cm" fo:margin-bottom="0.199cm" loext:contextual-spacing="false" fo:text-indent="-0.499cm" style:auto-text-indent="false">
        <style:tab-stops/>
      </style:paragraph-properties>
    </style:style>
    <style:style style:name="algorithmic-dd" style:family="paragraph" style:parent-style-name="Standard">
      <style:paragraph-properties fo:margin-left="0.889cm" fo:margin-right="0cm" fo:margin-top="0cm" fo:margin-bottom="0.199cm" loext:contextual-spacing="false" fo:text-indent="0cm" style:auto-text-indent="false"/>
    </style:style>
    <style:style style:name="algorithmic-dt" style:family="paragraph">
      <style:paragraph-properties fo:margin-left="0.254cm" fo:margin-right="0cm" fo:text-indent="0cm" style:auto-text-indent="false"/>
    </style:style>
    <style:style style:name="Preformatted-Text" style:family="paragraph" style:parent-style-name="Standard">
      <style:paragraph-properties fo:margin-left="0cm" fo:margin-right="0cm" fo:margin-top="0.199cm" fo:margin-bottom="0.199cm" loext:contextual-spacing="false" fo:text-indent="0cm" style:auto-text-indent="false"/>
      <style:text-properties style:font-name="monospace" fo:font-family="monospace"/>
    </style:style>
    <style:style style:name="Preformatted-Text-rtl" style:family="paragraph" style:parent-style-name="Standard">
      <style:paragraph-properties fo:margin-left="0cm" fo:margin-right="0cm" fo:margin-top="0.199cm" fo:margin-bottom="0.199cm" loext:contextual-spacing="false" fo:text-align="end" style:justify-single-word="false" fo:text-indent="0cm" style:auto-text-indent="false" style:writing-mode="rl-tb"/>
      <style:text-properties style:font-name="monospace" fo:font-family="monospace"/>
    </style:style>
    <style:style style:name="Footnote" style:family="paragraph" style:parent-style-name="Standard" style:class="extra">
      <style:paragraph-properties fo:margin-left="0.508cm" fo:margin-right="0cm" fo:text-indent="-0.508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Verdana" fo:font-family="Verdana" style:font-style-name="Normale" style:font-family-generic="swiss" style:font-pitch="variable" fo:font-size="10pt"/>
    </style:style>
    <style:style style:name="Title" style:family="paragraph" style:parent-style-name="Heading" style:next-style-name="author" style:class="chapter">
      <style:paragraph-properties fo:margin-top="0.42cm" fo:margin-bottom="0.51cm" loext:contextual-spacing="false" fo:text-align="center" style:justify-single-word="false"/>
      <style:text-properties style:font-name="Times New Roman" fo:font-family="'Times New Roman'" style:font-style-name="Normale" style:font-family-generic="roman" style:font-pitch="variable" fo:font-size="22pt"/>
    </style:style>
    <style:style style:name="Title-rtl" style:family="paragraph" style:next-style-name="author-rtl" style:class="chapter">
      <style:paragraph-properties fo:margin-top="0.42cm" fo:margin-bottom="0.51cm" loext:contextual-spacing="false" fo:text-align="center" style:justify-single-word="false" style:writing-mode="rl-tb"/>
    </style:style>
    <style:style style:name="author" style:family="paragraph" style:parent-style-name="Text-body" style:next-style-name="date">
      <style:paragraph-properties fo:margin-top="0cm" fo:margin-bottom="0.199cm" loext:contextual-spacing="false" fo:text-align="center" style:justify-single-word="false"/>
    </style:style>
    <style:style style:name="author-rtl" style:family="paragraph" style:parent-style-name="Text-body-rtl" style:next-style-name="date-rtl">
      <style:paragraph-properties fo:margin-top="0cm" fo:margin-bottom="0.199cm" loext:contextual-spacing="false" fo:text-align="center" style:justify-single-word="false" style:writing-mode="rl-tb"/>
    </style:style>
    <style:style style:name="date" style:family="paragraph" style:parent-style-name="Text-body" style:next-style-name="Text-body">
      <style:paragraph-properties fo:margin-top="0cm" fo:margin-bottom="0.199cm" loext:contextual-spacing="false" fo:text-align="center" style:justify-single-word="false"/>
    </style:style>
    <style:style style:name="date-rtl" style:family="paragraph" style:parent-style-name="Text-body" style:next-style-name="Text-body">
      <style:paragraph-properties fo:margin-top="0cm" fo:margin-bottom="0.199cm" loext:contextual-spacing="false" fo:text-align="center" style:justify-single-word="false" style:writing-mode="rl-tb"/>
    </style:style>
    <style:style style:name="abstract" style:family="paragraph" style:parent-style-name="Text-body" style:next-style-name="Text-body">
      <style:paragraph-properties fo:margin-left="3cm" fo:margin-right="3cm" fo:margin-top="0cm" fo:margin-bottom="0.199cm" loext:contextual-spacing="false" fo:text-indent="0cm" style:auto-text-indent="false"/>
    </style:style>
    <style:style style:name="abstract-rtl" style:family="paragraph" style:parent-style-name="Text-body-rtl" style:next-style-name="Text-body-rtl">
      <style:paragraph-properties fo:margin-left="3cm" fo:margin-right="3cm" fo:margin-top="0cm" fo:margin-bottom="0.199cm" loext:contextual-spacing="false" fo:text-indent="0cm" style:auto-text-indent="false" style:writing-mode="rl-tb"/>
    </style:style>
    <style:style style:name="abstract-title" style:family="paragraph" style:parent-style-name="abstract" style:next-style-name="abstract">
      <style:paragraph-properties fo:margin-top="0.499cm" fo:margin-bottom="0cm" loext:contextual-spacing="false" fo:text-align="center" style:justify-single-word="false"/>
    </style:style>
    <style:style style:name="Contents-1" style:family="paragraph" style:parent-style-name="Index" style:class="index">
      <style:paragraph-properties fo:margin-left="0cm" fo:margin-right="0cm" fo:margin-top="0cm" fo:margin-bottom="0.101cm" loext:contextual-spacing="false" fo:text-indent="0cm" style:auto-text-indent="false">
        <style:tab-stops>
          <style:tab-stop style:position="16.999cm" style:type="right"/>
        </style:tab-stops>
      </style:paragraph-properties>
    </style:style>
    <style:style style:name="Contents-2" style:family="paragraph" style:parent-style-name="Index" style:class="index">
      <style:paragraph-properties fo:margin-left="0.499cm" fo:margin-right="0cm" fo:text-indent="0cm" style:auto-text-indent="false">
        <style:tab-stops>
          <style:tab-stop style:position="16.499cm" style:type="right"/>
        </style:tab-stops>
      </style:paragraph-properties>
    </style:style>
    <style:style style:name="Contents-3" style:family="paragraph" style:parent-style-name="Index" style:class="index">
      <style:paragraph-properties fo:margin-left="0.998cm" fo:margin-right="0cm" fo:text-indent="0cm" style:auto-text-indent="false">
        <style:tab-stops>
          <style:tab-stop style:position="16cm" style:type="right"/>
        </style:tab-stops>
      </style:paragraph-properties>
    </style:style>
    <style:style style:name="Contents-4" style:family="paragraph" style:parent-style-name="Index" style:class="index">
      <style:paragraph-properties fo:margin-left="1.498cm" fo:margin-right="0cm" fo:text-indent="0cm" style:auto-text-indent="false">
        <style:tab-stops>
          <style:tab-stop style:position="15.501cm" style:type="right"/>
        </style:tab-stops>
      </style:paragraph-properties>
    </style:style>
    <style:style style:name="Contents-5" style:family="paragraph" style:parent-style-name="Index" style:class="index">
      <style:paragraph-properties fo:margin-left="1.997cm" fo:margin-right="0cm" fo:text-indent="0cm" style:auto-text-indent="false">
        <style:tab-stops>
          <style:tab-stop style:position="15.002cm" style:type="right"/>
        </style:tab-stops>
      </style:paragraph-properties>
    </style:style>
    <style:style style:name="Index-1" style:family="paragraph" style:parent-style-name="Index" style:class="index">
      <style:paragraph-properties fo:margin-left="0cm" fo:margin-right="0cm" fo:text-indent="0cm" style:auto-text-indent="false"/>
    </style:style>
    <style:style style:name="Index-2" style:family="paragraph" style:parent-style-name="Index" style:class="index">
      <style:paragraph-properties fo:margin-left="0.499cm" fo:margin-right="0cm" fo:text-indent="0cm" style:auto-text-indent="false"/>
    </style:style>
    <style:style style:name="Index-3" style:family="paragraph" style:parent-style-name="Index" style:class="index">
      <style:paragraph-properties fo:margin-left="0.998cm" fo:margin-right="0cm" fo:text-indent="0cm" style:auto-text-indent="false"/>
    </style:style>
    <style:style style:name="p-bibitem" style:family="paragraph" style:parent-style-name="Standard">
      <style:paragraph-properties fo:margin-left="1cm" fo:margin-right="0cm" fo:text-indent="-1cm" style:auto-text-indent="false">
        <style:tab-stops/>
      </style:paragraph-properties>
    </style:style>
    <style:style style:name="quotation" style:family="paragraph" style:parent-style-name="Standard">
      <style:paragraph-properties fo:margin-left="1cm" fo:margin-right="1cm" fo:margin-top="0cm" fo:margin-bottom="0cm" loext:contextual-spacing="false" fo:text-indent="0.499cm" style:auto-text-indent="true"/>
    </style:style>
    <style:style style:name="quotation-rtl" style:family="paragraph" style:parent-style-name="Standard">
      <style:paragraph-properties fo:margin-left="1cm" fo:margin-right="1cm" fo:margin-top="0cm" fo:margin-bottom="0cm" loext:contextual-spacing="false" fo:text-align="end" style:justify-single-word="false" fo:text-indent="0.499cm" style:auto-text-indent="true" style:writing-mode="rl-tb"/>
    </style:style>
    <style:style style:name="flushright" style:family="paragraph" style:parent-style-name="Text-body" style:next-style-name="Text-body" style:master-page-name="">
      <style:paragraph-properties fo:margin-top="0.199cm" fo:margin-bottom="0.199cm" loext:contextual-spacing="false" fo:text-align="end" style:justify-single-word="false" style:page-number="auto"/>
    </style:style>
    <style:style style:name="flushleft" style:family="paragraph" style:parent-style-name="Text-body" style:next-style-name="Text-body">
      <style:paragraph-properties fo:margin-top="0.199cm" fo:margin-bottom="0.199cm" loext:contextual-spacing="false" fo:text-align="start" style:justify-single-word="false"/>
    </style:style>
    <style:style style:name="center" style:family="paragraph" style:parent-style-name="Text-body" style:next-style-name="Text-body">
      <style:paragraph-properties fo:margin-top="0.199cm" fo:margin-bottom="0.199cm" loext:contextual-spacing="false" fo:text-align="center" style:justify-single-word="false">
        <style:tab-stops/>
      </style:paragraph-properties>
    </style:style>
    <style:style style:name="tabbing" style:family="paragraph" style:parent-style-name="Standard">
      <style:paragraph-properties fo:margin-left="0cm" fo:margin-right="0cm" fo:text-indent="0.499cm" style:auto-text-indent="false"/>
    </style:style>
    <style:style style:name="part" style:family="paragraph" style:parent-style-name="Heading" style:next-style-name="Text-body">
      <style:paragraph-properties fo:margin-top="0.52cm" fo:margin-bottom="0.21cm" loext:contextual-spacing="false"/>
    </style:style>
    <style:style style:name="Heading-1" style:family="paragraph" style:parent-style-name="Heading" style:next-style-name="Text-body" style:class="text">
      <style:paragraph-properties fo:margin-top="1.411cm" fo:margin-bottom="0.882cm" loext:contextual-spacing="false"/>
    </style:style>
    <style:style style:name="Heading-1-rtl" style:family="paragraph" style:next-style-name="Text-body-rtl" style:class="text">
      <style:paragraph-properties fo:text-align="end" style:justify-single-word="false" style:writing-mode="rl-tb"/>
    </style:style>
    <style:style style:name="Heading-2" style:family="paragraph" style:parent-style-name="Heading" style:next-style-name="Text-body" style:class="text">
      <style:paragraph-properties fo:margin-top="0.423cm" fo:margin-bottom="0.318cm" loext:contextual-spacing="false"/>
    </style:style>
    <style:style style:name="Heading-2-rtl" style:family="paragraph" style:parent-style-name="Heading" style:next-style-name="Text-body" style:class="text">
      <style:paragraph-properties fo:margin-top="0.42cm" fo:margin-bottom="0cm" loext:contextual-spacing="false" fo:text-align="end" style:justify-single-word="false" style:writing-mode="rl-tb"/>
    </style:style>
    <style:style style:name="Heading-3" style:family="paragraph" style:parent-style-name="Heading" style:next-style-name="Text-body" style:class="text"/>
    <style:style style:name="Heading-3-rtl" style:family="paragraph" style:next-style-name="Text-body-rtl" style:class="text">
      <style:paragraph-properties fo:text-align="end" style:justify-single-word="false" style:writing-mode="rl-tb"/>
    </style:style>
    <style:style style:name="Heading-4" style:family="paragraph" style:parent-style-name="Heading" style:next-style-name="Text-body" style:class="text">
      <style:paragraph-properties fo:margin-top="0.42cm" fo:margin-bottom="0cm" loext:contextual-spacing="false"/>
    </style:style>
    <style:style style:name="Heading-4-rtl" style:family="paragraph" style:next-style-name="Text-body-rtl" style:class="text">
      <style:paragraph-properties fo:margin-top="0.42cm" fo:margin-bottom="0cm" loext:contextual-spacing="false" fo:text-align="end" style:justify-single-word="false" style:writing-mode="rl-tb"/>
    </style:style>
    <style:style style:name="Heading-5" style:family="paragraph" style:parent-style-name="Heading" style:next-style-name="Text-body" style:class="text">
      <style:paragraph-properties fo:margin-left="0cm" fo:margin-right="0cm" fo:margin-top="0.42cm" fo:margin-bottom="0cm" loext:contextual-spacing="false" fo:text-indent="0cm" style:auto-text-indent="false"/>
    </style:style>
    <style:style style:name="Heading-5-rtl" style:family="paragraph" style:parent-style-name="Heading" style:next-style-name="Text-body" style:class="text">
      <style:paragraph-properties fo:margin-left="0cm" fo:margin-right="0cm" fo:margin-top="0.42cm" fo:margin-bottom="0cm" loext:contextual-spacing="false" fo:text-align="end" style:justify-single-word="false" fo:text-indent="0cm" style:auto-text-indent="false" style:writing-mode="rl-tb"/>
    </style:style>
    <style:style style:name="Heading-6" style:family="paragraph" style:parent-style-name="Heading" style:next-style-name="Text-body" style:class="text"/>
    <style:style style:name="Heading-6-rtl" style:family="paragraph" style:next-style-name="Text-body-rtl" style:class="text">
      <style:paragraph-properties fo:text-align="end" style:justify-single-word="false" style:writing-mode="rl-tb"/>
    </style:style>
    <style:style style:name="Heading-7" style:family="paragraph" style:parent-style-name="Heading" style:next-style-name="Text-body" style:class="text"/>
    <style:style style:name="Heading-7-rtl" style:family="paragraph" style:next-style-name="Text-body-rtl" style:class="text">
      <style:paragraph-properties fo:text-align="end" style:justify-single-word="false" style:writing-mode="rl-tb"/>
    </style:style>
    <style:style style:name="Heading-8" style:family="paragraph" style:parent-style-name="Heading" style:next-style-name="Text-body" style:class="text"/>
    <style:style style:name="Heading-8-rtl" style:family="paragraph" style:next-style-name="Text-body-rtl" style:class="text">
      <style:paragraph-properties fo:text-align="end" style:justify-single-word="false" style:writing-mode="rl-tb"/>
    </style:style>
    <style:style style:name="Heading-9" style:family="paragraph" style:parent-style-name="Heading" style:next-style-name="Text-body" style:class="text"/>
    <style:style style:name="Heading-9-rtl" style:family="paragraph" style:parent-style-name="Heading" style:next-style-name="Text-body" style:class="text">
      <style:paragraph-properties fo:text-align="end" style:justify-single-word="false" style:writing-mode="rl-tb"/>
    </style:style>
    <style:style style:name="Heading-10" style:family="paragraph" style:parent-style-name="Heading" style:next-style-name="Text-body" style:class="text"/>
    <style:style style:name="Heading-10-rtl" style:family="paragraph" style:next-style-name="Text-body-rtl" style:class="text"/>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ref" style:family="text">
      <style:text-properties style:text-underline-style="solid" style:text-underline-width="bold"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caption-title" style:family="text">
      <style:text-properties fo:font-style="normal" fo:font-weight="bold"/>
    </style:style>
    <style:style style:name="small-caps" style:family="text">
      <style:text-properties fo:font-variant="small-caps"/>
    </style:style>
    <style:style style:name="verb" style:family="text">
      <style:text-properties style:font-name="monospace" fo:font-family="monospace"/>
    </style:style>
    <style:style style:name="obeylines-h" style:family="text"/>
    <style:style style:name="obeylines-v" style:family="text"/>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style:text-position="0% 100%" fo:font-style="normal" fo:font-weight="normal"/>
    </style:style>
    <style:style style:name="texttt" style:family="text">
      <style:text-properties style:font-name="monospace"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style>
    <style:style style:name="textup" style:family="text">
      <style:text-properties fo:font-weight="normal" style:font-weight-asian="normal" style:font-weight-complex="normal"/>
    </style:style>
    <style:style style:name="overline" style:family="text"/>
    <style:style style:name="underline" style:family="text">
      <style:text-properties style:text-underline-style="solid" style:text-underline-width="auto" style:text-underline-color="font-color"/>
    </style:style>
    <style:style style:name="paragraph-h" style:family="text">
      <style:text-properties fo:font-style="normal" fo:font-weight="bold"/>
    </style:style>
    <style:style style:name="subparagraph-h" style:family="text">
      <style:text-properties fo:font-style="normal" fo:font-weight="bold"/>
    </style:style>
    <style:style style:name="Bullet-Symbols" style:family="text"/>
    <style:style style:name="Numbering-Symbols" style:family="text"/>
    <style:style style:name="Source-Text"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mml-inline" style:family="graphic" style:parent-style-name="Formula">
      <style:graphic-properties svg:y="0cm" style:vertical-pos="middle" style:vertical-rel="text"/>
    </style:style>
    <style:style style:name="mml-display" style:family="graphic" style:parent-style-name="Formula">
      <style:graphic-properties svg:x="0cm" style:wrap="none" style:horizontal-pos="center" style:horizontal-rel="paragraph-content" draw:fill="none" draw:fill-color="#ffffff"/>
    </style:style>
    <style:style style:name="Formula" style:family="graphic">
      <style:graphic-properties text:anchor-type="as-char" svg:y="0cm" fo:margin-left="0.011cm" fo:margin-right="0.011cm" style:vertical-pos="middle" style:vertical-rel="text"/>
    </style:style>
    <style:style style:name="env-frame" style:family="graphic">
      <style:graphic-properties svg:x="0cm" svg:y="0cm" style:vertical-pos="top" style:vertical-rel="page-content" style:horizontal-pos="from-left" style:horizontal-rel="paragraph-content" fo:padding="0cm" fo:border="none" style:shadow="none" draw:shadow-opacity="1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Itemize">
      <text:list-level-style-bullet text:level="1" text:style-name="Bullet-Symbols" text:bullet-char="•">
        <style:list-level-properties text:space-before="0.381cm" text:min-label-width="0.508cm" text:min-label-distance="0.127cm"/>
      </text:list-level-style-bullet>
      <text:list-level-style-bullet text:level="2" text:style-name="Bullet-Symbols" text:bullet-char="-">
        <style:list-level-properties text:space-before="0.889cm" text:min-label-width="0.508cm" text:min-label-distance="0.127cm"/>
      </text:list-level-style-bullet>
      <text:list-level-style-bullet text:level="3" text:style-name="Bullet-Symbols" text:bullet-char="⁎">
        <style:list-level-properties text:space-before="1.397cm" text:min-label-width="0.508cm" text:min-label-distance="0.127cm"/>
      </text:list-level-style-bullet>
      <text:list-level-style-bullet text:level="4" text:style-name="Bullet-Symbols" text:bullet-char="·">
        <style:list-level-properties text:space-before="1.905cm" text:min-label-width="0.508cm" text:min-label-distance="0.127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numerate">
      <text:list-level-style-number text:level="1" text:style-name="Numbering-Symbols" style:num-suffix="." style:num-format="1">
        <style:list-level-properties text:space-before="0.381cm" text:min-label-width="0.508cm" text:min-label-distance="0.127cm"/>
      </text:list-level-style-number>
      <text:list-level-style-number text:level="2" text:style-name="Numbering-Symbols" style:num-prefix="(" style:num-suffix=")" style:num-format="a">
        <style:list-level-properties text:space-before="0.889cm" text:min-label-width="0.508cm" text:min-label-distance="0.127cm"/>
      </text:list-level-style-number>
      <text:list-level-style-number text:level="3" text:style-name="Numbering-Symbols" style:num-suffix="." style:num-format="i">
        <style:list-level-properties text:space-before="1.524cm" text:min-label-width="0.508cm" text:min-label-distance="0.127cm"/>
      </text:list-level-style-number>
      <text:list-level-style-number text:level="4" text:style-name="Numbering-Symbols" style:num-suffix="." style:num-format="A">
        <style:list-level-properties text:space-before="2.032cm" text:min-label-width="0.508cm" text:min-label-distance="0.127cm"/>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numerate-rtl">
      <text:list-level-style-number text:level="1" text:style-name="Numbering-Symbols" style:num-suffix="." style:num-format="1">
        <style:list-level-properties text:space-before="0.381cm" text:min-label-distance="0.127cm"/>
      </text:list-level-style-number>
      <text:list-level-style-number text:level="2" text:style-name="Numbering-Symbols" style:num-prefix="(" style:num-suffix=")" style:num-format="1">
        <style:list-level-properties text:space-before="0.889cm" text:min-label-distance="0.127cm"/>
      </text:list-level-style-number>
      <text:list-level-style-number text:level="3" text:style-name="Numbering-Symbols" style:num-suffix="." style:num-format="1">
        <style:list-level-properties text:space-before="1.524cm" text:min-label-distance="0.127cm"/>
      </text:list-level-style-number>
      <text:list-level-style-number text:level="4" text:style-name="Numbering-Symbols" style:num-suffix="." style:num-format="1">
        <style:list-level-properties text:space-before="2.032cm" text:min-label-distance="0.127cm"/>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description">
      <text:list-level-style-bullet text:level="1" text:style-name="Source-Text" text:bullet-char=" ">
        <style:list-level-properties/>
      </text:list-level-style-bullet>
      <text:list-level-style-bullet text:level="2" text:style-name="Source-Text" text:bullet-char=" ">
        <style:list-level-properties text:space-before="0.508cm" text:min-label-width="0.508cm" text:min-label-distance="0.127cm"/>
      </text:list-level-style-bullet>
      <text:list-level-style-bullet text:level="3" text:style-name="Source-Text" text:bullet-char=" ">
        <style:list-level-properties text:space-before="1.016cm" text:min-label-width="0.508cm" text:min-label-distance="0.127cm"/>
      </text:list-level-style-bullet>
      <text:list-level-style-bullet text:level="4" text:style-name="Source-Text" text:bullet-char=" ">
        <style:list-level-properties text:space-before="1.524cm" text:min-label-width="0.508cm" text:min-label-distance="0.127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
      <text:list-level-style-bullet text:level="1" text:style-name="Source-Text" text:bullet-char=" ">
        <style:list-level-properties/>
      </text:list-level-style-bullet>
      <text:list-level-style-bullet text:level="2" text:style-name="Source-Text" text:bullet-char=" ">
        <style:list-level-properties text:space-before="0.508cm" text:min-label-width="0.508cm" text:min-label-distance="0.127cm"/>
      </text:list-level-style-bullet>
      <text:list-level-style-bullet text:level="3" text:style-name="Source-Text" text:bullet-char=" ">
        <style:list-level-properties text:space-before="1.016cm" text:min-label-width="0.508cm" text:min-label-distance="0.127cm"/>
      </text:list-level-style-bullet>
      <text:list-level-style-bullet text:level="4" text:style-name="Source-Text" text:bullet-char=" ">
        <style:list-level-properties text:space-before="1.524cm" text:min-label-width="0.508cm" text:min-label-distance="0.127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rintshorthands">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rintthebibliography">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lgorithmic">
      <text:list-level-style-bullet text:level="1" text:style-name="Source-Text" text:bullet-char=" ">
        <style:list-level-properties/>
      </text:list-level-style-bullet>
      <text:list-level-style-bullet text:level="2" text:style-name="Source-Text" text:bullet-char=" ">
        <style:list-level-properties text:space-before="0.508cm" text:min-label-width="0.508cm" text:min-label-distance="0.127cm"/>
      </text:list-level-style-bullet>
      <text:list-level-style-bullet text:level="3" text:style-name="Source-Text" text:bullet-char=" ">
        <style:list-level-properties text:space-before="1.016cm" text:min-label-width="0.508cm" text:min-label-distance="0.127cm"/>
      </text:list-level-style-bullet>
      <text:list-level-style-bullet text:level="4" text:style-name="Source-Text" text:bullet-char=" ">
        <style:list-level-properties text:space-before="1.524cm" text:min-label-width="0.508cm" text:min-label-distance="0.127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X4ht from guida_a_rscite.tex, options: xhtml,ooffice,html,refcaption 
(http://www.cse.ohio-state.edu/~gurari/TeX4ht/)  
</meta:initial-creator>
    <meta:generator>LibreOffice/4.4.0.3$Windows_x86 LibreOffice_project/de093506bcdc5fafd9023ee680b8c60e3e0645d7</meta:generator>
    <meta:creation-date>2014-12-16 13:45:00</meta:creation-date>
    <dc:date>2015-06-21T13:07:35.607000000</dc:date>
    <meta:editing-duration>PT1H15M53S</meta:editing-duration>
    <meta:editing-cycles>21</meta:editing-cycles>
    <meta:document-statistic meta:table-count="2" meta:image-count="44" meta:object-count="0" meta:page-count="37" meta:paragraph-count="750" meta:word-count="7591" meta:character-count="54607" meta:non-whitespace-character-count="47128"/>
  </office:meta>
</office:document-meta>
</file>